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5.2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27.85mm"/>
    </style:style>
    <style:style style:name="co17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11mm" svg:height="90.05mm" svg:x="308.43mm" svg:y="19.92mm">
            <loext:p draw:notify-on-update-of-ranges="best_pop.A3:best_pop.A202 best_pop.B3:best_pop.B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2.656081E-017" calcext:value-type="float">
            <text:p>2.656081E-17</text:p>
          </table:table-cell>
          <table:table-cell office:value-type="float" office:value="1.000006" calcext:value-type="float">
            <text:p>1.000006</text:p>
          </table:table-cell>
          <table:table-cell office:value-type="float" office:value="1.455636" calcext:value-type="float">
            <text:p>1.455636</text:p>
          </table:table-cell>
          <table:table-cell office:value-type="float" office:value="2.656081E-017" calcext:value-type="float">
            <text:p>2.656081E-17</text:p>
          </table:table-cell>
          <table:table-cell office:value-type="float" office:value="0.000005800963" calcext:value-type="float">
            <text:p>0.0000058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0.9695347" calcext:value-type="float">
            <text:p>0.9695347</text:p>
          </table:table-cell>
          <table:table-cell office:value-type="float" office:value="0.3208287" calcext:value-type="float">
            <text:p>0.3208287</text:p>
          </table:table-cell>
          <table:table-cell office:value-type="float" office:value="0.2463449" calcext:value-type="float">
            <text:p>0.2463449</text:p>
          </table:table-cell>
          <table:table-cell office:value-type="float" office:value="0.9695347" calcext:value-type="float">
            <text:p>0.9695347</text:p>
          </table:table-cell>
          <table:table-cell office:value-type="float" office:value="0.5445506" calcext:value-type="float">
            <text:p>0.5445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0.3715328" calcext:value-type="float">
            <text:p>0.3715328</text:p>
          </table:table-cell>
          <table:table-cell office:value-type="float" office:value="0.7504351" calcext:value-type="float">
            <text:p>0.7504351</text:p>
          </table:table-cell>
          <table:table-cell office:value-type="float" office:value="3.257608" calcext:value-type="float">
            <text:p>3.257608</text:p>
          </table:table-cell>
          <table:table-cell office:value-type="float" office:value="0.3715328" calcext:value-type="float">
            <text:p>0.3715328</text:p>
          </table:table-cell>
          <table:table-cell office:value-type="float" office:value="0.4959518" calcext:value-type="float">
            <text:p>0.4959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5485" calcext:value-type="float">
            <text:p>0.195485</text:p>
          </table:table-cell>
          <table:table-cell table:number-columns-repeated="23"/>
        </table:table-row>
        <table:table-row table:style-name="ro1">
          <table:table-cell office:value-type="float" office:value="0.2625857" calcext:value-type="float">
            <text:p>0.2625857</text:p>
          </table:table-cell>
          <table:table-cell office:value-type="float" office:value="0.8227966" calcext:value-type="float">
            <text:p>0.8227966</text:p>
          </table:table-cell>
          <table:table-cell office:value-type="float" office:value="0.2875128" calcext:value-type="float">
            <text:p>0.2875128</text:p>
          </table:table-cell>
          <table:table-cell office:value-type="float" office:value="0.2625857" calcext:value-type="float">
            <text:p>0.2625857</text:p>
          </table:table-cell>
          <table:table-cell office:value-type="float" office:value="0.4370931" calcext:value-type="float">
            <text:p>0.4370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19199" calcext:value-type="float">
            <text:p>0.1319199</text:p>
          </table:table-cell>
          <table:table-cell table:number-columns-repeated="23"/>
        </table:table-row>
        <table:table-row table:style-name="ro1">
          <table:table-cell office:value-type="float" office:value="0.5801266" calcext:value-type="float">
            <text:p>0.5801266</text:p>
          </table:table-cell>
          <table:table-cell office:value-type="float" office:value="0.5952287" calcext:value-type="float">
            <text:p>0.5952287</text:p>
          </table:table-cell>
          <table:table-cell office:value-type="float" office:value="0.6899387" calcext:value-type="float">
            <text:p>0.6899387</text:p>
          </table:table-cell>
          <table:table-cell office:value-type="float" office:value="0.5801266" calcext:value-type="float">
            <text:p>0.5801266</text:p>
          </table:table-cell>
          <table:table-cell office:value-type="float" office:value="0.5406122" calcext:value-type="float">
            <text:p>0.5406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12959" calcext:value-type="float">
            <text:p>0.1212959</text:p>
          </table:table-cell>
          <table:table-cell table:number-columns-repeated="23"/>
        </table:table-row>
        <table:table-row table:style-name="ro1">
          <table:table-cell office:value-type="float" office:value="0.7773601" calcext:value-type="float">
            <text:p>0.7773601</text:p>
          </table:table-cell>
          <table:table-cell office:value-type="float" office:value="0.4560928" calcext:value-type="float">
            <text:p>0.4560928</text:p>
          </table:table-cell>
          <table:table-cell office:value-type="float" office:value="1.37184" calcext:value-type="float">
            <text:p>1.37184</text:p>
          </table:table-cell>
          <table:table-cell office:value-type="float" office:value="0.7773601" calcext:value-type="float">
            <text:p>0.7773601</text:p>
          </table:table-cell>
          <table:table-cell office:value-type="float" office:value="0.5558428" calcext:value-type="float">
            <text:p>0.55584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6286" calcext:value-type="float">
            <text:p>0.0856286</text:p>
          </table:table-cell>
          <table:table-cell table:number-columns-repeated="23"/>
        </table:table-row>
        <table:table-row table:style-name="ro1">
          <table:table-cell office:value-type="float" office:value="0.2623025" calcext:value-type="float">
            <text:p>0.2623025</text:p>
          </table:table-cell>
          <table:table-cell office:value-type="float" office:value="0.9256711" calcext:value-type="float">
            <text:p>0.9256711</text:p>
          </table:table-cell>
          <table:table-cell office:value-type="float" office:value="0.0002360433" calcext:value-type="float">
            <text:p>0.0002360433</text:p>
          </table:table-cell>
          <table:table-cell office:value-type="float" office:value="0.2623025" calcext:value-type="float">
            <text:p>0.2623025</text:p>
          </table:table-cell>
          <table:table-cell office:value-type="float" office:value="0.5667307" calcext:value-type="float">
            <text:p>0.5667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622572" calcext:value-type="float">
            <text:p>0.07622572</text:p>
          </table:table-cell>
          <table:table-cell table:number-columns-repeated="23"/>
        </table:table-row>
        <table:table-row table:style-name="ro1">
          <table:table-cell office:value-type="float" office:value="0.5227174" calcext:value-type="float">
            <text:p>0.5227174</text:p>
          </table:table-cell>
          <table:table-cell office:value-type="float" office:value="0.6432244" calcext:value-type="float">
            <text:p>0.6432244</text:p>
          </table:table-cell>
          <table:table-cell office:value-type="float" office:value="1.502205" calcext:value-type="float">
            <text:p>1.502205</text:p>
          </table:table-cell>
          <table:table-cell office:value-type="float" office:value="0.5227174" calcext:value-type="float">
            <text:p>0.5227174</text:p>
          </table:table-cell>
          <table:table-cell office:value-type="float" office:value="0.5406122" calcext:value-type="float">
            <text:p>0.5406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10098" calcext:value-type="float">
            <text:p>0.0710098</text:p>
          </table:table-cell>
          <table:table-cell table:number-columns-repeated="23"/>
        </table:table-row>
        <table:table-row table:style-name="ro1">
          <table:table-cell office:value-type="float" office:value="0.5228425" calcext:value-type="float">
            <text:p>0.5228425</text:p>
          </table:table-cell>
          <table:table-cell office:value-type="float" office:value="0.6431171" calcext:value-type="float">
            <text:p>0.6431171</text:p>
          </table:table-cell>
          <table:table-cell office:value-type="float" office:value="0.6931471" calcext:value-type="float">
            <text:p>0.6931471</text:p>
          </table:table-cell>
          <table:table-cell office:value-type="float" office:value="0.5228425" calcext:value-type="float">
            <text:p>0.5228425</text:p>
          </table:table-cell>
          <table:table-cell office:value-type="float" office:value="0.5406122" calcext:value-type="float">
            <text:p>0.5406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494033" calcext:value-type="float">
            <text:p>0.06494033</text:p>
          </table:table-cell>
          <table:table-cell table:number-columns-repeated="23"/>
        </table:table-row>
        <table:table-row table:style-name="ro1">
          <table:table-cell office:value-type="float" office:value="0.6871411" calcext:value-type="float">
            <text:p>0.6871411</text:p>
          </table:table-cell>
          <table:table-cell office:value-type="float" office:value="0.5223109" calcext:value-type="float">
            <text:p>0.5223109</text:p>
          </table:table-cell>
          <table:table-cell office:value-type="float" office:value="3.594229" calcext:value-type="float">
            <text:p>3.594229</text:p>
          </table:table-cell>
          <table:table-cell office:value-type="float" office:value="0.6871411" calcext:value-type="float">
            <text:p>0.6871411</text:p>
          </table:table-cell>
          <table:table-cell office:value-type="float" office:value="0.5564913" calcext:value-type="float">
            <text:p>0.5564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513643" calcext:value-type="float">
            <text:p>0.05513643</text:p>
          </table:table-cell>
          <table:table-cell table:number-columns-repeated="23"/>
        </table:table-row>
        <table:table-row table:style-name="ro1">
          <table:table-cell office:value-type="float" office:value="0.6362843" calcext:value-type="float">
            <text:p>0.6362843</text:p>
          </table:table-cell>
          <table:table-cell office:value-type="float" office:value="0.5578223" calcext:value-type="float">
            <text:p>0.5578223</text:p>
          </table:table-cell>
          <table:table-cell office:value-type="float" office:value="1.717467" calcext:value-type="float">
            <text:p>1.717467</text:p>
          </table:table-cell>
          <table:table-cell office:value-type="float" office:value="0.6362843" calcext:value-type="float">
            <text:p>0.6362843</text:p>
          </table:table-cell>
          <table:table-cell office:value-type="float" office:value="0.5513518" calcext:value-type="float">
            <text:p>0.5513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510414" calcext:value-type="float">
            <text:p>0.05510414</text:p>
          </table:table-cell>
          <table:table-cell table:number-columns-repeated="23"/>
        </table:table-row>
        <table:table-row table:style-name="ro1">
          <table:table-cell office:value-type="float" office:value="0.6362843" calcext:value-type="float">
            <text:p>0.6362843</text:p>
          </table:table-cell>
          <table:table-cell office:value-type="float" office:value="0.5578223" calcext:value-type="float">
            <text:p>0.5578223</text:p>
          </table:table-cell>
          <table:table-cell office:value-type="float" office:value="1.717467" calcext:value-type="float">
            <text:p>1.717467</text:p>
          </table:table-cell>
          <table:table-cell office:value-type="float" office:value="0.6362843" calcext:value-type="float">
            <text:p>0.6362843</text:p>
          </table:table-cell>
          <table:table-cell office:value-type="float" office:value="0.5513518" calcext:value-type="float">
            <text:p>0.5513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376541" calcext:value-type="float">
            <text:p>0.05376541</text:p>
          </table:table-cell>
          <table:table-cell table:number-columns-repeated="23"/>
        </table:table-row>
        <table:table-row table:style-name="ro1">
          <table:table-cell office:value-type="float" office:value="0.2625857" calcext:value-type="float">
            <text:p>0.2625857</text:p>
          </table:table-cell>
          <table:table-cell office:value-type="float" office:value="0.8227966" calcext:value-type="float">
            <text:p>0.8227966</text:p>
          </table:table-cell>
          <table:table-cell office:value-type="float" office:value="0.2875128" calcext:value-type="float">
            <text:p>0.2875128</text:p>
          </table:table-cell>
          <table:table-cell office:value-type="float" office:value="0.2625857" calcext:value-type="float">
            <text:p>0.2625857</text:p>
          </table:table-cell>
          <table:table-cell office:value-type="float" office:value="0.4370931" calcext:value-type="float">
            <text:p>0.4370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341751" calcext:value-type="float">
            <text:p>0.05341751</text:p>
          </table:table-cell>
          <table:table-cell table:number-columns-repeated="23"/>
        </table:table-row>
        <table:table-row table:style-name="ro1">
          <table:table-cell office:value-type="float" office:value="0.7302132" calcext:value-type="float">
            <text:p>0.7302132</text:p>
          </table:table-cell>
          <table:table-cell office:value-type="float" office:value="0.4830422" calcext:value-type="float">
            <text:p>0.4830422</text:p>
          </table:table-cell>
          <table:table-cell office:value-type="float" office:value="0.06867865" calcext:value-type="float">
            <text:p>0.06867865</text:p>
          </table:table-cell>
          <table:table-cell office:value-type="float" office:value="0.7302132" calcext:value-type="float">
            <text:p>0.7302132</text:p>
          </table:table-cell>
          <table:table-cell office:value-type="float" office:value="0.5453049" calcext:value-type="float">
            <text:p>0.5453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112179" calcext:value-type="float">
            <text:p>0.05112179</text:p>
          </table:table-cell>
          <table:table-cell table:number-columns-repeated="23"/>
        </table:table-row>
        <table:table-row table:style-name="ro1">
          <table:table-cell office:value-type="float" office:value="0.6871411" calcext:value-type="float">
            <text:p>0.6871411</text:p>
          </table:table-cell>
          <table:table-cell office:value-type="float" office:value="0.5223109" calcext:value-type="float">
            <text:p>0.5223109</text:p>
          </table:table-cell>
          <table:table-cell office:value-type="float" office:value="3.594229" calcext:value-type="float">
            <text:p>3.594229</text:p>
          </table:table-cell>
          <table:table-cell office:value-type="float" office:value="0.6871411" calcext:value-type="float">
            <text:p>0.6871411</text:p>
          </table:table-cell>
          <table:table-cell office:value-type="float" office:value="0.5564913" calcext:value-type="float">
            <text:p>0.5564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35576" calcext:value-type="float">
            <text:p>0.04835576</text:p>
          </table:table-cell>
          <table:table-cell table:number-columns-repeated="23"/>
        </table:table-row>
        <table:table-row table:style-name="ro1">
          <table:table-cell office:value-type="float" office:value="0.8570144" calcext:value-type="float">
            <text:p>0.8570144</text:p>
          </table:table-cell>
          <table:table-cell office:value-type="float" office:value="0.3947477" calcext:value-type="float">
            <text:p>0.3947477</text:p>
          </table:table-cell>
          <table:table-cell office:value-type="float" office:value="0.02073777" calcext:value-type="float">
            <text:p>0.02073777</text:p>
          </table:table-cell>
          <table:table-cell office:value-type="float" office:value="0.8570144" calcext:value-type="float">
            <text:p>0.8570144</text:p>
          </table:table-cell>
          <table:table-cell office:value-type="float" office:value="0.5456972" calcext:value-type="float">
            <text:p>0.54569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28128" calcext:value-type="float">
            <text:p>0.04828128</text:p>
          </table:table-cell>
          <table:table-cell table:number-columns-repeated="23"/>
        </table:table-row>
        <table:table-row table:style-name="ro1">
          <table:table-cell office:value-type="float" office:value="0.4522881" calcext:value-type="float">
            <text:p>0.4522881</text:p>
          </table:table-cell>
          <table:table-cell office:value-type="float" office:value="0.6901489" calcext:value-type="float">
            <text:p>0.6901489</text:p>
          </table:table-cell>
          <table:table-cell office:value-type="float" office:value="0.463817" calcext:value-type="float">
            <text:p>0.463817</text:p>
          </table:table-cell>
          <table:table-cell office:value-type="float" office:value="0.4522881" calcext:value-type="float">
            <text:p>0.4522881</text:p>
          </table:table-cell>
          <table:table-cell office:value-type="float" office:value="0.5190262" calcext:value-type="float">
            <text:p>0.5190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438181" calcext:value-type="float">
            <text:p>0.04438181</text:p>
          </table:table-cell>
          <table:table-cell table:number-columns-repeated="23"/>
        </table:table-row>
        <table:table-row table:style-name="ro1">
          <table:table-cell office:value-type="float" office:value="0.7302132" calcext:value-type="float">
            <text:p>0.7302132</text:p>
          </table:table-cell>
          <table:table-cell office:value-type="float" office:value="0.4830422" calcext:value-type="float">
            <text:p>0.4830422</text:p>
          </table:table-cell>
          <table:table-cell office:value-type="float" office:value="0.06867865" calcext:value-type="float">
            <text:p>0.06867865</text:p>
          </table:table-cell>
          <table:table-cell office:value-type="float" office:value="0.7302132" calcext:value-type="float">
            <text:p>0.7302132</text:p>
          </table:table-cell>
          <table:table-cell office:value-type="float" office:value="0.5453049" calcext:value-type="float">
            <text:p>0.5453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415399" calcext:value-type="float">
            <text:p>0.04415399</text:p>
          </table:table-cell>
          <table:table-cell table:number-columns-repeated="23"/>
        </table:table-row>
        <table:table-row table:style-name="ro1">
          <table:table-cell office:value-type="float" office:value="0.9312923" calcext:value-type="float">
            <text:p>0.9312923</text:p>
          </table:table-cell>
          <table:table-cell office:value-type="float" office:value="0.3422227" calcext:value-type="float">
            <text:p>0.3422227</text:p>
          </table:table-cell>
          <table:table-cell office:value-type="float" office:value="0.699981" calcext:value-type="float">
            <text:p>0.699981</text:p>
          </table:table-cell>
          <table:table-cell office:value-type="float" office:value="0.9312923" calcext:value-type="float">
            <text:p>0.9312923</text:p>
          </table:table-cell>
          <table:table-cell office:value-type="float" office:value="0.5396718" calcext:value-type="float">
            <text:p>0.53967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58586" calcext:value-type="float">
            <text:p>0.04258586</text:p>
          </table:table-cell>
          <table:table-cell table:number-columns-repeated="23"/>
        </table:table-row>
        <table:table-row table:style-name="ro1">
          <table:table-cell office:value-type="float" office:value="0.8228471" calcext:value-type="float">
            <text:p>0.8228471</text:p>
          </table:table-cell>
          <table:table-cell office:value-type="float" office:value="0.43162" calcext:value-type="float">
            <text:p>0.43162</text:p>
          </table:table-cell>
          <table:table-cell office:value-type="float" office:value="1.039218" calcext:value-type="float">
            <text:p>1.039218</text:p>
          </table:table-cell>
          <table:table-cell office:value-type="float" office:value="0.8228471" calcext:value-type="float">
            <text:p>0.8228471</text:p>
          </table:table-cell>
          <table:table-cell office:value-type="float" office:value="0.5672167" calcext:value-type="float">
            <text:p>0.5672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37586" calcext:value-type="float">
            <text:p>0.04237586</text:p>
          </table:table-cell>
          <table:table-cell table:number-columns-repeated="23"/>
        </table:table-row>
        <table:table-row table:style-name="ro1">
          <table:table-cell office:value-type="float" office:value="0.4522881" calcext:value-type="float">
            <text:p>0.4522881</text:p>
          </table:table-cell>
          <table:table-cell office:value-type="float" office:value="0.6901489" calcext:value-type="float">
            <text:p>0.6901489</text:p>
          </table:table-cell>
          <table:table-cell office:value-type="float" office:value="0.463817" calcext:value-type="float">
            <text:p>0.463817</text:p>
          </table:table-cell>
          <table:table-cell office:value-type="float" office:value="0.4522881" calcext:value-type="float">
            <text:p>0.4522881</text:p>
          </table:table-cell>
          <table:table-cell office:value-type="float" office:value="0.5190262" calcext:value-type="float">
            <text:p>0.5190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164644" calcext:value-type="float">
            <text:p>0.04164644</text:p>
          </table:table-cell>
          <table:table-cell table:number-columns-repeated="23"/>
        </table:table-row>
        <table:table-row table:style-name="ro1">
          <table:table-cell office:value-type="float" office:value="0.4522881" calcext:value-type="float">
            <text:p>0.4522881</text:p>
          </table:table-cell>
          <table:table-cell office:value-type="float" office:value="0.6901489" calcext:value-type="float">
            <text:p>0.6901489</text:p>
          </table:table-cell>
          <table:table-cell office:value-type="float" office:value="0.463817" calcext:value-type="float">
            <text:p>0.463817</text:p>
          </table:table-cell>
          <table:table-cell office:value-type="float" office:value="0.4522881" calcext:value-type="float">
            <text:p>0.4522881</text:p>
          </table:table-cell>
          <table:table-cell office:value-type="float" office:value="0.5190262" calcext:value-type="float">
            <text:p>0.5190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632118" calcext:value-type="float">
            <text:p>0.03632118</text:p>
          </table:table-cell>
          <table:table-cell table:number-columns-repeated="23"/>
        </table:table-row>
        <table:table-row table:style-name="ro1">
          <table:table-cell office:value-type="float" office:value="0.9695175" calcext:value-type="float">
            <text:p>0.9695175</text:p>
          </table:table-cell>
          <table:table-cell office:value-type="float" office:value="0.3208395" calcext:value-type="float">
            <text:p>0.3208395</text:p>
          </table:table-cell>
          <table:table-cell office:value-type="float" office:value="0.2827342" calcext:value-type="float">
            <text:p>0.2827342</text:p>
          </table:table-cell>
          <table:table-cell office:value-type="float" office:value="0.9695175" calcext:value-type="float">
            <text:p>0.9695175</text:p>
          </table:table-cell>
          <table:table-cell office:value-type="float" office:value="0.5445506" calcext:value-type="float">
            <text:p>0.5445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547194" calcext:value-type="float">
            <text:p>0.03547194</text:p>
          </table:table-cell>
          <table:table-cell table:number-columns-repeated="23"/>
        </table:table-row>
        <table:table-row table:style-name="ro1">
          <table:table-cell office:value-type="float" office:value="0.4522881" calcext:value-type="float">
            <text:p>0.4522881</text:p>
          </table:table-cell>
          <table:table-cell office:value-type="float" office:value="0.6901489" calcext:value-type="float">
            <text:p>0.6901489</text:p>
          </table:table-cell>
          <table:table-cell office:value-type="float" office:value="0.463817" calcext:value-type="float">
            <text:p>0.463817</text:p>
          </table:table-cell>
          <table:table-cell office:value-type="float" office:value="0.4522881" calcext:value-type="float">
            <text:p>0.4522881</text:p>
          </table:table-cell>
          <table:table-cell office:value-type="float" office:value="0.5190262" calcext:value-type="float">
            <text:p>0.5190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54508" calcext:value-type="float">
            <text:p>0.03454508</text:p>
          </table:table-cell>
          <table:table-cell table:number-columns-repeated="23"/>
        </table:table-row>
        <table:table-row table:style-name="ro1">
          <table:table-cell office:value-type="float" office:value="0.8570144" calcext:value-type="float">
            <text:p>0.8570144</text:p>
          </table:table-cell>
          <table:table-cell office:value-type="float" office:value="0.3947477" calcext:value-type="float">
            <text:p>0.3947477</text:p>
          </table:table-cell>
          <table:table-cell office:value-type="float" office:value="0.02073777" calcext:value-type="float">
            <text:p>0.02073777</text:p>
          </table:table-cell>
          <table:table-cell office:value-type="float" office:value="0.8570144" calcext:value-type="float">
            <text:p>0.8570144</text:p>
          </table:table-cell>
          <table:table-cell office:value-type="float" office:value="0.5456972" calcext:value-type="float">
            <text:p>0.54569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08397" calcext:value-type="float">
            <text:p>0.03308397</text:p>
          </table:table-cell>
          <table:table-cell table:number-columns-repeated="23"/>
        </table:table-row>
        <table:table-row table:style-name="ro1">
          <table:table-cell office:value-type="float" office:value="0.8991033" calcext:value-type="float">
            <text:p>0.8991033</text:p>
          </table:table-cell>
          <table:table-cell office:value-type="float" office:value="0.3732919" calcext:value-type="float">
            <text:p>0.3732919</text:p>
          </table:table-cell>
          <table:table-cell office:value-type="float" office:value="0.458557" calcext:value-type="float">
            <text:p>0.458557</text:p>
          </table:table-cell>
          <table:table-cell office:value-type="float" office:value="0.8991033" calcext:value-type="float">
            <text:p>0.8991033</text:p>
          </table:table-cell>
          <table:table-cell office:value-type="float" office:value="0.5561407" calcext:value-type="float">
            <text:p>0.5561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239566" calcext:value-type="float">
            <text:p>0.03239566</text:p>
          </table:table-cell>
          <table:table-cell table:number-columns-repeated="23"/>
        </table:table-row>
        <table:table-row table:style-name="ro1">
          <table:table-cell office:value-type="float" office:value="0.9312923" calcext:value-type="float">
            <text:p>0.9312923</text:p>
          </table:table-cell>
          <table:table-cell office:value-type="float" office:value="0.3422227" calcext:value-type="float">
            <text:p>0.3422227</text:p>
          </table:table-cell>
          <table:table-cell office:value-type="float" office:value="0.699981" calcext:value-type="float">
            <text:p>0.699981</text:p>
          </table:table-cell>
          <table:table-cell office:value-type="float" office:value="0.9312923" calcext:value-type="float">
            <text:p>0.9312923</text:p>
          </table:table-cell>
          <table:table-cell office:value-type="float" office:value="0.5396718" calcext:value-type="float">
            <text:p>0.53967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234219" calcext:value-type="float">
            <text:p>0.03234219</text:p>
          </table:table-cell>
          <table:table-cell table:number-columns-repeated="23"/>
        </table:table-row>
        <table:table-row table:style-name="ro1">
          <table:table-cell office:value-type="float" office:value="0.8234907" calcext:value-type="float">
            <text:p>0.8234907</text:p>
          </table:table-cell>
          <table:table-cell office:value-type="float" office:value="0.4308467" calcext:value-type="float">
            <text:p>0.4308467</text:p>
          </table:table-cell>
          <table:table-cell office:value-type="float" office:value="0.08058115" calcext:value-type="float">
            <text:p>0.08058115</text:p>
          </table:table-cell>
          <table:table-cell office:value-type="float" office:value="0.8234907" calcext:value-type="float">
            <text:p>0.8234907</text:p>
          </table:table-cell>
          <table:table-cell office:value-type="float" office:value="0.5667001" calcext:value-type="float">
            <text:p>0.5667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90747" calcext:value-type="float">
            <text:p>0.02690747</text:p>
          </table:table-cell>
          <table:table-cell table:number-columns-repeated="23"/>
        </table:table-row>
        <table:table-row table:style-name="ro1">
          <table:table-cell office:value-type="float" office:value="0.8991033" calcext:value-type="float">
            <text:p>0.8991033</text:p>
          </table:table-cell>
          <table:table-cell office:value-type="float" office:value="0.3732919" calcext:value-type="float">
            <text:p>0.3732919</text:p>
          </table:table-cell>
          <table:table-cell office:value-type="float" office:value="0.458557" calcext:value-type="float">
            <text:p>0.458557</text:p>
          </table:table-cell>
          <table:table-cell office:value-type="float" office:value="0.8991033" calcext:value-type="float">
            <text:p>0.8991033</text:p>
          </table:table-cell>
          <table:table-cell office:value-type="float" office:value="0.5561407" calcext:value-type="float">
            <text:p>0.5561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87269" calcext:value-type="float">
            <text:p>0.02287269</text:p>
          </table:table-cell>
          <table:table-cell table:number-columns-repeated="23"/>
        </table:table-row>
        <table:table-row table:style-name="ro1">
          <table:table-cell office:value-type="float" office:value="0.8991033" calcext:value-type="float">
            <text:p>0.8991033</text:p>
          </table:table-cell>
          <table:table-cell office:value-type="float" office:value="0.3732919" calcext:value-type="float">
            <text:p>0.3732919</text:p>
          </table:table-cell>
          <table:table-cell office:value-type="float" office:value="0.458557" calcext:value-type="float">
            <text:p>0.458557</text:p>
          </table:table-cell>
          <table:table-cell office:value-type="float" office:value="0.8991033" calcext:value-type="float">
            <text:p>0.8991033</text:p>
          </table:table-cell>
          <table:table-cell office:value-type="float" office:value="0.5561407" calcext:value-type="float">
            <text:p>0.5561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70574" calcext:value-type="float">
            <text:p>0.02170574</text:p>
          </table:table-cell>
          <table:table-cell table:number-columns-repeated="23"/>
        </table:table-row>
        <table:table-row table:style-name="ro1">
          <table:table-cell office:value-type="float" office:value="0.0818788" calcext:value-type="float">
            <text:p>0.0818788</text:p>
          </table:table-cell>
          <table:table-cell office:value-type="float" office:value="0.9904301" calcext:value-type="float">
            <text:p>0.9904301</text:p>
          </table:table-cell>
          <table:table-cell office:value-type="float" office:value="0.00478379" calcext:value-type="float">
            <text:p>0.00478379</text:p>
          </table:table-cell>
          <table:table-cell office:value-type="float" office:value="0.0818788" calcext:value-type="float">
            <text:p>0.0818788</text:p>
          </table:table-cell>
          <table:table-cell office:value-type="float" office:value="0.3190695" calcext:value-type="float">
            <text:p>0.3190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28298" calcext:value-type="float">
            <text:p>0.01928298</text:p>
          </table:table-cell>
          <table:table-cell table:number-columns-repeated="23"/>
        </table:table-row>
        <table:table-row table:style-name="ro1">
          <table:table-cell office:value-type="float" office:value="0.1134392" calcext:value-type="float">
            <text:p>0.1134392</text:p>
          </table:table-cell>
          <table:table-cell office:value-type="float" office:value="0.9864412" calcext:value-type="float">
            <text:p>0.9864412</text:p>
          </table:table-cell>
          <table:table-cell office:value-type="float" office:value="0.004634589" calcext:value-type="float">
            <text:p>0.004634589</text:p>
          </table:table-cell>
          <table:table-cell office:value-type="float" office:value="0.1134392" calcext:value-type="float">
            <text:p>0.1134392</text:p>
          </table:table-cell>
          <table:table-cell office:value-type="float" office:value="0.3824517" calcext:value-type="float">
            <text:p>0.3824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21265" calcext:value-type="float">
            <text:p>0.01921265</text:p>
          </table:table-cell>
          <table:table-cell table:number-columns-repeated="23"/>
        </table:table-row>
        <table:table-row table:style-name="ro1">
          <table:table-cell office:value-type="float" office:value="0.08078048" calcext:value-type="float">
            <text:p>0.08078048</text:p>
          </table:table-cell>
          <table:table-cell office:value-type="float" office:value="0.9923318" calcext:value-type="float">
            <text:p>0.9923318</text:p>
          </table:table-cell>
          <table:table-cell office:value-type="float" office:value="0.05624464" calcext:value-type="float">
            <text:p>0.05624464</text:p>
          </table:table-cell>
          <table:table-cell office:value-type="float" office:value="0.08078048" calcext:value-type="float">
            <text:p>0.08078048</text:p>
          </table:table-cell>
          <table:table-cell office:value-type="float" office:value="0.3187157" calcext:value-type="float">
            <text:p>0.3187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47634" calcext:value-type="float">
            <text:p>0.01847634</text:p>
          </table:table-cell>
          <table:table-cell table:number-columns-repeated="23"/>
        </table:table-row>
        <table:table-row table:style-name="ro1">
          <table:table-cell office:value-type="float" office:value="0.04842954" calcext:value-type="float">
            <text:p>0.04842954</text:p>
          </table:table-cell>
          <table:table-cell office:value-type="float" office:value="0.9947667" calcext:value-type="float">
            <text:p>0.9947667</text:p>
          </table:table-cell>
          <table:table-cell office:value-type="float" office:value="0.0233937" calcext:value-type="float">
            <text:p>0.0233937</text:p>
          </table:table-cell>
          <table:table-cell office:value-type="float" office:value="0.04842954" calcext:value-type="float">
            <text:p>0.04842954</text:p>
          </table:table-cell>
          <table:table-cell office:value-type="float" office:value="0.2398037" calcext:value-type="float">
            <text:p>0.2398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098" calcext:value-type="float">
            <text:p>0.0179098</text:p>
          </table:table-cell>
          <table:table-cell table:number-columns-repeated="23"/>
        </table:table-row>
        <table:table-row table:style-name="ro1">
          <table:table-cell office:value-type="float" office:value="0.8234907" calcext:value-type="float">
            <text:p>0.8234907</text:p>
          </table:table-cell>
          <table:table-cell office:value-type="float" office:value="0.4308467" calcext:value-type="float">
            <text:p>0.4308467</text:p>
          </table:table-cell>
          <table:table-cell office:value-type="float" office:value="0.08058115" calcext:value-type="float">
            <text:p>0.08058115</text:p>
          </table:table-cell>
          <table:table-cell office:value-type="float" office:value="0.8234907" calcext:value-type="float">
            <text:p>0.8234907</text:p>
          </table:table-cell>
          <table:table-cell office:value-type="float" office:value="0.5667001" calcext:value-type="float">
            <text:p>0.5667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85786" calcext:value-type="float">
            <text:p>0.01785786</text:p>
          </table:table-cell>
          <table:table-cell table:number-columns-repeated="23"/>
        </table:table-row>
        <table:table-row table:style-name="ro1">
          <table:table-cell office:value-type="float" office:value="0.02183845" calcext:value-type="float">
            <text:p>0.02183845</text:p>
          </table:table-cell>
          <table:table-cell office:value-type="float" office:value="0.9975139" calcext:value-type="float">
            <text:p>0.9975139</text:p>
          </table:table-cell>
          <table:table-cell office:value-type="float" office:value="0.009643893" calcext:value-type="float">
            <text:p>0.009643893</text:p>
          </table:table-cell>
          <table:table-cell office:value-type="float" office:value="0.02183845" calcext:value-type="float">
            <text:p>0.02183845</text:p>
          </table:table-cell>
          <table:table-cell office:value-type="float" office:value="0.1564311" calcext:value-type="float">
            <text:p>0.1564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5232" calcext:value-type="float">
            <text:p>0.01365232</text:p>
          </table:table-cell>
          <table:table-cell table:number-columns-repeated="23"/>
        </table:table-row>
        <table:table-row table:style-name="ro1">
          <table:table-cell office:value-type="float" office:value="0.04676699" calcext:value-type="float">
            <text:p>0.04676699</text:p>
          </table:table-cell>
          <table:table-cell office:value-type="float" office:value="0.9964321" calcext:value-type="float">
            <text:p>0.9964321</text:p>
          </table:table-cell>
          <table:table-cell office:value-type="float" office:value="0.09943443" calcext:value-type="float">
            <text:p>0.09943443</text:p>
          </table:table-cell>
          <table:table-cell office:value-type="float" office:value="0.04676699" calcext:value-type="float">
            <text:p>0.04676699</text:p>
          </table:table-cell>
          <table:table-cell office:value-type="float" office:value="0.2369491" calcext:value-type="float">
            <text:p>0.23694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5593" calcext:value-type="float">
            <text:p>0.01285593</text:p>
          </table:table-cell>
          <table:table-cell table:number-columns-repeated="23"/>
        </table:table-row>
        <table:table-row table:style-name="ro1">
          <table:table-cell office:value-type="float" office:value="0.1603334" calcext:value-type="float">
            <text:p>0.1603334</text:p>
          </table:table-cell>
          <table:table-cell office:value-type="float" office:value="0.9791958" calcext:value-type="float">
            <text:p>0.9791958</text:p>
          </table:table-cell>
          <table:table-cell office:value-type="float" office:value="0.006505026" calcext:value-type="float">
            <text:p>0.006505026</text:p>
          </table:table-cell>
          <table:table-cell office:value-type="float" office:value="0.1603334" calcext:value-type="float">
            <text:p>0.1603334</text:p>
          </table:table-cell>
          <table:table-cell office:value-type="float" office:value="0.4636204" calcext:value-type="float">
            <text:p>0.4636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25692" calcext:value-type="float">
            <text:p>0.007325692</text:p>
          </table:table-cell>
          <table:table-cell table:number-columns-repeated="23"/>
        </table:table-row>
        <table:table-row table:style-name="ro1">
          <table:table-cell office:value-type="float" office:value="0.1493226" calcext:value-type="float">
            <text:p>0.1493226</text:p>
          </table:table-cell>
          <table:table-cell office:value-type="float" office:value="0.9809463" calcext:value-type="float">
            <text:p>0.9809463</text:p>
          </table:table-cell>
          <table:table-cell office:value-type="float" office:value="0.002909414" calcext:value-type="float">
            <text:p>0.002909414</text:p>
          </table:table-cell>
          <table:table-cell office:value-type="float" office:value="0.1493226" calcext:value-type="float">
            <text:p>0.1493226</text:p>
          </table:table-cell>
          <table:table-cell office:value-type="float" office:value="0.4455457" calcext:value-type="float">
            <text:p>0.4455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67078" calcext:value-type="float">
            <text:p>0.006967078</text:p>
          </table:table-cell>
          <table:table-cell table:number-columns-repeated="23"/>
        </table:table-row>
        <table:table-row table:style-name="ro1">
          <table:table-cell office:value-type="float" office:value="0.227176" calcext:value-type="float">
            <text:p>0.227176</text:p>
          </table:table-cell>
          <table:table-cell office:value-type="float" office:value="0.9582976" calcext:value-type="float">
            <text:p>0.9582976</text:p>
          </table:table-cell>
          <table:table-cell office:value-type="float" office:value="0.008824888" calcext:value-type="float">
            <text:p>0.008824888</text:p>
          </table:table-cell>
          <table:table-cell office:value-type="float" office:value="0.227176" calcext:value-type="float">
            <text:p>0.227176</text:p>
          </table:table-cell>
          <table:table-cell office:value-type="float" office:value="0.5520985" calcext:value-type="float">
            <text:p>0.5520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79221" calcext:value-type="float">
            <text:p>0.005079221</text:p>
          </table:table-cell>
          <table:table-cell table:number-columns-repeated="23"/>
        </table:table-row>
        <table:table-row table:style-name="ro1">
          <table:table-cell office:value-type="float" office:value="0.0210548" calcext:value-type="float">
            <text:p>0.0210548</text:p>
          </table:table-cell>
          <table:table-cell office:value-type="float" office:value="0.9992292" calcext:value-type="float">
            <text:p>0.9992292</text:p>
          </table:table-cell>
          <table:table-cell office:value-type="float" office:value="0.1990409" calcext:value-type="float">
            <text:p>0.1990409</text:p>
          </table:table-cell>
          <table:table-cell office:value-type="float" office:value="0.0210548" calcext:value-type="float">
            <text:p>0.0210548</text:p>
          </table:table-cell>
          <table:table-cell office:value-type="float" office:value="0.1551849" calcext:value-type="float">
            <text:p>0.1551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23748" calcext:value-type="float">
            <text:p>0.005023748</text:p>
          </table:table-cell>
          <table:table-cell table:number-columns-repeated="23"/>
        </table:table-row>
        <table:table-row table:style-name="ro1">
          <table:table-cell office:value-type="float" office:value="0.1493226" calcext:value-type="float">
            <text:p>0.1493226</text:p>
          </table:table-cell>
          <table:table-cell office:value-type="float" office:value="0.9809463" calcext:value-type="float">
            <text:p>0.9809463</text:p>
          </table:table-cell>
          <table:table-cell office:value-type="float" office:value="0.002909414" calcext:value-type="float">
            <text:p>0.002909414</text:p>
          </table:table-cell>
          <table:table-cell office:value-type="float" office:value="0.1493226" calcext:value-type="float">
            <text:p>0.1493226</text:p>
          </table:table-cell>
          <table:table-cell office:value-type="float" office:value="0.4455457" calcext:value-type="float">
            <text:p>0.4455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15594" calcext:value-type="float">
            <text:p>0.004915594</text:p>
          </table:table-cell>
          <table:table-cell table:number-columns-repeated="23"/>
        </table:table-row>
        <table:table-row table:style-name="ro1">
          <table:table-cell office:value-type="float" office:value="0.1875918" calcext:value-type="float">
            <text:p>0.1875918</text:p>
          </table:table-cell>
          <table:table-cell office:value-type="float" office:value="0.9727431" calcext:value-type="float">
            <text:p>0.9727431</text:p>
          </table:table-cell>
          <table:table-cell office:value-type="float" office:value="0.002963094" calcext:value-type="float">
            <text:p>0.002963094</text:p>
          </table:table-cell>
          <table:table-cell office:value-type="float" office:value="0.1875918" calcext:value-type="float">
            <text:p>0.1875918</text:p>
          </table:table-cell>
          <table:table-cell office:value-type="float" office:value="0.5038905" calcext:value-type="float">
            <text:p>0.5038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0278" calcext:value-type="float">
            <text:p>0.00490278</text:p>
          </table:table-cell>
          <table:table-cell table:number-columns-repeated="23"/>
        </table:table-row>
        <table:table-row table:style-name="ro1">
          <table:table-cell office:value-type="float" office:value="0.1134392" calcext:value-type="float">
            <text:p>0.1134392</text:p>
          </table:table-cell>
          <table:table-cell office:value-type="float" office:value="0.9864412" calcext:value-type="float">
            <text:p>0.9864412</text:p>
          </table:table-cell>
          <table:table-cell office:value-type="float" office:value="0.004634589" calcext:value-type="float">
            <text:p>0.004634589</text:p>
          </table:table-cell>
          <table:table-cell office:value-type="float" office:value="0.1134392" calcext:value-type="float">
            <text:p>0.1134392</text:p>
          </table:table-cell>
          <table:table-cell office:value-type="float" office:value="0.3824517" calcext:value-type="float">
            <text:p>0.3824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39568" calcext:value-type="float">
            <text:p>0.004539568</text:p>
          </table:table-cell>
          <table:table-cell table:number-columns-repeated="23"/>
        </table:table-row>
        <table:table-row table:style-name="ro1">
          <table:table-cell office:value-type="float" office:value="0.141752" calcext:value-type="float">
            <text:p>0.141752</text:p>
          </table:table-cell>
          <table:table-cell office:value-type="float" office:value="0.9823201" calcext:value-type="float">
            <text:p>0.9823201</text:p>
          </table:table-cell>
          <table:table-cell office:value-type="float" office:value="0.004684918" calcext:value-type="float">
            <text:p>0.004684918</text:p>
          </table:table-cell>
          <table:table-cell office:value-type="float" office:value="0.141752" calcext:value-type="float">
            <text:p>0.141752</text:p>
          </table:table-cell>
          <table:table-cell office:value-type="float" office:value="0.4330239" calcext:value-type="float">
            <text:p>0.4330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01003" calcext:value-type="float">
            <text:p>0.004401003</text:p>
          </table:table-cell>
          <table:table-cell table:number-columns-repeated="23"/>
        </table:table-row>
        <table:table-row table:style-name="ro1">
          <table:table-cell office:value-type="float" office:value="0.1217171" calcext:value-type="float">
            <text:p>0.1217171</text:p>
          </table:table-cell>
          <table:table-cell office:value-type="float" office:value="0.9860736" calcext:value-type="float">
            <text:p>0.9860736</text:p>
          </table:table-cell>
          <table:table-cell office:value-type="float" office:value="0.0191281" calcext:value-type="float">
            <text:p>0.0191281</text:p>
          </table:table-cell>
          <table:table-cell office:value-type="float" office:value="0.1217171" calcext:value-type="float">
            <text:p>0.1217171</text:p>
          </table:table-cell>
          <table:table-cell office:value-type="float" office:value="0.3986789" calcext:value-type="float">
            <text:p>0.3986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14826" calcext:value-type="float">
            <text:p>0.004314826</text:p>
          </table:table-cell>
          <table:table-cell table:number-columns-repeated="23"/>
        </table:table-row>
        <table:table-row table:style-name="ro1">
          <table:table-cell office:value-type="float" office:value="0.01339926" calcext:value-type="float">
            <text:p>0.01339926</text:p>
          </table:table-cell>
          <table:table-cell office:value-type="float" office:value="0.9992479" calcext:value-type="float">
            <text:p>0.9992479</text:p>
          </table:table-cell>
          <table:table-cell office:value-type="float" office:value="0.1492278" calcext:value-type="float">
            <text:p>0.1492278</text:p>
          </table:table-cell>
          <table:table-cell office:value-type="float" office:value="0.01339926" calcext:value-type="float">
            <text:p>0.01339926</text:p>
          </table:table-cell>
          <table:table-cell office:value-type="float" office:value="0.1218529" calcext:value-type="float">
            <text:p>0.1218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94755" calcext:value-type="float">
            <text:p>0.003994755</text:p>
          </table:table-cell>
          <table:table-cell table:number-columns-repeated="23"/>
        </table:table-row>
        <table:table-row table:style-name="ro1">
          <table:table-cell office:value-type="float" office:value="0.004745346" calcext:value-type="float">
            <text:p>0.004745346</text:p>
          </table:table-cell>
          <table:table-cell office:value-type="float" office:value="0.9995047" calcext:value-type="float">
            <text:p>0.9995047</text:p>
          </table:table-cell>
          <table:table-cell office:value-type="float" office:value="0.03180116" calcext:value-type="float">
            <text:p>0.03180116</text:p>
          </table:table-cell>
          <table:table-cell office:value-type="float" office:value="0.004745346" calcext:value-type="float">
            <text:p>0.004745346</text:p>
          </table:table-cell>
          <table:table-cell office:value-type="float" office:value="0.07078769" calcext:value-type="float">
            <text:p>0.07078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7612" calcext:value-type="float">
            <text:p>0.00397612</text:p>
          </table:table-cell>
          <table:table-cell table:number-columns-repeated="23"/>
        </table:table-row>
        <table:table-row table:style-name="ro1">
          <table:table-cell office:value-type="float" office:value="0.1696081" calcext:value-type="float">
            <text:p>0.1696081</text:p>
          </table:table-cell>
          <table:table-cell office:value-type="float" office:value="0.9770672" calcext:value-type="float">
            <text:p>0.9770672</text:p>
          </table:table-cell>
          <table:table-cell office:value-type="float" office:value="0.003007443" calcext:value-type="float">
            <text:p>0.003007443</text:p>
          </table:table-cell>
          <table:table-cell office:value-type="float" office:value="0.1696081" calcext:value-type="float">
            <text:p>0.1696081</text:p>
          </table:table-cell>
          <table:table-cell office:value-type="float" office:value="0.477696" calcext:value-type="float">
            <text:p>0.477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56599" calcext:value-type="float">
            <text:p>0.003956599</text:p>
          </table:table-cell>
          <table:table-cell table:number-columns-repeated="23"/>
        </table:table-row>
        <table:table-row table:style-name="ro1">
          <table:table-cell office:value-type="float" office:value="0.1351792" calcext:value-type="float">
            <text:p>0.1351792</text:p>
          </table:table-cell>
          <table:table-cell office:value-type="float" office:value="0.9830816" calcext:value-type="float">
            <text:p>0.9830816</text:p>
          </table:table-cell>
          <table:table-cell office:value-type="float" office:value="0.0001563818" calcext:value-type="float">
            <text:p>0.0001563818</text:p>
          </table:table-cell>
          <table:table-cell office:value-type="float" office:value="0.1351792" calcext:value-type="float">
            <text:p>0.1351792</text:p>
          </table:table-cell>
          <table:table-cell office:value-type="float" office:value="0.4214278" calcext:value-type="float">
            <text:p>0.4214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50283" calcext:value-type="float">
            <text:p>0.003950283</text:p>
          </table:table-cell>
          <table:table-cell table:number-columns-repeated="23"/>
        </table:table-row>
        <table:table-row table:style-name="ro1">
          <table:table-cell office:value-type="float" office:value="0.141752" calcext:value-type="float">
            <text:p>0.141752</text:p>
          </table:table-cell>
          <table:table-cell office:value-type="float" office:value="0.9823201" calcext:value-type="float">
            <text:p>0.9823201</text:p>
          </table:table-cell>
          <table:table-cell office:value-type="float" office:value="0.004684918" calcext:value-type="float">
            <text:p>0.004684918</text:p>
          </table:table-cell>
          <table:table-cell office:value-type="float" office:value="0.141752" calcext:value-type="float">
            <text:p>0.141752</text:p>
          </table:table-cell>
          <table:table-cell office:value-type="float" office:value="0.4330239" calcext:value-type="float">
            <text:p>0.4330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04254" calcext:value-type="float">
            <text:p>0.003904254</text:p>
          </table:table-cell>
          <table:table-cell table:number-columns-repeated="23"/>
        </table:table-row>
        <table:table-row table:style-name="ro1">
          <table:table-cell office:value-type="float" office:value="0.01174825" calcext:value-type="float">
            <text:p>0.01174825</text:p>
          </table:table-cell>
          <table:table-cell office:value-type="float" office:value="0.9994602" calcext:value-type="float">
            <text:p>0.9994602</text:p>
          </table:table-cell>
          <table:table-cell office:value-type="float" office:value="0.1750347" calcext:value-type="float">
            <text:p>0.1750347</text:p>
          </table:table-cell>
          <table:table-cell office:value-type="float" office:value="0.01174825" calcext:value-type="float">
            <text:p>0.01174825</text:p>
          </table:table-cell>
          <table:table-cell office:value-type="float" office:value="0.1138535" calcext:value-type="float">
            <text:p>0.1138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6012" calcext:value-type="float">
            <text:p>0.00376012</text:p>
          </table:table-cell>
          <table:table-cell table:number-columns-repeated="23"/>
        </table:table-row>
        <table:table-row table:style-name="ro1">
          <table:table-cell office:value-type="float" office:value="0.1306286" calcext:value-type="float">
            <text:p>0.1306286</text:p>
          </table:table-cell>
          <table:table-cell office:value-type="float" office:value="0.9838716" calcext:value-type="float">
            <text:p>0.9838716</text:p>
          </table:table-cell>
          <table:table-cell office:value-type="float" office:value="0.001858689" calcext:value-type="float">
            <text:p>0.001858689</text:p>
          </table:table-cell>
          <table:table-cell office:value-type="float" office:value="0.1306286" calcext:value-type="float">
            <text:p>0.1306286</text:p>
          </table:table-cell>
          <table:table-cell office:value-type="float" office:value="0.4135863" calcext:value-type="float">
            <text:p>0.4135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25285" calcext:value-type="float">
            <text:p>0.003325285</text:p>
          </table:table-cell>
          <table:table-cell table:number-columns-repeated="23"/>
        </table:table-row>
        <table:table-row table:style-name="ro1">
          <table:table-cell office:value-type="float" office:value="0.2215106" calcext:value-type="float">
            <text:p>0.2215106</text:p>
          </table:table-cell>
          <table:table-cell office:value-type="float" office:value="0.9606554" calcext:value-type="float">
            <text:p>0.9606554</text:p>
          </table:table-cell>
          <table:table-cell office:value-type="float" office:value="0.00411668" calcext:value-type="float">
            <text:p>0.00411668</text:p>
          </table:table-cell>
          <table:table-cell office:value-type="float" office:value="0.2215106" calcext:value-type="float">
            <text:p>0.2215106</text:p>
          </table:table-cell>
          <table:table-cell office:value-type="float" office:value="0.5458177" calcext:value-type="float">
            <text:p>0.5458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86039" calcext:value-type="float">
            <text:p>0.003286039</text:p>
          </table:table-cell>
          <table:table-cell table:number-columns-repeated="23"/>
        </table:table-row>
        <table:table-row table:style-name="ro1">
          <table:table-cell office:value-type="float" office:value="0.202443" calcext:value-type="float">
            <text:p>0.202443</text:p>
          </table:table-cell>
          <table:table-cell office:value-type="float" office:value="0.9687217" calcext:value-type="float">
            <text:p>0.9687217</text:p>
          </table:table-cell>
          <table:table-cell office:value-type="float" office:value="0.008118128" calcext:value-type="float">
            <text:p>0.008118128</text:p>
          </table:table-cell>
          <table:table-cell office:value-type="float" office:value="0.202443" calcext:value-type="float">
            <text:p>0.202443</text:p>
          </table:table-cell>
          <table:table-cell office:value-type="float" office:value="0.5242082" calcext:value-type="float">
            <text:p>0.5242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35521" calcext:value-type="float">
            <text:p>0.003235521</text:p>
          </table:table-cell>
          <table:table-cell table:number-columns-repeated="23"/>
        </table:table-row>
        <table:table-row table:style-name="ro1">
          <table:table-cell office:value-type="float" office:value="0.1712487" calcext:value-type="float">
            <text:p>0.1712487</text:p>
          </table:table-cell>
          <table:table-cell office:value-type="float" office:value="0.9766345" calcext:value-type="float">
            <text:p>0.9766345</text:p>
          </table:table-cell>
          <table:table-cell office:value-type="float" office:value="0.001981356" calcext:value-type="float">
            <text:p>0.001981356</text:p>
          </table:table-cell>
          <table:table-cell office:value-type="float" office:value="0.1712487" calcext:value-type="float">
            <text:p>0.1712487</text:p>
          </table:table-cell>
          <table:table-cell office:value-type="float" office:value="0.4800853" calcext:value-type="float">
            <text:p>0.48008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88555" calcext:value-type="float">
            <text:p>0.003188555</text:p>
          </table:table-cell>
          <table:table-cell table:number-columns-repeated="23"/>
        </table:table-row>
        <table:table-row table:style-name="ro1">
          <table:table-cell office:value-type="float" office:value="0.1978731" calcext:value-type="float">
            <text:p>0.1978731</text:p>
          </table:table-cell>
          <table:table-cell office:value-type="float" office:value="0.9695366" calcext:value-type="float">
            <text:p>0.9695366</text:p>
          </table:table-cell>
          <table:table-cell office:value-type="float" office:value="0.0007657459" calcext:value-type="float">
            <text:p>0.0007657459</text:p>
          </table:table-cell>
          <table:table-cell office:value-type="float" office:value="0.1978731" calcext:value-type="float">
            <text:p>0.1978731</text:p>
          </table:table-cell>
          <table:table-cell office:value-type="float" office:value="0.5175095" calcext:value-type="float">
            <text:p>0.5175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54666" calcext:value-type="float">
            <text:p>0.003154666</text:p>
          </table:table-cell>
          <table:table-cell table:number-columns-repeated="23"/>
        </table:table-row>
        <table:table-row table:style-name="ro1">
          <table:table-cell office:value-type="float" office:value="0.232421" calcext:value-type="float">
            <text:p>0.232421</text:p>
          </table:table-cell>
          <table:table-cell office:value-type="float" office:value="0.9543171" calcext:value-type="float">
            <text:p>0.9543171</text:p>
          </table:table-cell>
          <table:table-cell office:value-type="float" office:value="0.0001663969" calcext:value-type="float">
            <text:p>0.0001663969</text:p>
          </table:table-cell>
          <table:table-cell office:value-type="float" office:value="0.232421" calcext:value-type="float">
            <text:p>0.232421</text:p>
          </table:table-cell>
          <table:table-cell office:value-type="float" office:value="0.5556134" calcext:value-type="float">
            <text:p>0.5556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53604" calcext:value-type="float">
            <text:p>0.003153604</text:p>
          </table:table-cell>
          <table:table-cell table:number-columns-repeated="23"/>
        </table:table-row>
        <table:table-row table:style-name="ro1">
          <table:table-cell office:value-type="float" office:value="0.1831195" calcext:value-type="float">
            <text:p>0.1831195</text:p>
          </table:table-cell>
          <table:table-cell office:value-type="float" office:value="0.9737061" calcext:value-type="float">
            <text:p>0.9737061</text:p>
          </table:table-cell>
          <table:table-cell office:value-type="float" office:value="0.0004237996" calcext:value-type="float">
            <text:p>0.0004237996</text:p>
          </table:table-cell>
          <table:table-cell office:value-type="float" office:value="0.1831195" calcext:value-type="float">
            <text:p>0.1831195</text:p>
          </table:table-cell>
          <table:table-cell office:value-type="float" office:value="0.4973396" calcext:value-type="float">
            <text:p>0.4973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07257" calcext:value-type="float">
            <text:p>0.003107257</text:p>
          </table:table-cell>
          <table:table-cell table:number-columns-repeated="23"/>
        </table:table-row>
        <table:table-row table:style-name="ro1">
          <table:table-cell office:value-type="float" office:value="0.1768139" calcext:value-type="float">
            <text:p>0.1768139</text:p>
          </table:table-cell>
          <table:table-cell office:value-type="float" office:value="0.9758213" calcext:value-type="float">
            <text:p>0.9758213</text:p>
          </table:table-cell>
          <table:table-cell office:value-type="float" office:value="0.007608514" calcext:value-type="float">
            <text:p>0.007608514</text:p>
          </table:table-cell>
          <table:table-cell office:value-type="float" office:value="0.1768139" calcext:value-type="float">
            <text:p>0.1768139</text:p>
          </table:table-cell>
          <table:table-cell office:value-type="float" office:value="0.48891" calcext:value-type="float">
            <text:p>0.48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948087" calcext:value-type="float">
            <text:p>0.002948087</text:p>
          </table:table-cell>
          <table:table-cell table:number-columns-repeated="23"/>
        </table:table-row>
        <table:table-row table:style-name="ro1">
          <table:table-cell office:value-type="float" office:value="0.1351792" calcext:value-type="float">
            <text:p>0.1351792</text:p>
          </table:table-cell>
          <table:table-cell office:value-type="float" office:value="0.9830816" calcext:value-type="float">
            <text:p>0.9830816</text:p>
          </table:table-cell>
          <table:table-cell office:value-type="float" office:value="0.0001563818" calcext:value-type="float">
            <text:p>0.0001563818</text:p>
          </table:table-cell>
          <table:table-cell office:value-type="float" office:value="0.1351792" calcext:value-type="float">
            <text:p>0.1351792</text:p>
          </table:table-cell>
          <table:table-cell office:value-type="float" office:value="0.4214278" calcext:value-type="float">
            <text:p>0.4214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928368" calcext:value-type="float">
            <text:p>0.002928368</text:p>
          </table:table-cell>
          <table:table-cell table:number-columns-repeated="23"/>
        </table:table-row>
        <table:table-row table:style-name="ro1">
          <table:table-cell office:value-type="float" office:value="3.965814E-015" calcext:value-type="float">
            <text:p>3.965814E-15</text:p>
          </table:table-cell>
          <table:table-cell office:value-type="float" office:value="1" calcext:value-type="float">
            <text:p>1</text:p>
          </table:table-cell>
          <table:table-cell office:value-type="float" office:value="1.455637" calcext:value-type="float">
            <text:p>1.455637</text:p>
          </table:table-cell>
          <table:table-cell office:value-type="float" office:value="3.965814E-015" calcext:value-type="float">
            <text:p>3.965814E-15</text:p>
          </table:table-cell>
          <table:table-cell office:value-type="float" office:value="0.0000001200837" calcext:value-type="float">
            <text:p>1.200837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16095" calcext:value-type="float">
            <text:p>0.002816095</text:p>
          </table:table-cell>
          <table:table-cell table:number-columns-repeated="23"/>
        </table:table-row>
        <table:table-row table:style-name="ro1">
          <table:table-cell office:value-type="float" office:value="0.1653822" calcext:value-type="float">
            <text:p>0.1653822</text:p>
          </table:table-cell>
          <table:table-cell office:value-type="float" office:value="0.9778993" calcext:value-type="float">
            <text:p>0.9778993</text:p>
          </table:table-cell>
          <table:table-cell office:value-type="float" office:value="0.002337789" calcext:value-type="float">
            <text:p>0.002337789</text:p>
          </table:table-cell>
          <table:table-cell office:value-type="float" office:value="0.1653822" calcext:value-type="float">
            <text:p>0.1653822</text:p>
          </table:table-cell>
          <table:table-cell office:value-type="float" office:value="0.4711571" calcext:value-type="float">
            <text:p>0.4711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91984" calcext:value-type="float">
            <text:p>0.002791984</text:p>
          </table:table-cell>
          <table:table-cell table:number-columns-repeated="23"/>
        </table:table-row>
        <table:table-row table:style-name="ro1">
          <table:table-cell office:value-type="float" office:value="0.2069924" calcext:value-type="float">
            <text:p>0.2069924</text:p>
          </table:table-cell>
          <table:table-cell office:value-type="float" office:value="0.9669747" calcext:value-type="float">
            <text:p>0.9669747</text:p>
          </table:table-cell>
          <table:table-cell office:value-type="float" office:value="0.006526054" calcext:value-type="float">
            <text:p>0.006526054</text:p>
          </table:table-cell>
          <table:table-cell office:value-type="float" office:value="0.2069924" calcext:value-type="float">
            <text:p>0.2069924</text:p>
          </table:table-cell>
          <table:table-cell office:value-type="float" office:value="0.5296745" calcext:value-type="float">
            <text:p>0.5296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78914" calcext:value-type="float">
            <text:p>0.002778914</text:p>
          </table:table-cell>
          <table:table-cell table:number-columns-repeated="23"/>
        </table:table-row>
        <table:table-row table:style-name="ro1">
          <table:table-cell office:value-type="float" office:value="0.1651257" calcext:value-type="float">
            <text:p>0.1651257</text:p>
          </table:table-cell>
          <table:table-cell office:value-type="float" office:value="0.9785041" calcext:value-type="float">
            <text:p>0.9785041</text:p>
          </table:table-cell>
          <table:table-cell office:value-type="float" office:value="0.00988331" calcext:value-type="float">
            <text:p>0.00988331</text:p>
          </table:table-cell>
          <table:table-cell office:value-type="float" office:value="0.1651257" calcext:value-type="float">
            <text:p>0.1651257</text:p>
          </table:table-cell>
          <table:table-cell office:value-type="float" office:value="0.4714239" calcext:value-type="float">
            <text:p>0.4714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77799" calcext:value-type="float">
            <text:p>0.002777799</text:p>
          </table:table-cell>
          <table:table-cell table:number-columns-repeated="23"/>
        </table:table-row>
        <table:table-row table:style-name="ro1">
          <table:table-cell office:value-type="float" office:value="0.2543695" calcext:value-type="float">
            <text:p>0.2543695</text:p>
          </table:table-cell>
          <table:table-cell office:value-type="float" office:value="0.9365758" calcext:value-type="float">
            <text:p>0.9365758</text:p>
          </table:table-cell>
          <table:table-cell office:value-type="float" office:value="0.002509921" calcext:value-type="float">
            <text:p>0.002509921</text:p>
          </table:table-cell>
          <table:table-cell office:value-type="float" office:value="0.2543695" calcext:value-type="float">
            <text:p>0.2543695</text:p>
          </table:table-cell>
          <table:table-cell office:value-type="float" office:value="0.5681535" calcext:value-type="float">
            <text:p>0.568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68554" calcext:value-type="float">
            <text:p>0.002668554</text:p>
          </table:table-cell>
          <table:table-cell table:number-columns-repeated="23"/>
        </table:table-row>
        <table:table-row table:style-name="ro1">
          <table:table-cell office:value-type="float" office:value="0.04842954" calcext:value-type="float">
            <text:p>0.04842954</text:p>
          </table:table-cell>
          <table:table-cell office:value-type="float" office:value="0.9947667" calcext:value-type="float">
            <text:p>0.9947667</text:p>
          </table:table-cell>
          <table:table-cell office:value-type="float" office:value="0.0233937" calcext:value-type="float">
            <text:p>0.0233937</text:p>
          </table:table-cell>
          <table:table-cell office:value-type="float" office:value="0.04842954" calcext:value-type="float">
            <text:p>0.04842954</text:p>
          </table:table-cell>
          <table:table-cell office:value-type="float" office:value="0.2398037" calcext:value-type="float">
            <text:p>0.2398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49985" calcext:value-type="float">
            <text:p>0.002649985</text:p>
          </table:table-cell>
          <table:table-cell table:number-columns-repeated="23"/>
        </table:table-row>
        <table:table-row table:style-name="ro1">
          <table:table-cell office:value-type="float" office:value="0.1606026" calcext:value-type="float">
            <text:p>0.1606026</text:p>
          </table:table-cell>
          <table:table-cell office:value-type="float" office:value="0.9788973" calcext:value-type="float">
            <text:p>0.9788973</text:p>
          </table:table-cell>
          <table:table-cell office:value-type="float" office:value="0.003028162" calcext:value-type="float">
            <text:p>0.003028162</text:p>
          </table:table-cell>
          <table:table-cell office:value-type="float" office:value="0.1606026" calcext:value-type="float">
            <text:p>0.1606026</text:p>
          </table:table-cell>
          <table:table-cell office:value-type="float" office:value="0.46375" calcext:value-type="float">
            <text:p>0.46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22068" calcext:value-type="float">
            <text:p>0.002622068</text:p>
          </table:table-cell>
          <table:table-cell table:number-columns-repeated="23"/>
        </table:table-row>
        <table:table-row table:style-name="ro1">
          <table:table-cell office:value-type="float" office:value="0.2558578" calcext:value-type="float">
            <text:p>0.2558578</text:p>
          </table:table-cell>
          <table:table-cell office:value-type="float" office:value="0.9347308" calcext:value-type="float">
            <text:p>0.9347308</text:p>
          </table:table-cell>
          <table:table-cell office:value-type="float" office:value="0.001684845" calcext:value-type="float">
            <text:p>0.001684845</text:p>
          </table:table-cell>
          <table:table-cell office:value-type="float" office:value="0.2558578" calcext:value-type="float">
            <text:p>0.2558578</text:p>
          </table:table-cell>
          <table:table-cell office:value-type="float" office:value="0.5681535" calcext:value-type="float">
            <text:p>0.568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14928" calcext:value-type="float">
            <text:p>0.002614928</text:p>
          </table:table-cell>
          <table:table-cell table:number-columns-repeated="23"/>
        </table:table-row>
        <table:table-row table:style-name="ro1">
          <table:table-cell office:value-type="float" office:value="0.1265035" calcext:value-type="float">
            <text:p>0.1265035</text:p>
          </table:table-cell>
          <table:table-cell office:value-type="float" office:value="0.9844214" calcext:value-type="float">
            <text:p>0.9844214</text:p>
          </table:table-cell>
          <table:table-cell office:value-type="float" office:value="0.0008293943" calcext:value-type="float">
            <text:p>0.0008293943</text:p>
          </table:table-cell>
          <table:table-cell office:value-type="float" office:value="0.1265035" calcext:value-type="float">
            <text:p>0.1265035</text:p>
          </table:table-cell>
          <table:table-cell office:value-type="float" office:value="0.4061889" calcext:value-type="float">
            <text:p>0.4061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49563" calcext:value-type="float">
            <text:p>0.002549563</text:p>
          </table:table-cell>
          <table:table-cell table:number-columns-repeated="23"/>
        </table:table-row>
        <table:table-row table:style-name="ro1">
          <table:table-cell office:value-type="float" office:value="0.2038171" calcext:value-type="float">
            <text:p>0.2038171</text:p>
          </table:table-cell>
          <table:table-cell office:value-type="float" office:value="0.9675393" calcext:value-type="float">
            <text:p>0.9675393</text:p>
          </table:table-cell>
          <table:table-cell office:value-type="float" office:value="0.0005749487" calcext:value-type="float">
            <text:p>0.0005749487</text:p>
          </table:table-cell>
          <table:table-cell office:value-type="float" office:value="0.2038171" calcext:value-type="float">
            <text:p>0.2038171</text:p>
          </table:table-cell>
          <table:table-cell office:value-type="float" office:value="0.5250644" calcext:value-type="float">
            <text:p>0.52506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45194" calcext:value-type="float">
            <text:p>0.002545194</text:p>
          </table:table-cell>
          <table:table-cell table:number-columns-repeated="23"/>
        </table:table-row>
        <table:table-row table:style-name="ro1">
          <table:table-cell office:value-type="float" office:value="0.1944998" calcext:value-type="float">
            <text:p>0.1944998</text:p>
          </table:table-cell>
          <table:table-cell office:value-type="float" office:value="0.9717069" calcext:value-type="float">
            <text:p>0.9717069</text:p>
          </table:table-cell>
          <table:table-cell office:value-type="float" office:value="0.01345235" calcext:value-type="float">
            <text:p>0.01345235</text:p>
          </table:table-cell>
          <table:table-cell office:value-type="float" office:value="0.1944998" calcext:value-type="float">
            <text:p>0.1944998</text:p>
          </table:table-cell>
          <table:table-cell office:value-type="float" office:value="0.5144391" calcext:value-type="float">
            <text:p>0.5144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35105" calcext:value-type="float">
            <text:p>0.002535105</text:p>
          </table:table-cell>
          <table:table-cell table:number-columns-repeated="23"/>
        </table:table-row>
        <table:table-row table:style-name="ro1">
          <table:table-cell office:value-type="float" office:value="0.1303988" calcext:value-type="float">
            <text:p>0.1303988</text:p>
          </table:table-cell>
          <table:table-cell office:value-type="float" office:value="0.9842497" calcext:value-type="float">
            <text:p>0.9842497</text:p>
          </table:table-cell>
          <table:table-cell office:value-type="float" office:value="0.007909901" calcext:value-type="float">
            <text:p>0.007909901</text:p>
          </table:table-cell>
          <table:table-cell office:value-type="float" office:value="0.1303988" calcext:value-type="float">
            <text:p>0.1303988</text:p>
          </table:table-cell>
          <table:table-cell office:value-type="float" office:value="0.4135863" calcext:value-type="float">
            <text:p>0.4135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32136" calcext:value-type="float">
            <text:p>0.002532136</text:p>
          </table:table-cell>
          <table:table-cell table:number-columns-repeated="23"/>
        </table:table-row>
        <table:table-row table:style-name="ro1">
          <table:table-cell office:value-type="float" office:value="0.004745346" calcext:value-type="float">
            <text:p>0.004745346</text:p>
          </table:table-cell>
          <table:table-cell office:value-type="float" office:value="0.9995047" calcext:value-type="float">
            <text:p>0.9995047</text:p>
          </table:table-cell>
          <table:table-cell office:value-type="float" office:value="0.03180116" calcext:value-type="float">
            <text:p>0.03180116</text:p>
          </table:table-cell>
          <table:table-cell office:value-type="float" office:value="0.004745346" calcext:value-type="float">
            <text:p>0.004745346</text:p>
          </table:table-cell>
          <table:table-cell office:value-type="float" office:value="0.07078769" calcext:value-type="float">
            <text:p>0.07078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80045" calcext:value-type="float">
            <text:p>0.002480045</text:p>
          </table:table-cell>
          <table:table-cell table:number-columns-repeated="23"/>
        </table:table-row>
        <table:table-row table:style-name="ro1">
          <table:table-cell office:value-type="float" office:value="0.2215106" calcext:value-type="float">
            <text:p>0.2215106</text:p>
          </table:table-cell>
          <table:table-cell office:value-type="float" office:value="0.9606554" calcext:value-type="float">
            <text:p>0.9606554</text:p>
          </table:table-cell>
          <table:table-cell office:value-type="float" office:value="0.00411668" calcext:value-type="float">
            <text:p>0.00411668</text:p>
          </table:table-cell>
          <table:table-cell office:value-type="float" office:value="0.2215106" calcext:value-type="float">
            <text:p>0.2215106</text:p>
          </table:table-cell>
          <table:table-cell office:value-type="float" office:value="0.5458177" calcext:value-type="float">
            <text:p>0.5458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23018" calcext:value-type="float">
            <text:p>0.002423018</text:p>
          </table:table-cell>
          <table:table-cell table:number-columns-repeated="23"/>
        </table:table-row>
        <table:table-row table:style-name="ro1">
          <table:table-cell office:value-type="float" office:value="0.2149827" calcext:value-type="float">
            <text:p>0.2149827</text:p>
          </table:table-cell>
          <table:table-cell office:value-type="float" office:value="0.9634803" calcext:value-type="float">
            <text:p>0.9634803</text:p>
          </table:table-cell>
          <table:table-cell office:value-type="float" office:value="0.002984716" calcext:value-type="float">
            <text:p>0.002984716</text:p>
          </table:table-cell>
          <table:table-cell office:value-type="float" office:value="0.2149827" calcext:value-type="float">
            <text:p>0.2149827</text:p>
          </table:table-cell>
          <table:table-cell office:value-type="float" office:value="0.5386104" calcext:value-type="float">
            <text:p>0.5386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28611" calcext:value-type="float">
            <text:p>0.002228611</text:p>
          </table:table-cell>
          <table:table-cell table:number-columns-repeated="23"/>
        </table:table-row>
        <table:table-row table:style-name="ro1">
          <table:table-cell office:value-type="float" office:value="0.2367645" calcext:value-type="float">
            <text:p>0.2367645</text:p>
          </table:table-cell>
          <table:table-cell office:value-type="float" office:value="0.952221" calcext:value-type="float">
            <text:p>0.952221</text:p>
          </table:table-cell>
          <table:table-cell office:value-type="float" office:value="0.005897338" calcext:value-type="float">
            <text:p>0.005897338</text:p>
          </table:table-cell>
          <table:table-cell office:value-type="float" office:value="0.2367645" calcext:value-type="float">
            <text:p>0.2367645</text:p>
          </table:table-cell>
          <table:table-cell office:value-type="float" office:value="0.5599563" calcext:value-type="float">
            <text:p>0.55995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84019" calcext:value-type="float">
            <text:p>0.002184019</text:p>
          </table:table-cell>
          <table:table-cell table:number-columns-repeated="23"/>
        </table:table-row>
        <table:table-row table:style-name="ro1">
          <table:table-cell office:value-type="float" office:value="0.1830609" calcext:value-type="float">
            <text:p>0.1830609</text:p>
          </table:table-cell>
          <table:table-cell office:value-type="float" office:value="0.9737899" calcext:value-type="float">
            <text:p>0.9737899</text:p>
          </table:table-cell>
          <table:table-cell office:value-type="float" office:value="0.001255103" calcext:value-type="float">
            <text:p>0.001255103</text:p>
          </table:table-cell>
          <table:table-cell office:value-type="float" office:value="0.1830609" calcext:value-type="float">
            <text:p>0.1830609</text:p>
          </table:table-cell>
          <table:table-cell office:value-type="float" office:value="0.4973396" calcext:value-type="float">
            <text:p>0.4973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32745" calcext:value-type="float">
            <text:p>0.002132745</text:p>
          </table:table-cell>
          <table:table-cell table:number-columns-repeated="23"/>
        </table:table-row>
        <table:table-row table:style-name="ro1">
          <table:table-cell office:value-type="float" office:value="0.04676699" calcext:value-type="float">
            <text:p>0.04676699</text:p>
          </table:table-cell>
          <table:table-cell office:value-type="float" office:value="0.9964321" calcext:value-type="float">
            <text:p>0.9964321</text:p>
          </table:table-cell>
          <table:table-cell office:value-type="float" office:value="0.09943443" calcext:value-type="float">
            <text:p>0.09943443</text:p>
          </table:table-cell>
          <table:table-cell office:value-type="float" office:value="0.04676699" calcext:value-type="float">
            <text:p>0.04676699</text:p>
          </table:table-cell>
          <table:table-cell office:value-type="float" office:value="0.2369491" calcext:value-type="float">
            <text:p>0.23694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83446" calcext:value-type="float">
            <text:p>0.002083446</text:p>
          </table:table-cell>
          <table:table-cell table:number-columns-repeated="23"/>
        </table:table-row>
        <table:table-row table:style-name="ro1">
          <table:table-cell office:value-type="float" office:value="0.2342535" calcext:value-type="float">
            <text:p>0.2342535</text:p>
          </table:table-cell>
          <table:table-cell office:value-type="float" office:value="0.9534072" calcext:value-type="float">
            <text:p>0.9534072</text:p>
          </table:table-cell>
          <table:table-cell office:value-type="float" office:value="0.002121519" calcext:value-type="float">
            <text:p>0.002121519</text:p>
          </table:table-cell>
          <table:table-cell office:value-type="float" office:value="0.2342535" calcext:value-type="float">
            <text:p>0.2342535</text:p>
          </table:table-cell>
          <table:table-cell office:value-type="float" office:value="0.5574196" calcext:value-type="float">
            <text:p>0.5574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62264" calcext:value-type="float">
            <text:p>0.002062264</text:p>
          </table:table-cell>
          <table:table-cell table:number-columns-repeated="23"/>
        </table:table-row>
        <table:table-row table:style-name="ro1">
          <table:table-cell office:value-type="float" office:value="0.2306261" calcext:value-type="float">
            <text:p>0.2306261</text:p>
          </table:table-cell>
          <table:table-cell office:value-type="float" office:value="0.9562902" calcext:value-type="float">
            <text:p>0.9562902</text:p>
          </table:table-cell>
          <table:table-cell office:value-type="float" office:value="0.008043522" calcext:value-type="float">
            <text:p>0.008043522</text:p>
          </table:table-cell>
          <table:table-cell office:value-type="float" office:value="0.2306261" calcext:value-type="float">
            <text:p>0.2306261</text:p>
          </table:table-cell>
          <table:table-cell office:value-type="float" office:value="0.555176" calcext:value-type="float">
            <text:p>0.555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52354" calcext:value-type="float">
            <text:p>0.002052354</text:p>
          </table:table-cell>
          <table:table-cell table:number-columns-repeated="23"/>
        </table:table-row>
        <table:table-row table:style-name="ro1">
          <table:table-cell office:value-type="float" office:value="0.1798791" calcext:value-type="float">
            <text:p>0.1798791</text:p>
          </table:table-cell>
          <table:table-cell office:value-type="float" office:value="0.9755562" calcext:value-type="float">
            <text:p>0.9755562</text:p>
          </table:table-cell>
          <table:table-cell office:value-type="float" office:value="0.01329601" calcext:value-type="float">
            <text:p>0.01329601</text:p>
          </table:table-cell>
          <table:table-cell office:value-type="float" office:value="0.1798791" calcext:value-type="float">
            <text:p>0.1798791</text:p>
          </table:table-cell>
          <table:table-cell office:value-type="float" office:value="0.493948" calcext:value-type="float">
            <text:p>0.493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15483" calcext:value-type="float">
            <text:p>0.002015483</text:p>
          </table:table-cell>
          <table:table-cell table:number-columns-repeated="23"/>
        </table:table-row>
        <table:table-row table:style-name="ro1">
          <table:table-cell office:value-type="float" office:value="0.2116623" calcext:value-type="float">
            <text:p>0.2116623</text:p>
          </table:table-cell>
          <table:table-cell office:value-type="float" office:value="0.9648557" calcext:value-type="float">
            <text:p>0.9648557</text:p>
          </table:table-cell>
          <table:table-cell office:value-type="float" office:value="0.003089434" calcext:value-type="float">
            <text:p>0.003089434</text:p>
          </table:table-cell>
          <table:table-cell office:value-type="float" office:value="0.2116623" calcext:value-type="float">
            <text:p>0.2116623</text:p>
          </table:table-cell>
          <table:table-cell office:value-type="float" office:value="0.5348246" calcext:value-type="float">
            <text:p>0.5348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71465" calcext:value-type="float">
            <text:p>0.001971465</text:p>
          </table:table-cell>
          <table:table-cell table:number-columns-repeated="23"/>
        </table:table-row>
        <table:table-row table:style-name="ro1">
          <table:table-cell office:value-type="float" office:value="0.2105357" calcext:value-type="float">
            <text:p>0.2105357</text:p>
          </table:table-cell>
          <table:table-cell office:value-type="float" office:value="0.9663746" calcext:value-type="float">
            <text:p>0.9663746</text:p>
          </table:table-cell>
          <table:table-cell office:value-type="float" office:value="0.013964" calcext:value-type="float">
            <text:p>0.013964</text:p>
          </table:table-cell>
          <table:table-cell office:value-type="float" office:value="0.2105357" calcext:value-type="float">
            <text:p>0.2105357</text:p>
          </table:table-cell>
          <table:table-cell office:value-type="float" office:value="0.5348246" calcext:value-type="float">
            <text:p>0.5348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18554" calcext:value-type="float">
            <text:p>0.001918554</text:p>
          </table:table-cell>
          <table:table-cell table:number-columns-repeated="23"/>
        </table:table-row>
        <table:table-row table:style-name="ro1">
          <table:table-cell office:value-type="float" office:value="0.1906116" calcext:value-type="float">
            <text:p>0.1906116</text:p>
          </table:table-cell>
          <table:table-cell office:value-type="float" office:value="0.9722948" calcext:value-type="float">
            <text:p>0.9722948</text:p>
          </table:table-cell>
          <table:table-cell office:value-type="float" office:value="0.007427363" calcext:value-type="float">
            <text:p>0.007427363</text:p>
          </table:table-cell>
          <table:table-cell office:value-type="float" office:value="0.1906116" calcext:value-type="float">
            <text:p>0.1906116</text:p>
          </table:table-cell>
          <table:table-cell office:value-type="float" office:value="0.5085244" calcext:value-type="float">
            <text:p>0.5085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87401" calcext:value-type="float">
            <text:p>0.001887401</text:p>
          </table:table-cell>
          <table:table-cell table:number-columns-repeated="23"/>
        </table:table-row>
        <table:table-row table:style-name="ro1">
          <table:table-cell office:value-type="float" office:value="0.2381741" calcext:value-type="float">
            <text:p>0.2381741</text:p>
          </table:table-cell>
          <table:table-cell office:value-type="float" office:value="0.9507636" calcext:value-type="float">
            <text:p>0.9507636</text:p>
          </table:table-cell>
          <table:table-cell office:value-type="float" office:value="0.001813272" calcext:value-type="float">
            <text:p>0.001813272</text:p>
          </table:table-cell>
          <table:table-cell office:value-type="float" office:value="0.2381741" calcext:value-type="float">
            <text:p>0.2381741</text:p>
          </table:table-cell>
          <table:table-cell office:value-type="float" office:value="0.5603901" calcext:value-type="float">
            <text:p>0.56039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38531" calcext:value-type="float">
            <text:p>0.001838531</text:p>
          </table:table-cell>
          <table:table-cell table:number-columns-repeated="23"/>
        </table:table-row>
        <table:table-row table:style-name="ro1">
          <table:table-cell office:value-type="float" office:value="0.2175824" calcext:value-type="float">
            <text:p>0.2175824</text:p>
          </table:table-cell>
          <table:table-cell office:value-type="float" office:value="0.9628382" calcext:value-type="float">
            <text:p>0.9628382</text:p>
          </table:table-cell>
          <table:table-cell office:value-type="float" office:value="0.007673133" calcext:value-type="float">
            <text:p>0.007673133</text:p>
          </table:table-cell>
          <table:table-cell office:value-type="float" office:value="0.2175824" calcext:value-type="float">
            <text:p>0.2175824</text:p>
          </table:table-cell>
          <table:table-cell office:value-type="float" office:value="0.542089" calcext:value-type="float">
            <text:p>0.5420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13387" calcext:value-type="float">
            <text:p>0.001813387</text:p>
          </table:table-cell>
          <table:table-cell table:number-columns-repeated="23"/>
        </table:table-row>
        <table:table-row table:style-name="ro1">
          <table:table-cell office:value-type="float" office:value="0.176887" calcext:value-type="float">
            <text:p>0.176887</text:p>
          </table:table-cell>
          <table:table-cell office:value-type="float" office:value="0.9757153" calcext:value-type="float">
            <text:p>0.9757153</text:p>
          </table:table-cell>
          <table:table-cell office:value-type="float" office:value="0.006483192" calcext:value-type="float">
            <text:p>0.006483192</text:p>
          </table:table-cell>
          <table:table-cell office:value-type="float" office:value="0.176887" calcext:value-type="float">
            <text:p>0.176887</text:p>
          </table:table-cell>
          <table:table-cell office:value-type="float" office:value="0.48891" calcext:value-type="float">
            <text:p>0.48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7588" calcext:value-type="float">
            <text:p>0.00177588</text:p>
          </table:table-cell>
          <table:table-cell table:number-columns-repeated="23"/>
        </table:table-row>
        <table:table-row table:style-name="ro1">
          <table:table-cell office:value-type="float" office:value="0.1813961" calcext:value-type="float">
            <text:p>0.1813961</text:p>
          </table:table-cell>
          <table:table-cell office:value-type="float" office:value="0.9753959" calcext:value-type="float">
            <text:p>0.9753959</text:p>
          </table:table-cell>
          <table:table-cell office:value-type="float" office:value="0.01580959" calcext:value-type="float">
            <text:p>0.01580959</text:p>
          </table:table-cell>
          <table:table-cell office:value-type="float" office:value="0.1813961" calcext:value-type="float">
            <text:p>0.1813961</text:p>
          </table:table-cell>
          <table:table-cell office:value-type="float" office:value="0.4963951" calcext:value-type="float">
            <text:p>0.4963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87791" calcext:value-type="float">
            <text:p>0.001687791</text:p>
          </table:table-cell>
          <table:table-cell table:number-columns-repeated="23"/>
        </table:table-row>
        <table:table-row table:style-name="ro1">
          <table:table-cell office:value-type="float" office:value="0.2138119" calcext:value-type="float">
            <text:p>0.2138119</text:p>
          </table:table-cell>
          <table:table-cell office:value-type="float" office:value="0.9640782" calcext:value-type="float">
            <text:p>0.9640782</text:p>
          </table:table-cell>
          <table:table-cell office:value-type="float" office:value="0.004041461" calcext:value-type="float">
            <text:p>0.004041461</text:p>
          </table:table-cell>
          <table:table-cell office:value-type="float" office:value="0.2138119" calcext:value-type="float">
            <text:p>0.2138119</text:p>
          </table:table-cell>
          <table:table-cell office:value-type="float" office:value="0.5374177" calcext:value-type="float">
            <text:p>0.5374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81003" calcext:value-type="float">
            <text:p>0.001681003</text:p>
          </table:table-cell>
          <table:table-cell table:number-columns-repeated="23"/>
        </table:table-row>
        <table:table-row table:style-name="ro1">
          <table:table-cell office:value-type="float" office:value="0.2078863" calcext:value-type="float">
            <text:p>0.2078863</text:p>
          </table:table-cell>
          <table:table-cell office:value-type="float" office:value="0.9666151" calcext:value-type="float">
            <text:p>0.9666151</text:p>
          </table:table-cell>
          <table:table-cell office:value-type="float" office:value="0.006208469" calcext:value-type="float">
            <text:p>0.006208469</text:p>
          </table:table-cell>
          <table:table-cell office:value-type="float" office:value="0.2078863" calcext:value-type="float">
            <text:p>0.2078863</text:p>
          </table:table-cell>
          <table:table-cell office:value-type="float" office:value="0.5307214" calcext:value-type="float">
            <text:p>0.5307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31109" calcext:value-type="float">
            <text:p>0.001631109</text:p>
          </table:table-cell>
          <table:table-cell table:number-columns-repeated="23"/>
        </table:table-row>
        <table:table-row table:style-name="ro1">
          <table:table-cell office:value-type="float" office:value="0.1918699" calcext:value-type="float">
            <text:p>0.1918699</text:p>
          </table:table-cell>
          <table:table-cell office:value-type="float" office:value="0.9719329" calcext:value-type="float">
            <text:p>0.9719329</text:p>
          </table:table-cell>
          <table:table-cell office:value-type="float" office:value="0.007360094" calcext:value-type="float">
            <text:p>0.007360094</text:p>
          </table:table-cell>
          <table:table-cell office:value-type="float" office:value="0.1918699" calcext:value-type="float">
            <text:p>0.1918699</text:p>
          </table:table-cell>
          <table:table-cell office:value-type="float" office:value="0.5102344" calcext:value-type="float">
            <text:p>0.5102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22738" calcext:value-type="float">
            <text:p>0.001622738</text:p>
          </table:table-cell>
          <table:table-cell table:number-columns-repeated="23"/>
        </table:table-row>
        <table:table-row table:style-name="ro1">
          <table:table-cell office:value-type="float" office:value="0.2488918" calcext:value-type="float">
            <text:p>0.2488918</text:p>
          </table:table-cell>
          <table:table-cell office:value-type="float" office:value="0.9422738" calcext:value-type="float">
            <text:p>0.9422738</text:p>
          </table:table-cell>
          <table:table-cell office:value-type="float" office:value="0.003055142" calcext:value-type="float">
            <text:p>0.003055142</text:p>
          </table:table-cell>
          <table:table-cell office:value-type="float" office:value="0.2488918" calcext:value-type="float">
            <text:p>0.2488918</text:p>
          </table:table-cell>
          <table:table-cell office:value-type="float" office:value="0.5667307" calcext:value-type="float">
            <text:p>0.5667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13801" calcext:value-type="float">
            <text:p>0.001613801</text:p>
          </table:table-cell>
          <table:table-cell table:number-columns-repeated="23"/>
        </table:table-row>
        <table:table-row table:style-name="ro1">
          <table:table-cell office:value-type="float" office:value="0.2617756" calcext:value-type="float">
            <text:p>0.2617756</text:p>
          </table:table-cell>
          <table:table-cell office:value-type="float" office:value="0.9270656" calcext:value-type="float">
            <text:p>0.9270656</text:p>
          </table:table-cell>
          <table:table-cell office:value-type="float" office:value="0.003751605" calcext:value-type="float">
            <text:p>0.003751605</text:p>
          </table:table-cell>
          <table:table-cell office:value-type="float" office:value="0.2617756" calcext:value-type="float">
            <text:p>0.2617756</text:p>
          </table:table-cell>
          <table:table-cell office:value-type="float" office:value="0.5676737" calcext:value-type="float">
            <text:p>0.5676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01142" calcext:value-type="float">
            <text:p>0.001601142</text:p>
          </table:table-cell>
          <table:table-cell table:number-columns-repeated="23"/>
        </table:table-row>
        <table:table-row table:style-name="ro1">
          <table:table-cell office:value-type="float" office:value="0.1244276" calcext:value-type="float">
            <text:p>0.1244276</text:p>
          </table:table-cell>
          <table:table-cell office:value-type="float" office:value="0.9851559" calcext:value-type="float">
            <text:p>0.9851559</text:p>
          </table:table-cell>
          <table:table-cell office:value-type="float" office:value="0.008850788" calcext:value-type="float">
            <text:p>0.008850788</text:p>
          </table:table-cell>
          <table:table-cell office:value-type="float" office:value="0.1244276" calcext:value-type="float">
            <text:p>0.1244276</text:p>
          </table:table-cell>
          <table:table-cell office:value-type="float" office:value="0.4029695" calcext:value-type="float">
            <text:p>0.4029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98233" calcext:value-type="float">
            <text:p>0.001598233</text:p>
          </table:table-cell>
          <table:table-cell table:number-columns-repeated="23"/>
        </table:table-row>
        <table:table-row table:style-name="ro1">
          <table:table-cell office:value-type="float" office:value="0.2288802" calcext:value-type="float">
            <text:p>0.2288802</text:p>
          </table:table-cell>
          <table:table-cell office:value-type="float" office:value="0.9567569" calcext:value-type="float">
            <text:p>0.9567569</text:p>
          </table:table-cell>
          <table:table-cell office:value-type="float" office:value="0.003404341" calcext:value-type="float">
            <text:p>0.003404341</text:p>
          </table:table-cell>
          <table:table-cell office:value-type="float" office:value="0.2288802" calcext:value-type="float">
            <text:p>0.2288802</text:p>
          </table:table-cell>
          <table:table-cell office:value-type="float" office:value="0.5529431" calcext:value-type="float">
            <text:p>0.5529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93339" calcext:value-type="float">
            <text:p>0.001593339</text:p>
          </table:table-cell>
          <table:table-cell table:number-columns-repeated="23"/>
        </table:table-row>
        <table:table-row table:style-name="ro1">
          <table:table-cell office:value-type="float" office:value="0.2318332" calcext:value-type="float">
            <text:p>0.2318332</text:p>
          </table:table-cell>
          <table:table-cell office:value-type="float" office:value="0.9559954" calcext:value-type="float">
            <text:p>0.9559954</text:p>
          </table:table-cell>
          <table:table-cell office:value-type="float" office:value="0.01162558" calcext:value-type="float">
            <text:p>0.01162558</text:p>
          </table:table-cell>
          <table:table-cell office:value-type="float" office:value="0.2318332" calcext:value-type="float">
            <text:p>0.2318332</text:p>
          </table:table-cell>
          <table:table-cell office:value-type="float" office:value="0.5567502" calcext:value-type="float">
            <text:p>0.5567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69816" calcext:value-type="float">
            <text:p>0.001569816</text:p>
          </table:table-cell>
          <table:table-cell table:number-columns-repeated="23"/>
        </table:table-row>
        <table:table-row table:style-name="ro1">
          <table:table-cell office:value-type="float" office:value="0.1961346" calcext:value-type="float">
            <text:p>0.1961346</text:p>
          </table:table-cell>
          <table:table-cell office:value-type="float" office:value="0.9700836" calcext:value-type="float">
            <text:p>0.9700836</text:p>
          </table:table-cell>
          <table:table-cell office:value-type="float" office:value="0.0007969471" calcext:value-type="float">
            <text:p>0.0007969471</text:p>
          </table:table-cell>
          <table:table-cell office:value-type="float" office:value="0.1961346" calcext:value-type="float">
            <text:p>0.1961346</text:p>
          </table:table-cell>
          <table:table-cell office:value-type="float" office:value="0.5152351" calcext:value-type="float">
            <text:p>0.51523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64107" calcext:value-type="float">
            <text:p>0.001564107</text:p>
          </table:table-cell>
          <table:table-cell table:number-columns-repeated="23"/>
        </table:table-row>
        <table:table-row table:style-name="ro1">
          <table:table-cell office:value-type="float" office:value="0.2345667" calcext:value-type="float">
            <text:p>0.2345667</text:p>
          </table:table-cell>
          <table:table-cell office:value-type="float" office:value="0.9530189" calcext:value-type="float">
            <text:p>0.9530189</text:p>
          </table:table-cell>
          <table:table-cell office:value-type="float" office:value="0.0005239473" calcext:value-type="float">
            <text:p>0.0005239473</text:p>
          </table:table-cell>
          <table:table-cell office:value-type="float" office:value="0.2345667" calcext:value-type="float">
            <text:p>0.2345667</text:p>
          </table:table-cell>
          <table:table-cell office:value-type="float" office:value="0.5574387" calcext:value-type="float">
            <text:p>0.55743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5476" calcext:value-type="float">
            <text:p>0.00155476</text:p>
          </table:table-cell>
          <table:table-cell table:number-columns-repeated="23"/>
        </table:table-row>
        <table:table-row table:style-name="ro1">
          <table:table-cell office:value-type="float" office:value="0.1217171" calcext:value-type="float">
            <text:p>0.1217171</text:p>
          </table:table-cell>
          <table:table-cell office:value-type="float" office:value="0.9860736" calcext:value-type="float">
            <text:p>0.9860736</text:p>
          </table:table-cell>
          <table:table-cell office:value-type="float" office:value="0.0191281" calcext:value-type="float">
            <text:p>0.0191281</text:p>
          </table:table-cell>
          <table:table-cell office:value-type="float" office:value="0.1217171" calcext:value-type="float">
            <text:p>0.1217171</text:p>
          </table:table-cell>
          <table:table-cell office:value-type="float" office:value="0.3986789" calcext:value-type="float">
            <text:p>0.3986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35563" calcext:value-type="float">
            <text:p>0.001535563</text:p>
          </table:table-cell>
          <table:table-cell table:number-columns-repeated="23"/>
        </table:table-row>
        <table:table-row table:style-name="ro1">
          <table:table-cell office:value-type="float" office:value="0.261143" calcext:value-type="float">
            <text:p>0.261143</text:p>
          </table:table-cell>
          <table:table-cell office:value-type="float" office:value="0.9284114" calcext:value-type="float">
            <text:p>0.9284114</text:p>
          </table:table-cell>
          <table:table-cell office:value-type="float" office:value="0.006192902" calcext:value-type="float">
            <text:p>0.006192902</text:p>
          </table:table-cell>
          <table:table-cell office:value-type="float" office:value="0.261143" calcext:value-type="float">
            <text:p>0.261143</text:p>
          </table:table-cell>
          <table:table-cell office:value-type="float" office:value="0.5683914" calcext:value-type="float">
            <text:p>0.56839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26602" calcext:value-type="float">
            <text:p>0.001526602</text:p>
          </table:table-cell>
          <table:table-cell table:number-columns-repeated="23"/>
        </table:table-row>
        <table:table-row table:style-name="ro1">
          <table:table-cell office:value-type="float" office:value="0.2409179" calcext:value-type="float">
            <text:p>0.2409179</text:p>
          </table:table-cell>
          <table:table-cell office:value-type="float" office:value="0.9503662" calcext:value-type="float">
            <text:p>0.9503662</text:p>
          </table:table-cell>
          <table:table-cell office:value-type="float" office:value="0.01454509" calcext:value-type="float">
            <text:p>0.01454509</text:p>
          </table:table-cell>
          <table:table-cell office:value-type="float" office:value="0.2409179" calcext:value-type="float">
            <text:p>0.2409179</text:p>
          </table:table-cell>
          <table:table-cell office:value-type="float" office:value="0.5642525" calcext:value-type="float">
            <text:p>0.5642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70985" calcext:value-type="float">
            <text:p>0.001470985</text:p>
          </table:table-cell>
          <table:table-cell table:number-columns-repeated="23"/>
        </table:table-row>
        <table:table-row table:style-name="ro1">
          <table:table-cell office:value-type="float" office:value="0.1241699" calcext:value-type="float">
            <text:p>0.1241699</text:p>
          </table:table-cell>
          <table:table-cell office:value-type="float" office:value="0.9860113" calcext:value-type="float">
            <text:p>0.9860113</text:p>
          </table:table-cell>
          <table:table-cell office:value-type="float" office:value="0.02411999" calcext:value-type="float">
            <text:p>0.02411999</text:p>
          </table:table-cell>
          <table:table-cell office:value-type="float" office:value="0.1241699" calcext:value-type="float">
            <text:p>0.1241699</text:p>
          </table:table-cell>
          <table:table-cell office:value-type="float" office:value="0.4034658" calcext:value-type="float">
            <text:p>0.4034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55404" calcext:value-type="float">
            <text:p>0.001455404</text:p>
          </table:table-cell>
          <table:table-cell table:number-columns-repeated="23"/>
        </table:table-row>
        <table:table-row table:style-name="ro1">
          <table:table-cell office:value-type="float" office:value="0.1712487" calcext:value-type="float">
            <text:p>0.1712487</text:p>
          </table:table-cell>
          <table:table-cell office:value-type="float" office:value="0.9766345" calcext:value-type="float">
            <text:p>0.9766345</text:p>
          </table:table-cell>
          <table:table-cell office:value-type="float" office:value="0.001981356" calcext:value-type="float">
            <text:p>0.001981356</text:p>
          </table:table-cell>
          <table:table-cell office:value-type="float" office:value="0.1712487" calcext:value-type="float">
            <text:p>0.1712487</text:p>
          </table:table-cell>
          <table:table-cell office:value-type="float" office:value="0.4800853" calcext:value-type="float">
            <text:p>0.48008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4477" calcext:value-type="float">
            <text:p>0.00144477</text:p>
          </table:table-cell>
          <table:table-cell table:number-columns-repeated="23"/>
        </table:table-row>
        <table:table-row table:style-name="ro1">
          <table:table-cell office:value-type="float" office:value="0.2428703" calcext:value-type="float">
            <text:p>0.2428703</text:p>
          </table:table-cell>
          <table:table-cell office:value-type="float" office:value="0.9480475" calcext:value-type="float">
            <text:p>0.9480475</text:p>
          </table:table-cell>
          <table:table-cell office:value-type="float" office:value="0.007840463" calcext:value-type="float">
            <text:p>0.007840463</text:p>
          </table:table-cell>
          <table:table-cell office:value-type="float" office:value="0.2428703" calcext:value-type="float">
            <text:p>0.2428703</text:p>
          </table:table-cell>
          <table:table-cell office:value-type="float" office:value="0.5644564" calcext:value-type="float">
            <text:p>0.5644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366907" calcext:value-type="float">
            <text:p>0.001366907</text:p>
          </table:table-cell>
          <table:table-cell table:number-columns-repeated="23"/>
        </table:table-row>
        <table:table-row table:style-name="ro1">
          <table:table-cell office:value-type="float" office:value="0.2363368" calcext:value-type="float">
            <text:p>0.2363368</text:p>
          </table:table-cell>
          <table:table-cell office:value-type="float" office:value="0.9527547" calcext:value-type="float">
            <text:p>0.9527547</text:p>
          </table:table-cell>
          <table:table-cell office:value-type="float" office:value="0.007977358" calcext:value-type="float">
            <text:p>0.007977358</text:p>
          </table:table-cell>
          <table:table-cell office:value-type="float" office:value="0.2363368" calcext:value-type="float">
            <text:p>0.2363368</text:p>
          </table:table-cell>
          <table:table-cell office:value-type="float" office:value="0.5599371" calcext:value-type="float">
            <text:p>0.5599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336706" calcext:value-type="float">
            <text:p>0.001336706</text:p>
          </table:table-cell>
          <table:table-cell table:number-columns-repeated="23"/>
        </table:table-row>
        <table:table-row table:style-name="ro1">
          <table:table-cell office:value-type="float" office:value="0.2611468" calcext:value-type="float">
            <text:p>0.2611468</text:p>
          </table:table-cell>
          <table:table-cell office:value-type="float" office:value="0.9275051" calcext:value-type="float">
            <text:p>0.9275051</text:p>
          </table:table-cell>
          <table:table-cell office:value-type="float" office:value="0.0005578613" calcext:value-type="float">
            <text:p>0.0005578613</text:p>
          </table:table-cell>
          <table:table-cell office:value-type="float" office:value="0.2611468" calcext:value-type="float">
            <text:p>0.2611468</text:p>
          </table:table-cell>
          <table:table-cell office:value-type="float" office:value="0.5672585" calcext:value-type="float">
            <text:p>0.5672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316994" calcext:value-type="float">
            <text:p>0.001316994</text:p>
          </table:table-cell>
          <table:table-cell table:number-columns-repeated="23"/>
        </table:table-row>
        <table:table-row table:style-name="ro1">
          <table:table-cell office:value-type="float" office:value="0.1978549" calcext:value-type="float">
            <text:p>0.1978549</text:p>
          </table:table-cell>
          <table:table-cell office:value-type="float" office:value="0.9697928" calcext:value-type="float">
            <text:p>0.9697928</text:p>
          </table:table-cell>
          <table:table-cell office:value-type="float" office:value="0.003514556" calcext:value-type="float">
            <text:p>0.003514556</text:p>
          </table:table-cell>
          <table:table-cell office:value-type="float" office:value="0.1978549" calcext:value-type="float">
            <text:p>0.1978549</text:p>
          </table:table-cell>
          <table:table-cell office:value-type="float" office:value="0.5177915" calcext:value-type="float">
            <text:p>0.5177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299246" calcext:value-type="float">
            <text:p>0.001299246</text:p>
          </table:table-cell>
          <table:table-cell table:number-columns-repeated="23"/>
        </table:table-row>
        <table:table-row table:style-name="ro1">
          <table:table-cell office:value-type="float" office:value="0.2621999" calcext:value-type="float">
            <text:p>0.2621999</text:p>
          </table:table-cell>
          <table:table-cell office:value-type="float" office:value="0.9260679" calcext:value-type="float">
            <text:p>0.9260679</text:p>
          </table:table-cell>
          <table:table-cell office:value-type="float" office:value="0.001670337" calcext:value-type="float">
            <text:p>0.001670337</text:p>
          </table:table-cell>
          <table:table-cell office:value-type="float" office:value="0.2621999" calcext:value-type="float">
            <text:p>0.2621999</text:p>
          </table:table-cell>
          <table:table-cell office:value-type="float" office:value="0.5670719" calcext:value-type="float">
            <text:p>0.5670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298326" calcext:value-type="float">
            <text:p>0.001298326</text:p>
          </table:table-cell>
          <table:table-cell table:number-columns-repeated="23"/>
        </table:table-row>
        <table:table-row table:style-name="ro1">
          <table:table-cell office:value-type="float" office:value="0.2446782" calcext:value-type="float">
            <text:p>0.2446782</text:p>
          </table:table-cell>
          <table:table-cell office:value-type="float" office:value="0.9457664" calcext:value-type="float">
            <text:p>0.9457664</text:p>
          </table:table-cell>
          <table:table-cell office:value-type="float" office:value="0.001389543" calcext:value-type="float">
            <text:p>0.001389543</text:p>
          </table:table-cell>
          <table:table-cell office:value-type="float" office:value="0.2446782" calcext:value-type="float">
            <text:p>0.2446782</text:p>
          </table:table-cell>
          <table:table-cell office:value-type="float" office:value="0.5644676" calcext:value-type="float">
            <text:p>0.56446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279755" calcext:value-type="float">
            <text:p>0.001279755</text:p>
          </table:table-cell>
          <table:table-cell table:number-columns-repeated="23"/>
        </table:table-row>
        <table:table-row table:style-name="ro1">
          <table:table-cell office:value-type="float" office:value="0.02134391" calcext:value-type="float">
            <text:p>0.02134391</text:p>
          </table:table-cell>
          <table:table-cell office:value-type="float" office:value="0.9979892" calcext:value-type="float">
            <text:p>0.9979892</text:p>
          </table:table-cell>
          <table:table-cell office:value-type="float" office:value="0.05589877" calcext:value-type="float">
            <text:p>0.05589877</text:p>
          </table:table-cell>
          <table:table-cell office:value-type="float" office:value="0.02134391" calcext:value-type="float">
            <text:p>0.02134391</text:p>
          </table:table-cell>
          <table:table-cell office:value-type="float" office:value="0.1549994" calcext:value-type="float">
            <text:p>0.1549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270608" calcext:value-type="float">
            <text:p>0.001270608</text:p>
          </table:table-cell>
          <table:table-cell table:number-columns-repeated="23"/>
        </table:table-row>
        <table:table-row table:style-name="ro1">
          <table:table-cell office:value-type="float" office:value="0.2188913" calcext:value-type="float">
            <text:p>0.2188913</text:p>
          </table:table-cell>
          <table:table-cell office:value-type="float" office:value="0.962063" calcext:value-type="float">
            <text:p>0.962063</text:p>
          </table:table-cell>
          <table:table-cell office:value-type="float" office:value="0.005862084" calcext:value-type="float">
            <text:p>0.005862084</text:p>
          </table:table-cell>
          <table:table-cell office:value-type="float" office:value="0.2188913" calcext:value-type="float">
            <text:p>0.2188913</text:p>
          </table:table-cell>
          <table:table-cell office:value-type="float" office:value="0.5432773" calcext:value-type="float">
            <text:p>0.54327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245719" calcext:value-type="float">
            <text:p>0.001245719</text:p>
          </table:table-cell>
          <table:table-cell table:number-columns-repeated="23"/>
        </table:table-row>
        <table:table-row table:style-name="ro1">
          <table:table-cell office:value-type="float" office:value="0.2175824" calcext:value-type="float">
            <text:p>0.2175824</text:p>
          </table:table-cell>
          <table:table-cell office:value-type="float" office:value="0.9628382" calcext:value-type="float">
            <text:p>0.9628382</text:p>
          </table:table-cell>
          <table:table-cell office:value-type="float" office:value="0.007673133" calcext:value-type="float">
            <text:p>0.007673133</text:p>
          </table:table-cell>
          <table:table-cell office:value-type="float" office:value="0.2175824" calcext:value-type="float">
            <text:p>0.2175824</text:p>
          </table:table-cell>
          <table:table-cell office:value-type="float" office:value="0.542089" calcext:value-type="float">
            <text:p>0.5420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245719" calcext:value-type="float">
            <text:p>0.001245719</text:p>
          </table:table-cell>
          <table:table-cell table:number-columns-repeated="23"/>
        </table:table-row>
        <table:table-row table:style-name="ro1">
          <table:table-cell office:value-type="float" office:value="0.2513425" calcext:value-type="float">
            <text:p>0.2513425</text:p>
          </table:table-cell>
          <table:table-cell office:value-type="float" office:value="0.9399799" calcext:value-type="float">
            <text:p>0.9399799</text:p>
          </table:table-cell>
          <table:table-cell office:value-type="float" office:value="0.0037303" calcext:value-type="float">
            <text:p>0.0037303</text:p>
          </table:table-cell>
          <table:table-cell office:value-type="float" office:value="0.2513425" calcext:value-type="float">
            <text:p>0.2513425</text:p>
          </table:table-cell>
          <table:table-cell office:value-type="float" office:value="0.5676971" calcext:value-type="float">
            <text:p>0.56769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245225" calcext:value-type="float">
            <text:p>0.001245225</text:p>
          </table:table-cell>
          <table:table-cell table:number-columns-repeated="23"/>
        </table:table-row>
        <table:table-row table:style-name="ro1">
          <table:table-cell office:value-type="float" office:value="0.2539899" calcext:value-type="float">
            <text:p>0.2539899</text:p>
          </table:table-cell>
          <table:table-cell office:value-type="float" office:value="0.9370471" calcext:value-type="float">
            <text:p>0.9370471</text:p>
          </table:table-cell>
          <table:table-cell office:value-type="float" office:value="0.002835609" calcext:value-type="float">
            <text:p>0.002835609</text:p>
          </table:table-cell>
          <table:table-cell office:value-type="float" office:value="0.2539899" calcext:value-type="float">
            <text:p>0.2539899</text:p>
          </table:table-cell>
          <table:table-cell office:value-type="float" office:value="0.5681535" calcext:value-type="float">
            <text:p>0.568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222353" calcext:value-type="float">
            <text:p>0.001222353</text:p>
          </table:table-cell>
          <table:table-cell table:number-columns-repeated="23"/>
        </table:table-row>
        <table:table-row table:style-name="ro1">
          <table:table-cell office:value-type="float" office:value="0.2562006" calcext:value-type="float">
            <text:p>0.2562006</text:p>
          </table:table-cell>
          <table:table-cell office:value-type="float" office:value="0.9343065" calcext:value-type="float">
            <text:p>0.9343065</text:p>
          </table:table-cell>
          <table:table-cell office:value-type="float" office:value="0.001598908" calcext:value-type="float">
            <text:p>0.001598908</text:p>
          </table:table-cell>
          <table:table-cell office:value-type="float" office:value="0.2562006" calcext:value-type="float">
            <text:p>0.2562006</text:p>
          </table:table-cell>
          <table:table-cell office:value-type="float" office:value="0.5681535" calcext:value-type="float">
            <text:p>0.568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96573" calcext:value-type="float">
            <text:p>0.001196573</text:p>
          </table:table-cell>
          <table:table-cell table:number-columns-repeated="23"/>
        </table:table-row>
        <table:table-row table:style-name="ro1">
          <table:table-cell office:value-type="float" office:value="0.252737" calcext:value-type="float">
            <text:p>0.252737</text:p>
          </table:table-cell>
          <table:table-cell office:value-type="float" office:value="0.9394411" calcext:value-type="float">
            <text:p>0.9394411</text:p>
          </table:table-cell>
          <table:table-cell office:value-type="float" office:value="0.01016825" calcext:value-type="float">
            <text:p>0.01016825</text:p>
          </table:table-cell>
          <table:table-cell office:value-type="float" office:value="0.252737" calcext:value-type="float">
            <text:p>0.252737</text:p>
          </table:table-cell>
          <table:table-cell office:value-type="float" office:value="0.5691987" calcext:value-type="float">
            <text:p>0.56919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80567" calcext:value-type="float">
            <text:p>0.001180567</text:p>
          </table:table-cell>
          <table:table-cell table:number-columns-repeated="23"/>
        </table:table-row>
        <table:table-row table:style-name="ro1">
          <table:table-cell office:value-type="float" office:value="0.1951564" calcext:value-type="float">
            <text:p>0.1951564</text:p>
          </table:table-cell>
          <table:table-cell office:value-type="float" office:value="0.9707916" calcext:value-type="float">
            <text:p>0.9707916</text:p>
          </table:table-cell>
          <table:table-cell office:value-type="float" office:value="0.005359621" calcext:value-type="float">
            <text:p>0.005359621</text:p>
          </table:table-cell>
          <table:table-cell office:value-type="float" office:value="0.1951564" calcext:value-type="float">
            <text:p>0.1951564</text:p>
          </table:table-cell>
          <table:table-cell office:value-type="float" office:value="0.5144391" calcext:value-type="float">
            <text:p>0.5144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63449" calcext:value-type="float">
            <text:p>0.001163449</text:p>
          </table:table-cell>
          <table:table-cell table:number-columns-repeated="23"/>
        </table:table-row>
        <table:table-row table:style-name="ro1">
          <table:table-cell office:value-type="float" office:value="0.2528119" calcext:value-type="float">
            <text:p>0.2528119</text:p>
          </table:table-cell>
          <table:table-cell office:value-type="float" office:value="0.9386364" calcext:value-type="float">
            <text:p>0.9386364</text:p>
          </table:table-cell>
          <table:table-cell office:value-type="float" office:value="0.005015945" calcext:value-type="float">
            <text:p>0.005015945</text:p>
          </table:table-cell>
          <table:table-cell office:value-type="float" office:value="0.2528119" calcext:value-type="float">
            <text:p>0.2528119</text:p>
          </table:table-cell>
          <table:table-cell office:value-type="float" office:value="0.5683086" calcext:value-type="float">
            <text:p>0.5683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52482" calcext:value-type="float">
            <text:p>0.001152482</text:p>
          </table:table-cell>
          <table:table-cell table:number-columns-repeated="23"/>
        </table:table-row>
        <table:table-row table:style-name="ro1">
          <table:table-cell office:value-type="float" office:value="0.2491689" calcext:value-type="float">
            <text:p>0.2491689</text:p>
          </table:table-cell>
          <table:table-cell office:value-type="float" office:value="0.9417678" calcext:value-type="float">
            <text:p>0.9417678</text:p>
          </table:table-cell>
          <table:table-cell office:value-type="float" office:value="0.001244936" calcext:value-type="float">
            <text:p>0.001244936</text:p>
          </table:table-cell>
          <table:table-cell office:value-type="float" office:value="0.2491689" calcext:value-type="float">
            <text:p>0.2491689</text:p>
          </table:table-cell>
          <table:table-cell office:value-type="float" office:value="0.5665328" calcext:value-type="float">
            <text:p>0.5665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29066" calcext:value-type="float">
            <text:p>0.001129066</text:p>
          </table:table-cell>
          <table:table-cell table:number-columns-repeated="23"/>
        </table:table-row>
        <table:table-row table:style-name="ro1">
          <table:table-cell office:value-type="float" office:value="0.2519245" calcext:value-type="float">
            <text:p>0.2519245</text:p>
          </table:table-cell>
          <table:table-cell office:value-type="float" office:value="0.9396184" calcext:value-type="float">
            <text:p>0.9396184</text:p>
          </table:table-cell>
          <table:table-cell office:value-type="float" office:value="0.005402742" calcext:value-type="float">
            <text:p>0.005402742</text:p>
          </table:table-cell>
          <table:table-cell office:value-type="float" office:value="0.2519245" calcext:value-type="float">
            <text:p>0.2519245</text:p>
          </table:table-cell>
          <table:table-cell office:value-type="float" office:value="0.5681535" calcext:value-type="float">
            <text:p>0.568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15845" calcext:value-type="float">
            <text:p>0.001115845</text:p>
          </table:table-cell>
          <table:table-cell table:number-columns-repeated="23"/>
        </table:table-row>
        <table:table-row table:style-name="ro1">
          <table:table-cell office:value-type="float" office:value="0.2480803" calcext:value-type="float">
            <text:p>0.2480803</text:p>
          </table:table-cell>
          <table:table-cell office:value-type="float" office:value="0.9431973" calcext:value-type="float">
            <text:p>0.9431973</text:p>
          </table:table-cell>
          <table:table-cell office:value-type="float" office:value="0.004345743" calcext:value-type="float">
            <text:p>0.004345743</text:p>
          </table:table-cell>
          <table:table-cell office:value-type="float" office:value="0.2480803" calcext:value-type="float">
            <text:p>0.2480803</text:p>
          </table:table-cell>
          <table:table-cell office:value-type="float" office:value="0.5666118" calcext:value-type="float">
            <text:p>0.5666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98354" calcext:value-type="float">
            <text:p>0.001098354</text:p>
          </table:table-cell>
          <table:table-cell table:number-columns-repeated="23"/>
        </table:table-row>
        <table:table-row table:style-name="ro1">
          <table:table-cell office:value-type="float" office:value="0.2602943" calcext:value-type="float">
            <text:p>0.2602943</text:p>
          </table:table-cell>
          <table:table-cell office:value-type="float" office:value="0.9292627" calcext:value-type="float">
            <text:p>0.9292627</text:p>
          </table:table-cell>
          <table:table-cell office:value-type="float" office:value="0.00377137" calcext:value-type="float">
            <text:p>0.00377137</text:p>
          </table:table-cell>
          <table:table-cell office:value-type="float" office:value="0.2602943" calcext:value-type="float">
            <text:p>0.2602943</text:p>
          </table:table-cell>
          <table:table-cell office:value-type="float" office:value="0.5681535" calcext:value-type="float">
            <text:p>0.568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97157" calcext:value-type="float">
            <text:p>0.001097157</text:p>
          </table:table-cell>
          <table:table-cell table:number-columns-repeated="23"/>
        </table:table-row>
        <table:table-row table:style-name="ro1">
          <table:table-cell office:value-type="float" office:value="0.2590158" calcext:value-type="float">
            <text:p>0.2590158</text:p>
          </table:table-cell>
          <table:table-cell office:value-type="float" office:value="0.9310162" calcext:value-type="float">
            <text:p>0.9310162</text:p>
          </table:table-cell>
          <table:table-cell office:value-type="float" office:value="0.003621901" calcext:value-type="float">
            <text:p>0.003621901</text:p>
          </table:table-cell>
          <table:table-cell office:value-type="float" office:value="0.2590158" calcext:value-type="float">
            <text:p>0.2590158</text:p>
          </table:table-cell>
          <table:table-cell office:value-type="float" office:value="0.5683826" calcext:value-type="float">
            <text:p>0.5683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97035" calcext:value-type="float">
            <text:p>0.001097035</text:p>
          </table:table-cell>
          <table:table-cell table:number-columns-repeated="23"/>
        </table:table-row>
        <table:table-row table:style-name="ro1">
          <table:table-cell office:value-type="float" office:value="0.2197413" calcext:value-type="float">
            <text:p>0.2197413</text:p>
          </table:table-cell>
          <table:table-cell office:value-type="float" office:value="0.9614726" calcext:value-type="float">
            <text:p>0.9614726</text:p>
          </table:table-cell>
          <table:table-cell office:value-type="float" office:value="0.003956296" calcext:value-type="float">
            <text:p>0.003956296</text:p>
          </table:table-cell>
          <table:table-cell office:value-type="float" office:value="0.2197413" calcext:value-type="float">
            <text:p>0.2197413</text:p>
          </table:table-cell>
          <table:table-cell office:value-type="float" office:value="0.5439389" calcext:value-type="float">
            <text:p>0.54393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96188" calcext:value-type="float">
            <text:p>0.001096188</text:p>
          </table:table-cell>
          <table:table-cell table:number-columns-repeated="23"/>
        </table:table-row>
        <table:table-row table:style-name="ro1">
          <table:table-cell office:value-type="float" office:value="0.2578603" calcext:value-type="float">
            <text:p>0.2578603</text:p>
          </table:table-cell>
          <table:table-cell office:value-type="float" office:value="0.9322568" calcext:value-type="float">
            <text:p>0.9322568</text:p>
          </table:table-cell>
          <table:table-cell office:value-type="float" office:value="0.001752993" calcext:value-type="float">
            <text:p>0.001752993</text:p>
          </table:table-cell>
          <table:table-cell office:value-type="float" office:value="0.2578603" calcext:value-type="float">
            <text:p>0.2578603</text:p>
          </table:table-cell>
          <table:table-cell office:value-type="float" office:value="0.5681535" calcext:value-type="float">
            <text:p>0.568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7595" calcext:value-type="float">
            <text:p>0.00107595</text:p>
          </table:table-cell>
          <table:table-cell table:number-columns-repeated="23"/>
        </table:table-row>
        <table:table-row table:style-name="ro1">
          <table:table-cell office:value-type="float" office:value="0.1265035" calcext:value-type="float">
            <text:p>0.1265035</text:p>
          </table:table-cell>
          <table:table-cell office:value-type="float" office:value="0.9844214" calcext:value-type="float">
            <text:p>0.9844214</text:p>
          </table:table-cell>
          <table:table-cell office:value-type="float" office:value="0.0008293943" calcext:value-type="float">
            <text:p>0.0008293943</text:p>
          </table:table-cell>
          <table:table-cell office:value-type="float" office:value="0.1265035" calcext:value-type="float">
            <text:p>0.1265035</text:p>
          </table:table-cell>
          <table:table-cell office:value-type="float" office:value="0.4061889" calcext:value-type="float">
            <text:p>0.4061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70536" calcext:value-type="float">
            <text:p>0.001070536</text:p>
          </table:table-cell>
          <table:table-cell table:number-columns-repeated="23"/>
        </table:table-row>
        <table:table-row table:style-name="ro1">
          <table:table-cell office:value-type="float" office:value="0.2604393" calcext:value-type="float">
            <text:p>0.2604393</text:p>
          </table:table-cell>
          <table:table-cell office:value-type="float" office:value="0.9290831" calcext:value-type="float">
            <text:p>0.9290831</text:p>
          </table:table-cell>
          <table:table-cell office:value-type="float" office:value="0.003951575" calcext:value-type="float">
            <text:p>0.003951575</text:p>
          </table:table-cell>
          <table:table-cell office:value-type="float" office:value="0.2604393" calcext:value-type="float">
            <text:p>0.2604393</text:p>
          </table:table-cell>
          <table:table-cell office:value-type="float" office:value="0.5681513" calcext:value-type="float">
            <text:p>0.5681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64443" calcext:value-type="float">
            <text:p>0.001064443</text:p>
          </table:table-cell>
          <table:table-cell table:number-columns-repeated="23"/>
        </table:table-row>
        <table:table-row table:style-name="ro1">
          <table:table-cell office:value-type="float" office:value="0.2418744" calcext:value-type="float">
            <text:p>0.2418744</text:p>
          </table:table-cell>
          <table:table-cell office:value-type="float" office:value="0.9485817" calcext:value-type="float">
            <text:p>0.9485817</text:p>
          </table:table-cell>
          <table:table-cell office:value-type="float" office:value="0.005984025" calcext:value-type="float">
            <text:p>0.005984025</text:p>
          </table:table-cell>
          <table:table-cell office:value-type="float" office:value="0.2418744" calcext:value-type="float">
            <text:p>0.2418744</text:p>
          </table:table-cell>
          <table:table-cell office:value-type="float" office:value="0.5635467" calcext:value-type="float">
            <text:p>0.5635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63061" calcext:value-type="float">
            <text:p>0.001063061</text:p>
          </table:table-cell>
          <table:table-cell table:number-columns-repeated="23"/>
        </table:table-row>
        <table:table-row table:style-name="ro1">
          <table:table-cell office:value-type="float" office:value="0.2591972" calcext:value-type="float">
            <text:p>0.2591972</text:p>
          </table:table-cell>
          <table:table-cell office:value-type="float" office:value="0.9305943" calcext:value-type="float">
            <text:p>0.9305943</text:p>
          </table:table-cell>
          <table:table-cell office:value-type="float" office:value="0.002483649" calcext:value-type="float">
            <text:p>0.002483649</text:p>
          </table:table-cell>
          <table:table-cell office:value-type="float" office:value="0.2591972" calcext:value-type="float">
            <text:p>0.2591972</text:p>
          </table:table-cell>
          <table:table-cell office:value-type="float" office:value="0.5681331" calcext:value-type="float">
            <text:p>0.5681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60011" calcext:value-type="float">
            <text:p>0.001060011</text:p>
          </table:table-cell>
          <table:table-cell table:number-columns-repeated="23"/>
        </table:table-row>
        <table:table-row table:style-name="ro1">
          <table:table-cell office:value-type="float" office:value="0.2201779" calcext:value-type="float">
            <text:p>0.2201779</text:p>
          </table:table-cell>
          <table:table-cell office:value-type="float" office:value="0.9611502" calcext:value-type="float">
            <text:p>0.9611502</text:p>
          </table:table-cell>
          <table:table-cell office:value-type="float" office:value="0.002831332" calcext:value-type="float">
            <text:p>0.002831332</text:p>
          </table:table-cell>
          <table:table-cell office:value-type="float" office:value="0.2201779" calcext:value-type="float">
            <text:p>0.2201779</text:p>
          </table:table-cell>
          <table:table-cell office:value-type="float" office:value="0.5442546" calcext:value-type="float">
            <text:p>0.5442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51572" calcext:value-type="float">
            <text:p>0.001051572</text:p>
          </table:table-cell>
          <table:table-cell table:number-columns-repeated="23"/>
        </table:table-row>
        <table:table-row table:style-name="ro1">
          <table:table-cell office:value-type="float" office:value="0.2442997" calcext:value-type="float">
            <text:p>0.2442997</text:p>
          </table:table-cell>
          <table:table-cell office:value-type="float" office:value="0.9462393" calcext:value-type="float">
            <text:p>0.9462393</text:p>
          </table:table-cell>
          <table:table-cell office:value-type="float" office:value="0.002635972" calcext:value-type="float">
            <text:p>0.002635972</text:p>
          </table:table-cell>
          <table:table-cell office:value-type="float" office:value="0.2442997" calcext:value-type="float">
            <text:p>0.2442997</text:p>
          </table:table-cell>
          <table:table-cell office:value-type="float" office:value="0.5644603" calcext:value-type="float">
            <text:p>0.5644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48028" calcext:value-type="float">
            <text:p>0.001048028</text:p>
          </table:table-cell>
          <table:table-cell table:number-columns-repeated="23"/>
        </table:table-row>
        <table:table-row table:style-name="ro1">
          <table:table-cell office:value-type="float" office:value="0.2145591" calcext:value-type="float">
            <text:p>0.2145591</text:p>
          </table:table-cell>
          <table:table-cell office:value-type="float" office:value="0.9637476" calcext:value-type="float">
            <text:p>0.9637476</text:p>
          </table:table-cell>
          <table:table-cell office:value-type="float" office:value="0.003853427" calcext:value-type="float">
            <text:p>0.003853427</text:p>
          </table:table-cell>
          <table:table-cell office:value-type="float" office:value="0.2145591" calcext:value-type="float">
            <text:p>0.2145591</text:p>
          </table:table-cell>
          <table:table-cell office:value-type="float" office:value="0.538242" calcext:value-type="float">
            <text:p>0.538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43959" calcext:value-type="float">
            <text:p>0.001043959</text:p>
          </table:table-cell>
          <table:table-cell table:number-columns-repeated="23"/>
        </table:table-row>
        <table:table-row table:style-name="ro1">
          <table:table-cell office:value-type="float" office:value="0.2576972" calcext:value-type="float">
            <text:p>0.2576972</text:p>
          </table:table-cell>
          <table:table-cell office:value-type="float" office:value="0.9326292" calcext:value-type="float">
            <text:p>0.9326292</text:p>
          </table:table-cell>
          <table:table-cell office:value-type="float" office:value="0.002829015" calcext:value-type="float">
            <text:p>0.002829015</text:p>
          </table:table-cell>
          <table:table-cell office:value-type="float" office:value="0.2576972" calcext:value-type="float">
            <text:p>0.2576972</text:p>
          </table:table-cell>
          <table:table-cell office:value-type="float" office:value="0.5683682" calcext:value-type="float">
            <text:p>0.56836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32354" calcext:value-type="float">
            <text:p>0.001032354</text:p>
          </table:table-cell>
          <table:table-cell table:number-columns-repeated="23"/>
        </table:table-row>
        <table:table-row table:style-name="ro1">
          <table:table-cell office:value-type="float" office:value="0.2536091" calcext:value-type="float">
            <text:p>0.2536091</text:p>
          </table:table-cell>
          <table:table-cell office:value-type="float" office:value="0.9377035" calcext:value-type="float">
            <text:p>0.9377035</text:p>
          </table:table-cell>
          <table:table-cell office:value-type="float" office:value="0.00449243" calcext:value-type="float">
            <text:p>0.00449243</text:p>
          </table:table-cell>
          <table:table-cell office:value-type="float" office:value="0.2536091" calcext:value-type="float">
            <text:p>0.2536091</text:p>
          </table:table-cell>
          <table:table-cell office:value-type="float" office:value="0.5683826" calcext:value-type="float">
            <text:p>0.5683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16246" calcext:value-type="float">
            <text:p>0.001016246</text:p>
          </table:table-cell>
          <table:table-cell table:number-columns-repeated="23"/>
        </table:table-row>
        <table:table-row table:style-name="ro1">
          <table:table-cell office:value-type="float" office:value="0.08078048" calcext:value-type="float">
            <text:p>0.08078048</text:p>
          </table:table-cell>
          <table:table-cell office:value-type="float" office:value="0.9923318" calcext:value-type="float">
            <text:p>0.9923318</text:p>
          </table:table-cell>
          <table:table-cell office:value-type="float" office:value="0.05624464" calcext:value-type="float">
            <text:p>0.05624464</text:p>
          </table:table-cell>
          <table:table-cell office:value-type="float" office:value="0.08078048" calcext:value-type="float">
            <text:p>0.08078048</text:p>
          </table:table-cell>
          <table:table-cell office:value-type="float" office:value="0.3187157" calcext:value-type="float">
            <text:p>0.3187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14938" calcext:value-type="float">
            <text:p>0.001014938</text:p>
          </table:table-cell>
          <table:table-cell table:number-columns-repeated="23"/>
        </table:table-row>
        <table:table-row table:style-name="ro1">
          <table:table-cell office:value-type="float" office:value="0.01335021" calcext:value-type="float">
            <text:p>0.01335021</text:p>
          </table:table-cell>
          <table:table-cell office:value-type="float" office:value="0.9992583" calcext:value-type="float">
            <text:p>0.9992583</text:p>
          </table:table-cell>
          <table:table-cell office:value-type="float" office:value="0.1506685" calcext:value-type="float">
            <text:p>0.1506685</text:p>
          </table:table-cell>
          <table:table-cell office:value-type="float" office:value="0.01335021" calcext:value-type="float">
            <text:p>0.01335021</text:p>
          </table:table-cell>
          <table:table-cell office:value-type="float" office:value="0.1216263" calcext:value-type="float">
            <text:p>0.1216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0774" calcext:value-type="float">
            <text:p>0.00100774</text:p>
          </table:table-cell>
          <table:table-cell table:number-columns-repeated="23"/>
        </table:table-row>
        <table:table-row table:style-name="ro1">
          <table:table-cell office:value-type="float" office:value="0.2411424" calcext:value-type="float">
            <text:p>0.2411424</text:p>
          </table:table-cell>
          <table:table-cell office:value-type="float" office:value="0.9495129" calcext:value-type="float">
            <text:p>0.9495129</text:p>
          </table:table-cell>
          <table:table-cell office:value-type="float" office:value="0.00901788" calcext:value-type="float">
            <text:p>0.00901788</text:p>
          </table:table-cell>
          <table:table-cell office:value-type="float" office:value="0.2411424" calcext:value-type="float">
            <text:p>0.2411424</text:p>
          </table:table-cell>
          <table:table-cell office:value-type="float" office:value="0.5635467" calcext:value-type="float">
            <text:p>0.5635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05628" calcext:value-type="float">
            <text:p>0.001005628</text:p>
          </table:table-cell>
          <table:table-cell table:number-columns-repeated="23"/>
        </table:table-row>
        <table:table-row table:style-name="ro1">
          <table:table-cell office:value-type="float" office:value="0.246657" calcext:value-type="float">
            <text:p>0.246657</text:p>
          </table:table-cell>
          <table:table-cell office:value-type="float" office:value="0.9440239" calcext:value-type="float">
            <text:p>0.9440239</text:p>
          </table:table-cell>
          <table:table-cell office:value-type="float" office:value="0.0009786599" calcext:value-type="float">
            <text:p>0.0009786599</text:p>
          </table:table-cell>
          <table:table-cell office:value-type="float" office:value="0.246657" calcext:value-type="float">
            <text:p>0.246657</text:p>
          </table:table-cell>
          <table:table-cell office:value-type="float" office:value="0.5654086" calcext:value-type="float">
            <text:p>0.5654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852539" calcext:value-type="float">
            <text:p>0.0009852539</text:p>
          </table:table-cell>
          <table:table-cell table:number-columns-repeated="23"/>
        </table:table-row>
        <table:table-row table:style-name="ro1">
          <table:table-cell office:value-type="float" office:value="0.2396587" calcext:value-type="float">
            <text:p>0.2396587</text:p>
          </table:table-cell>
          <table:table-cell office:value-type="float" office:value="0.9504717" calcext:value-type="float">
            <text:p>0.9504717</text:p>
          </table:table-cell>
          <table:table-cell office:value-type="float" office:value="0.008004484" calcext:value-type="float">
            <text:p>0.008004484</text:p>
          </table:table-cell>
          <table:table-cell office:value-type="float" office:value="0.2396587" calcext:value-type="float">
            <text:p>0.2396587</text:p>
          </table:table-cell>
          <table:table-cell office:value-type="float" office:value="0.5623863" calcext:value-type="float">
            <text:p>0.5623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805222" calcext:value-type="float">
            <text:p>0.0009805222</text:p>
          </table:table-cell>
          <table:table-cell table:number-columns-repeated="23"/>
        </table:table-row>
        <table:table-row table:style-name="ro1">
          <table:table-cell office:value-type="float" office:value="0.08140196" calcext:value-type="float">
            <text:p>0.08140196</text:p>
          </table:table-cell>
          <table:table-cell office:value-type="float" office:value="0.9913885" calcext:value-type="float">
            <text:p>0.9913885</text:p>
          </table:table-cell>
          <table:table-cell office:value-type="float" office:value="0.030595" calcext:value-type="float">
            <text:p>0.030595</text:p>
          </table:table-cell>
          <table:table-cell office:value-type="float" office:value="0.08140196" calcext:value-type="float">
            <text:p>0.08140196</text:p>
          </table:table-cell>
          <table:table-cell office:value-type="float" office:value="0.3190695" calcext:value-type="float">
            <text:p>0.3190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738981" calcext:value-type="float">
            <text:p>0.0009738981</text:p>
          </table:table-cell>
          <table:table-cell table:number-columns-repeated="23"/>
        </table:table-row>
        <table:table-row table:style-name="ro1">
          <table:table-cell office:value-type="float" office:value="0.2472912" calcext:value-type="float">
            <text:p>0.2472912</text:p>
          </table:table-cell>
          <table:table-cell office:value-type="float" office:value="0.9434087" calcext:value-type="float">
            <text:p>0.9434087</text:p>
          </table:table-cell>
          <table:table-cell office:value-type="float" office:value="0.0005815355" calcext:value-type="float">
            <text:p>0.0005815355</text:p>
          </table:table-cell>
          <table:table-cell office:value-type="float" office:value="0.2472912" calcext:value-type="float">
            <text:p>0.2472912</text:p>
          </table:table-cell>
          <table:table-cell office:value-type="float" office:value="0.5656372" calcext:value-type="float">
            <text:p>0.5656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670591" calcext:value-type="float">
            <text:p>0.0009670591</text:p>
          </table:table-cell>
          <table:table-cell table:number-columns-repeated="23"/>
        </table:table-row>
        <table:table-row table:style-name="ro1">
          <table:table-cell office:value-type="float" office:value="0.2508738" calcext:value-type="float">
            <text:p>0.2508738</text:p>
          </table:table-cell>
          <table:table-cell office:value-type="float" office:value="0.9412021" calcext:value-type="float">
            <text:p>0.9412021</text:p>
          </table:table-cell>
          <table:table-cell office:value-type="float" office:value="0.009184097" calcext:value-type="float">
            <text:p>0.009184097</text:p>
          </table:table-cell>
          <table:table-cell office:value-type="float" office:value="0.2508738" calcext:value-type="float">
            <text:p>0.2508738</text:p>
          </table:table-cell>
          <table:table-cell office:value-type="float" office:value="0.568493" calcext:value-type="float">
            <text:p>0.568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656452" calcext:value-type="float">
            <text:p>0.0009656452</text:p>
          </table:table-cell>
          <table:table-cell table:number-columns-repeated="23"/>
        </table:table-row>
        <table:table-row table:style-name="ro1">
          <table:table-cell office:value-type="float" office:value="0.2455409" calcext:value-type="float">
            <text:p>0.2455409</text:p>
          </table:table-cell>
          <table:table-cell office:value-type="float" office:value="0.9453704" calcext:value-type="float">
            <text:p>0.9453704</text:p>
          </table:table-cell>
          <table:table-cell office:value-type="float" office:value="0.003905965" calcext:value-type="float">
            <text:p>0.003905965</text:p>
          </table:table-cell>
          <table:table-cell office:value-type="float" office:value="0.2455409" calcext:value-type="float">
            <text:p>0.2455409</text:p>
          </table:table-cell>
          <table:table-cell office:value-type="float" office:value="0.5653326" calcext:value-type="float">
            <text:p>0.5653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57078" calcext:value-type="float">
            <text:p>0.000957078</text:p>
          </table:table-cell>
          <table:table-cell table:number-columns-repeated="23"/>
        </table:table-row>
        <table:table-row table:style-name="ro1">
          <table:table-cell office:value-type="float" office:value="0.08184352" calcext:value-type="float">
            <text:p>0.08184352</text:p>
          </table:table-cell>
          <table:table-cell office:value-type="float" office:value="0.9905009" calcext:value-type="float">
            <text:p>0.9905009</text:p>
          </table:table-cell>
          <table:table-cell office:value-type="float" office:value="0.006667487" calcext:value-type="float">
            <text:p>0.006667487</text:p>
          </table:table-cell>
          <table:table-cell office:value-type="float" office:value="0.08184352" calcext:value-type="float">
            <text:p>0.08184352</text:p>
          </table:table-cell>
          <table:table-cell office:value-type="float" office:value="0.3190695" calcext:value-type="float">
            <text:p>0.3190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514378" calcext:value-type="float">
            <text:p>0.0009514378</text:p>
          </table:table-cell>
          <table:table-cell table:number-columns-repeated="23"/>
        </table:table-row>
        <table:table-row table:style-name="ro1">
          <table:table-cell office:value-type="float" office:value="0.2277208" calcext:value-type="float">
            <text:p>0.2277208</text:p>
          </table:table-cell>
          <table:table-cell office:value-type="float" office:value="0.9581063" calcext:value-type="float">
            <text:p>0.9581063</text:p>
          </table:table-cell>
          <table:table-cell office:value-type="float" office:value="0.009740208" calcext:value-type="float">
            <text:p>0.009740208</text:p>
          </table:table-cell>
          <table:table-cell office:value-type="float" office:value="0.2277208" calcext:value-type="float">
            <text:p>0.2277208</text:p>
          </table:table-cell>
          <table:table-cell office:value-type="float" office:value="0.552742" calcext:value-type="float">
            <text:p>0.552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500965" calcext:value-type="float">
            <text:p>0.0009500965</text:p>
          </table:table-cell>
          <table:table-cell table:number-columns-repeated="23"/>
        </table:table-row>
        <table:table-row table:style-name="ro1">
          <table:table-cell office:value-type="float" office:value="0.2381741" calcext:value-type="float">
            <text:p>0.2381741</text:p>
          </table:table-cell>
          <table:table-cell office:value-type="float" office:value="0.9507636" calcext:value-type="float">
            <text:p>0.9507636</text:p>
          </table:table-cell>
          <table:table-cell office:value-type="float" office:value="0.001813272" calcext:value-type="float">
            <text:p>0.001813272</text:p>
          </table:table-cell>
          <table:table-cell office:value-type="float" office:value="0.2381741" calcext:value-type="float">
            <text:p>0.2381741</text:p>
          </table:table-cell>
          <table:table-cell office:value-type="float" office:value="0.5603901" calcext:value-type="float">
            <text:p>0.56039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418315" calcext:value-type="float">
            <text:p>0.0009418315</text:p>
          </table:table-cell>
          <table:table-cell table:number-columns-repeated="23"/>
        </table:table-row>
        <table:table-row table:style-name="ro1">
          <table:table-cell office:value-type="float" office:value="0.1961058" calcext:value-type="float">
            <text:p>0.1961058</text:p>
          </table:table-cell>
          <table:table-cell office:value-type="float" office:value="0.9706921" calcext:value-type="float">
            <text:p>0.9706921</text:p>
          </table:table-cell>
          <table:table-cell office:value-type="float" office:value="0.007461355" calcext:value-type="float">
            <text:p>0.007461355</text:p>
          </table:table-cell>
          <table:table-cell office:value-type="float" office:value="0.1961058" calcext:value-type="float">
            <text:p>0.1961058</text:p>
          </table:table-cell>
          <table:table-cell office:value-type="float" office:value="0.5159281" calcext:value-type="float">
            <text:p>0.5159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375432" calcext:value-type="float">
            <text:p>0.0009375432</text:p>
          </table:table-cell>
          <table:table-cell table:number-columns-repeated="23"/>
        </table:table-row>
        <table:table-row table:style-name="ro1">
          <table:table-cell office:value-type="float" office:value="0.2464159" calcext:value-type="float">
            <text:p>0.2464159</text:p>
          </table:table-cell>
          <table:table-cell office:value-type="float" office:value="0.9446833" calcext:value-type="float">
            <text:p>0.9446833</text:p>
          </table:table-cell>
          <table:table-cell office:value-type="float" office:value="0.004386355" calcext:value-type="float">
            <text:p>0.004386355</text:p>
          </table:table-cell>
          <table:table-cell office:value-type="float" office:value="0.2464159" calcext:value-type="float">
            <text:p>0.2464159</text:p>
          </table:table-cell>
          <table:table-cell office:value-type="float" office:value="0.5658522" calcext:value-type="float">
            <text:p>0.5658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366606" calcext:value-type="float">
            <text:p>0.0009366606</text:p>
          </table:table-cell>
          <table:table-cell table:number-columns-repeated="23"/>
        </table:table-row>
        <table:table-row table:style-name="ro1">
          <table:table-cell office:value-type="float" office:value="0.08140196" calcext:value-type="float">
            <text:p>0.08140196</text:p>
          </table:table-cell>
          <table:table-cell office:value-type="float" office:value="0.9913885" calcext:value-type="float">
            <text:p>0.9913885</text:p>
          </table:table-cell>
          <table:table-cell office:value-type="float" office:value="0.030595" calcext:value-type="float">
            <text:p>0.030595</text:p>
          </table:table-cell>
          <table:table-cell office:value-type="float" office:value="0.08140196" calcext:value-type="float">
            <text:p>0.08140196</text:p>
          </table:table-cell>
          <table:table-cell office:value-type="float" office:value="0.3190695" calcext:value-type="float">
            <text:p>0.3190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221487" calcext:value-type="float">
            <text:p>0.0009221487</text:p>
          </table:table-cell>
          <table:table-cell table:number-columns-repeated="23"/>
        </table:table-row>
        <table:table-row table:style-name="ro1">
          <table:table-cell office:value-type="float" office:value="0.1906116" calcext:value-type="float">
            <text:p>0.1906116</text:p>
          </table:table-cell>
          <table:table-cell office:value-type="float" office:value="0.9722948" calcext:value-type="float">
            <text:p>0.9722948</text:p>
          </table:table-cell>
          <table:table-cell office:value-type="float" office:value="0.007427363" calcext:value-type="float">
            <text:p>0.007427363</text:p>
          </table:table-cell>
          <table:table-cell office:value-type="float" office:value="0.1906116" calcext:value-type="float">
            <text:p>0.1906116</text:p>
          </table:table-cell>
          <table:table-cell office:value-type="float" office:value="0.5085244" calcext:value-type="float">
            <text:p>0.5085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153546" calcext:value-type="float">
            <text:p>0.0009153546</text:p>
          </table:table-cell>
          <table:table-cell table:number-columns-repeated="23"/>
        </table:table-row>
        <table:table-row table:style-name="ro1">
          <table:table-cell office:value-type="float" office:value="0.2418744" calcext:value-type="float">
            <text:p>0.2418744</text:p>
          </table:table-cell>
          <table:table-cell office:value-type="float" office:value="0.9485817" calcext:value-type="float">
            <text:p>0.9485817</text:p>
          </table:table-cell>
          <table:table-cell office:value-type="float" office:value="0.005984025" calcext:value-type="float">
            <text:p>0.005984025</text:p>
          </table:table-cell>
          <table:table-cell office:value-type="float" office:value="0.2418744" calcext:value-type="float">
            <text:p>0.2418744</text:p>
          </table:table-cell>
          <table:table-cell office:value-type="float" office:value="0.5635467" calcext:value-type="float">
            <text:p>0.5635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068948" calcext:value-type="float">
            <text:p>0.0009068948</text:p>
          </table:table-cell>
          <table:table-cell table:number-columns-repeated="23"/>
        </table:table-row>
        <table:table-row table:style-name="ro1">
          <table:table-cell office:value-type="float" office:value="0.1804159" calcext:value-type="float">
            <text:p>0.1804159</text:p>
          </table:table-cell>
          <table:table-cell office:value-type="float" office:value="0.9754496" calcext:value-type="float">
            <text:p>0.9754496</text:p>
          </table:table-cell>
          <table:table-cell office:value-type="float" office:value="0.01356183" calcext:value-type="float">
            <text:p>0.01356183</text:p>
          </table:table-cell>
          <table:table-cell office:value-type="float" office:value="0.1804159" calcext:value-type="float">
            <text:p>0.1804159</text:p>
          </table:table-cell>
          <table:table-cell office:value-type="float" office:value="0.4947543" calcext:value-type="float">
            <text:p>0.4947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00351" calcext:value-type="float">
            <text:p>0.000900351</text:p>
          </table:table-cell>
          <table:table-cell table:number-columns-repeated="23"/>
        </table:table-row>
        <table:table-row table:style-name="ro1">
          <table:table-cell office:value-type="float" office:value="0.1813961" calcext:value-type="float">
            <text:p>0.1813961</text:p>
          </table:table-cell>
          <table:table-cell office:value-type="float" office:value="0.9753959" calcext:value-type="float">
            <text:p>0.9753959</text:p>
          </table:table-cell>
          <table:table-cell office:value-type="float" office:value="0.01580959" calcext:value-type="float">
            <text:p>0.01580959</text:p>
          </table:table-cell>
          <table:table-cell office:value-type="float" office:value="0.1813961" calcext:value-type="float">
            <text:p>0.1813961</text:p>
          </table:table-cell>
          <table:table-cell office:value-type="float" office:value="0.4963951" calcext:value-type="float">
            <text:p>0.4963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980775" calcext:value-type="float">
            <text:p>0.0008980775</text:p>
          </table:table-cell>
          <table:table-cell table:number-columns-repeated="23"/>
        </table:table-row>
        <table:table-row table:style-name="ro1">
          <table:table-cell office:value-type="float" office:value="0.260108" calcext:value-type="float">
            <text:p>0.260108</text:p>
          </table:table-cell>
          <table:table-cell office:value-type="float" office:value="0.9303414" calcext:value-type="float">
            <text:p>0.9303414</text:p>
          </table:table-cell>
          <table:table-cell office:value-type="float" office:value="0.008964791" calcext:value-type="float">
            <text:p>0.008964791</text:p>
          </table:table-cell>
          <table:table-cell office:value-type="float" office:value="0.260108" calcext:value-type="float">
            <text:p>0.260108</text:p>
          </table:table-cell>
          <table:table-cell office:value-type="float" office:value="0.5692207" calcext:value-type="float">
            <text:p>0.569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901444" calcext:value-type="float">
            <text:p>0.0008901444</text:p>
          </table:table-cell>
          <table:table-cell table:number-columns-repeated="23"/>
        </table:table-row>
        <table:table-row table:style-name="ro1">
          <table:table-cell office:value-type="float" office:value="0.2283338" calcext:value-type="float">
            <text:p>0.2283338</text:p>
          </table:table-cell>
          <table:table-cell office:value-type="float" office:value="0.9568487" calcext:value-type="float">
            <text:p>0.9568487</text:p>
          </table:table-cell>
          <table:table-cell office:value-type="float" office:value="0.001515739" calcext:value-type="float">
            <text:p>0.001515739</text:p>
          </table:table-cell>
          <table:table-cell office:value-type="float" office:value="0.2283338" calcext:value-type="float">
            <text:p>0.2283338</text:p>
          </table:table-cell>
          <table:table-cell office:value-type="float" office:value="0.5521756" calcext:value-type="float">
            <text:p>0.55217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752336" calcext:value-type="float">
            <text:p>0.0008752336</text:p>
          </table:table-cell>
          <table:table-cell table:number-columns-repeated="23"/>
        </table:table-row>
        <table:table-row table:style-name="ro1">
          <table:table-cell office:value-type="float" office:value="0.2190958" calcext:value-type="float">
            <text:p>0.2190958</text:p>
          </table:table-cell>
          <table:table-cell office:value-type="float" office:value="0.9618812" calcext:value-type="float">
            <text:p>0.9618812</text:p>
          </table:table-cell>
          <table:table-cell office:value-type="float" office:value="0.005016503" calcext:value-type="float">
            <text:p>0.005016503</text:p>
          </table:table-cell>
          <table:table-cell office:value-type="float" office:value="0.2190958" calcext:value-type="float">
            <text:p>0.2190958</text:p>
          </table:table-cell>
          <table:table-cell office:value-type="float" office:value="0.5433875" calcext:value-type="float">
            <text:p>0.5433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729685" calcext:value-type="float">
            <text:p>0.0008729685</text:p>
          </table:table-cell>
          <table:table-cell table:number-columns-repeated="23"/>
        </table:table-row>
        <table:table-row table:style-name="ro1">
          <table:table-cell office:value-type="float" office:value="0.2114696" calcext:value-type="float">
            <text:p>0.2114696</text:p>
          </table:table-cell>
          <table:table-cell office:value-type="float" office:value="0.9651153" calcext:value-type="float">
            <text:p>0.9651153</text:p>
          </table:table-cell>
          <table:table-cell office:value-type="float" office:value="0.004924157" calcext:value-type="float">
            <text:p>0.004924157</text:p>
          </table:table-cell>
          <table:table-cell office:value-type="float" office:value="0.2114696" calcext:value-type="float">
            <text:p>0.2114696</text:p>
          </table:table-cell>
          <table:table-cell office:value-type="float" office:value="0.5348246" calcext:value-type="float">
            <text:p>0.5348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696206" calcext:value-type="float">
            <text:p>0.0008696206</text:p>
          </table:table-cell>
          <table:table-cell table:number-columns-repeated="23"/>
        </table:table-row>
        <table:table-row table:style-name="ro1">
          <table:table-cell office:value-type="float" office:value="0.01174825" calcext:value-type="float">
            <text:p>0.01174825</text:p>
          </table:table-cell>
          <table:table-cell office:value-type="float" office:value="0.9994602" calcext:value-type="float">
            <text:p>0.9994602</text:p>
          </table:table-cell>
          <table:table-cell office:value-type="float" office:value="0.1750347" calcext:value-type="float">
            <text:p>0.1750347</text:p>
          </table:table-cell>
          <table:table-cell office:value-type="float" office:value="0.01174825" calcext:value-type="float">
            <text:p>0.01174825</text:p>
          </table:table-cell>
          <table:table-cell office:value-type="float" office:value="0.1138535" calcext:value-type="float">
            <text:p>0.1138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589617" calcext:value-type="float">
            <text:p>0.0008589617</text:p>
          </table:table-cell>
          <table:table-cell table:number-columns-repeated="23"/>
        </table:table-row>
        <table:table-row table:style-name="ro1">
          <table:table-cell office:value-type="float" office:value="0.231812" calcext:value-type="float">
            <text:p>0.231812</text:p>
          </table:table-cell>
          <table:table-cell office:value-type="float" office:value="0.9560228" calcext:value-type="float">
            <text:p>0.9560228</text:p>
          </table:table-cell>
          <table:table-cell office:value-type="float" office:value="0.01175536" calcext:value-type="float">
            <text:p>0.01175536</text:p>
          </table:table-cell>
          <table:table-cell office:value-type="float" office:value="0.231812" calcext:value-type="float">
            <text:p>0.231812</text:p>
          </table:table-cell>
          <table:table-cell office:value-type="float" office:value="0.5567502" calcext:value-type="float">
            <text:p>0.5567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39506" calcext:value-type="float">
            <text:p>0.000839506</text:p>
          </table:table-cell>
          <table:table-cell table:number-columns-repeated="23"/>
        </table:table-row>
        <table:table-row table:style-name="ro1">
          <table:table-cell office:value-type="float" office:value="0.2440106" calcext:value-type="float">
            <text:p>0.2440106</text:p>
          </table:table-cell>
          <table:table-cell office:value-type="float" office:value="0.9467223" calcext:value-type="float">
            <text:p>0.9467223</text:p>
          </table:table-cell>
          <table:table-cell office:value-type="float" office:value="0.00456126" calcext:value-type="float">
            <text:p>0.00456126</text:p>
          </table:table-cell>
          <table:table-cell office:value-type="float" office:value="0.2440106" calcext:value-type="float">
            <text:p>0.2440106</text:p>
          </table:table-cell>
          <table:table-cell office:value-type="float" office:value="0.5646062" calcext:value-type="float">
            <text:p>0.5646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263452" calcext:value-type="float">
            <text:p>0.0008263452</text:p>
          </table:table-cell>
          <table:table-cell table:number-columns-repeated="23"/>
        </table:table-row>
        <table:table-row table:style-name="ro1">
          <table:table-cell office:value-type="float" office:value="0.2583647" calcext:value-type="float">
            <text:p>0.2583647</text:p>
          </table:table-cell>
          <table:table-cell office:value-type="float" office:value="0.9316352" calcext:value-type="float">
            <text:p>0.9316352</text:p>
          </table:table-cell>
          <table:table-cell office:value-type="float" office:value="0.001991935" calcext:value-type="float">
            <text:p>0.001991935</text:p>
          </table:table-cell>
          <table:table-cell office:value-type="float" office:value="0.2583647" calcext:value-type="float">
            <text:p>0.2583647</text:p>
          </table:table-cell>
          <table:table-cell office:value-type="float" office:value="0.5681535" calcext:value-type="float">
            <text:p>0.568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162672" calcext:value-type="float">
            <text:p>0.0008162672</text:p>
          </table:table-cell>
          <table:table-cell table:number-columns-repeated="23"/>
        </table:table-row>
        <table:table-row table:style-name="ro1">
          <table:table-cell office:value-type="float" office:value="0.1918699" calcext:value-type="float">
            <text:p>0.1918699</text:p>
          </table:table-cell>
          <table:table-cell office:value-type="float" office:value="0.9719329" calcext:value-type="float">
            <text:p>0.9719329</text:p>
          </table:table-cell>
          <table:table-cell office:value-type="float" office:value="0.007360094" calcext:value-type="float">
            <text:p>0.007360094</text:p>
          </table:table-cell>
          <table:table-cell office:value-type="float" office:value="0.1918699" calcext:value-type="float">
            <text:p>0.1918699</text:p>
          </table:table-cell>
          <table:table-cell office:value-type="float" office:value="0.5102344" calcext:value-type="float">
            <text:p>0.5102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152477" calcext:value-type="float">
            <text:p>0.0008152477</text:p>
          </table:table-cell>
          <table:table-cell table:number-columns-repeated="23"/>
        </table:table-row>
        <table:table-row table:style-name="ro1">
          <table:table-cell office:value-type="float" office:value="0.2430382" calcext:value-type="float">
            <text:p>0.2430382</text:p>
          </table:table-cell>
          <table:table-cell office:value-type="float" office:value="0.9475402" calcext:value-type="float">
            <text:p>0.9475402</text:p>
          </table:table-cell>
          <table:table-cell office:value-type="float" office:value="0.004882529" calcext:value-type="float">
            <text:p>0.004882529</text:p>
          </table:table-cell>
          <table:table-cell office:value-type="float" office:value="0.2430382" calcext:value-type="float">
            <text:p>0.2430382</text:p>
          </table:table-cell>
          <table:table-cell office:value-type="float" office:value="0.5640901" calcext:value-type="float">
            <text:p>0.56409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139862" calcext:value-type="float">
            <text:p>0.0008139862</text:p>
          </table:table-cell>
          <table:table-cell table:number-columns-repeated="23"/>
        </table:table-row>
        <table:table-row table:style-name="ro1">
          <table:table-cell office:value-type="float" office:value="0.2411424" calcext:value-type="float">
            <text:p>0.2411424</text:p>
          </table:table-cell>
          <table:table-cell office:value-type="float" office:value="0.9495129" calcext:value-type="float">
            <text:p>0.9495129</text:p>
          </table:table-cell>
          <table:table-cell office:value-type="float" office:value="0.00901788" calcext:value-type="float">
            <text:p>0.00901788</text:p>
          </table:table-cell>
          <table:table-cell office:value-type="float" office:value="0.2411424" calcext:value-type="float">
            <text:p>0.2411424</text:p>
          </table:table-cell>
          <table:table-cell office:value-type="float" office:value="0.5635467" calcext:value-type="float">
            <text:p>0.5635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013651" calcext:value-type="float">
            <text:p>0.0008013651</text:p>
          </table:table-cell>
          <table:table-cell table:number-columns-repeated="23"/>
        </table:table-row>
        <table:table-row table:style-name="ro1">
          <table:table-cell office:value-type="float" office:value="0.04676699" calcext:value-type="float">
            <text:p>0.04676699</text:p>
          </table:table-cell>
          <table:table-cell office:value-type="float" office:value="0.9964321" calcext:value-type="float">
            <text:p>0.9964321</text:p>
          </table:table-cell>
          <table:table-cell office:value-type="float" office:value="0.09943443" calcext:value-type="float">
            <text:p>0.09943443</text:p>
          </table:table-cell>
          <table:table-cell office:value-type="float" office:value="0.04676699" calcext:value-type="float">
            <text:p>0.04676699</text:p>
          </table:table-cell>
          <table:table-cell office:value-type="float" office:value="0.2369491" calcext:value-type="float">
            <text:p>0.23694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963908" calcext:value-type="float">
            <text:p>0.0007963908</text:p>
          </table:table-cell>
          <table:table-cell table:number-columns-repeated="23"/>
        </table:table-row>
        <table:table-row table:style-name="ro1">
          <table:table-cell office:value-type="float" office:value="0.249893" calcext:value-type="float">
            <text:p>0.249893</text:p>
          </table:table-cell>
          <table:table-cell office:value-type="float" office:value="0.9414415" calcext:value-type="float">
            <text:p>0.9414415</text:p>
          </table:table-cell>
          <table:table-cell office:value-type="float" office:value="0.003938717" calcext:value-type="float">
            <text:p>0.003938717</text:p>
          </table:table-cell>
          <table:table-cell office:value-type="float" office:value="0.249893" calcext:value-type="float">
            <text:p>0.249893</text:p>
          </table:table-cell>
          <table:table-cell office:value-type="float" office:value="0.5672585" calcext:value-type="float">
            <text:p>0.5672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926072" calcext:value-type="float">
            <text:p>0.0007926072</text:p>
          </table:table-cell>
          <table:table-cell table:number-columns-repeated="23"/>
        </table:table-row>
        <table:table-row table:style-name="ro1">
          <table:table-cell office:value-type="float" office:value="0.258434" calcext:value-type="float">
            <text:p>0.258434</text:p>
          </table:table-cell>
          <table:table-cell office:value-type="float" office:value="0.9315498" calcext:value-type="float">
            <text:p>0.9315498</text:p>
          </table:table-cell>
          <table:table-cell office:value-type="float" office:value="0.002031941" calcext:value-type="float">
            <text:p>0.002031941</text:p>
          </table:table-cell>
          <table:table-cell office:value-type="float" office:value="0.258434" calcext:value-type="float">
            <text:p>0.258434</text:p>
          </table:table-cell>
          <table:table-cell office:value-type="float" office:value="0.5681535" calcext:value-type="float">
            <text:p>0.568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915178" calcext:value-type="float">
            <text:p>0.0007915178</text:p>
          </table:table-cell>
          <table:table-cell table:number-columns-repeated="23"/>
        </table:table-row>
        <table:table-row table:style-name="ro1">
          <table:table-cell office:value-type="float" office:value="0.2434316" calcext:value-type="float">
            <text:p>0.2434316</text:p>
          </table:table-cell>
          <table:table-cell office:value-type="float" office:value="0.947335" calcext:value-type="float">
            <text:p>0.947335</text:p>
          </table:table-cell>
          <table:table-cell office:value-type="float" office:value="0.005717011" calcext:value-type="float">
            <text:p>0.005717011</text:p>
          </table:table-cell>
          <table:table-cell office:value-type="float" office:value="0.2434316" calcext:value-type="float">
            <text:p>0.2434316</text:p>
          </table:table-cell>
          <table:table-cell office:value-type="float" office:value="0.5644557" calcext:value-type="float">
            <text:p>0.5644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819505" calcext:value-type="float">
            <text:p>0.0007819505</text:p>
          </table:table-cell>
          <table:table-cell table:number-columns-repeated="23"/>
        </table:table-row>
        <table:table-row table:style-name="ro1">
          <table:table-cell office:value-type="float" office:value="0.2470107" calcext:value-type="float">
            <text:p>0.2470107</text:p>
          </table:table-cell>
          <table:table-cell office:value-type="float" office:value="0.9437617" calcext:value-type="float">
            <text:p>0.9437617</text:p>
          </table:table-cell>
          <table:table-cell office:value-type="float" office:value="0.001357159" calcext:value-type="float">
            <text:p>0.001357159</text:p>
          </table:table-cell>
          <table:table-cell office:value-type="float" office:value="0.2470107" calcext:value-type="float">
            <text:p>0.2470107</text:p>
          </table:table-cell>
          <table:table-cell office:value-type="float" office:value="0.5656372" calcext:value-type="float">
            <text:p>0.5656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799537" calcext:value-type="float">
            <text:p>0.0007799537</text:p>
          </table:table-cell>
          <table:table-cell table:number-columns-repeated="23"/>
        </table:table-row>
        <table:table-row table:style-name="ro1">
          <table:table-cell office:value-type="float" office:value="0.1242524" calcext:value-type="float">
            <text:p>0.1242524</text:p>
          </table:table-cell>
          <table:table-cell office:value-type="float" office:value="0.9858727" calcext:value-type="float">
            <text:p>0.9858727</text:p>
          </table:table-cell>
          <table:table-cell office:value-type="float" office:value="0.0217341" calcext:value-type="float">
            <text:p>0.0217341</text:p>
          </table:table-cell>
          <table:table-cell office:value-type="float" office:value="0.1242524" calcext:value-type="float">
            <text:p>0.1242524</text:p>
          </table:table-cell>
          <table:table-cell office:value-type="float" office:value="0.4034658" calcext:value-type="float">
            <text:p>0.4034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626634" calcext:value-type="float">
            <text:p>0.0007626634</text:p>
          </table:table-cell>
          <table:table-cell table:number-columns-repeated="23"/>
        </table:table-row>
        <table:table-row table:style-name="ro1">
          <table:table-cell office:value-type="float" office:value="0.2531123" calcext:value-type="float">
            <text:p>0.2531123</text:p>
          </table:table-cell>
          <table:table-cell office:value-type="float" office:value="0.9381385" calcext:value-type="float">
            <text:p>0.9381385</text:p>
          </table:table-cell>
          <table:table-cell office:value-type="float" office:value="0.003764007" calcext:value-type="float">
            <text:p>0.003764007</text:p>
          </table:table-cell>
          <table:table-cell office:value-type="float" office:value="0.2531123" calcext:value-type="float">
            <text:p>0.2531123</text:p>
          </table:table-cell>
          <table:table-cell office:value-type="float" office:value="0.5681535" calcext:value-type="float">
            <text:p>0.568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612369" calcext:value-type="float">
            <text:p>0.0007612369</text:p>
          </table:table-cell>
          <table:table-cell table:number-columns-repeated="23"/>
        </table:table-row>
        <table:table-row table:style-name="ro1">
          <table:table-cell office:value-type="float" office:value="0.2567852" calcext:value-type="float">
            <text:p>0.2567852</text:p>
          </table:table-cell>
          <table:table-cell office:value-type="float" office:value="0.9337551" calcext:value-type="float">
            <text:p>0.9337551</text:p>
          </table:table-cell>
          <table:table-cell office:value-type="float" office:value="0.002694039" calcext:value-type="float">
            <text:p>0.002694039</text:p>
          </table:table-cell>
          <table:table-cell office:value-type="float" office:value="0.2567852" calcext:value-type="float">
            <text:p>0.2567852</text:p>
          </table:table-cell>
          <table:table-cell office:value-type="float" office:value="0.5683682" calcext:value-type="float">
            <text:p>0.56836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585442" calcext:value-type="float">
            <text:p>0.0007585442</text:p>
          </table:table-cell>
          <table:table-cell table:number-columns-repeated="23"/>
        </table:table-row>
        <table:table-row table:style-name="ro1">
          <table:table-cell office:value-type="float" office:value="0.2110735" calcext:value-type="float">
            <text:p>0.2110735</text:p>
          </table:table-cell>
          <table:table-cell office:value-type="float" office:value="0.9656245" calcext:value-type="float">
            <text:p>0.9656245</text:p>
          </table:table-cell>
          <table:table-cell office:value-type="float" office:value="0.008480509" calcext:value-type="float">
            <text:p>0.008480509</text:p>
          </table:table-cell>
          <table:table-cell office:value-type="float" office:value="0.2110735" calcext:value-type="float">
            <text:p>0.2110735</text:p>
          </table:table-cell>
          <table:table-cell office:value-type="float" office:value="0.5347945" calcext:value-type="float">
            <text:p>0.53479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564572" calcext:value-type="float">
            <text:p>0.0007564572</text:p>
          </table:table-cell>
          <table:table-cell table:number-columns-repeated="23"/>
        </table:table-row>
        <table:table-row table:style-name="ro1">
          <table:table-cell office:value-type="float" office:value="0.2437289" calcext:value-type="float">
            <text:p>0.2437289</text:p>
          </table:table-cell>
          <table:table-cell office:value-type="float" office:value="0.9469619" calcext:value-type="float">
            <text:p>0.9469619</text:p>
          </table:table-cell>
          <table:table-cell office:value-type="float" office:value="0.00465773" calcext:value-type="float">
            <text:p>0.00465773</text:p>
          </table:table-cell>
          <table:table-cell office:value-type="float" office:value="0.2437289" calcext:value-type="float">
            <text:p>0.2437289</text:p>
          </table:table-cell>
          <table:table-cell office:value-type="float" office:value="0.5644603" calcext:value-type="float">
            <text:p>0.5644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496232" calcext:value-type="float">
            <text:p>0.0007496232</text:p>
          </table:table-cell>
          <table:table-cell table:number-columns-repeated="23"/>
        </table:table-row>
        <table:table-row table:style-name="ro1">
          <table:table-cell office:value-type="float" office:value="0.2455409" calcext:value-type="float">
            <text:p>0.2455409</text:p>
          </table:table-cell>
          <table:table-cell office:value-type="float" office:value="0.9453704" calcext:value-type="float">
            <text:p>0.9453704</text:p>
          </table:table-cell>
          <table:table-cell office:value-type="float" office:value="0.003905965" calcext:value-type="float">
            <text:p>0.003905965</text:p>
          </table:table-cell>
          <table:table-cell office:value-type="float" office:value="0.2455409" calcext:value-type="float">
            <text:p>0.2455409</text:p>
          </table:table-cell>
          <table:table-cell office:value-type="float" office:value="0.5653326" calcext:value-type="float">
            <text:p>0.5653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364261" calcext:value-type="float">
            <text:p>0.0007364261</text:p>
          </table:table-cell>
          <table:table-cell table:number-columns-repeated="23"/>
        </table:table-row>
        <table:table-row table:style-name="ro1">
          <table:table-cell office:value-type="float" office:value="0.2396587" calcext:value-type="float">
            <text:p>0.2396587</text:p>
          </table:table-cell>
          <table:table-cell office:value-type="float" office:value="0.9504717" calcext:value-type="float">
            <text:p>0.9504717</text:p>
          </table:table-cell>
          <table:table-cell office:value-type="float" office:value="0.008004484" calcext:value-type="float">
            <text:p>0.008004484</text:p>
          </table:table-cell>
          <table:table-cell office:value-type="float" office:value="0.2396587" calcext:value-type="float">
            <text:p>0.2396587</text:p>
          </table:table-cell>
          <table:table-cell office:value-type="float" office:value="0.5623863" calcext:value-type="float">
            <text:p>0.5623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270527" calcext:value-type="float">
            <text:p>0.0007270527</text:p>
          </table:table-cell>
          <table:table-cell table:number-columns-repeated="23"/>
        </table:table-row>
        <table:table-row table:style-name="ro1">
          <table:table-cell office:value-type="float" office:value="0.2282162" calcext:value-type="float">
            <text:p>0.2282162</text:p>
          </table:table-cell>
          <table:table-cell office:value-type="float" office:value="0.9574806" calcext:value-type="float">
            <text:p>0.9574806</text:p>
          </table:table-cell>
          <table:table-cell office:value-type="float" office:value="0.006561207" calcext:value-type="float">
            <text:p>0.006561207</text:p>
          </table:table-cell>
          <table:table-cell office:value-type="float" office:value="0.2282162" calcext:value-type="float">
            <text:p>0.2282162</text:p>
          </table:table-cell>
          <table:table-cell office:value-type="float" office:value="0.5527677" calcext:value-type="float">
            <text:p>0.55276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136417" calcext:value-type="float">
            <text:p>0.0007136417</text:p>
          </table:table-cell>
          <table:table-cell table:number-columns-repeated="23"/>
        </table:table-row>
        <table:table-row table:style-name="ro1">
          <table:table-cell office:value-type="float" office:value="0.2499654" calcext:value-type="float">
            <text:p>0.2499654</text:p>
          </table:table-cell>
          <table:table-cell office:value-type="float" office:value="0.9412491" calcext:value-type="float">
            <text:p>0.9412491</text:p>
          </table:table-cell>
          <table:table-cell office:value-type="float" office:value="0.003042243" calcext:value-type="float">
            <text:p>0.003042243</text:p>
          </table:table-cell>
          <table:table-cell office:value-type="float" office:value="0.2499654" calcext:value-type="float">
            <text:p>0.2499654</text:p>
          </table:table-cell>
          <table:table-cell office:value-type="float" office:value="0.5671314" calcext:value-type="float">
            <text:p>0.5671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820263" calcext:value-type="float">
            <text:p>0.0006820263</text:p>
          </table:table-cell>
          <table:table-cell table:number-columns-repeated="23"/>
        </table:table-row>
        <table:table-row table:style-name="ro1">
          <table:table-cell office:value-type="float" office:value="0.2510071" calcext:value-type="float">
            <text:p>0.2510071</text:p>
          </table:table-cell>
          <table:table-cell office:value-type="float" office:value="0.9406671" calcext:value-type="float">
            <text:p>0.9406671</text:p>
          </table:table-cell>
          <table:table-cell office:value-type="float" office:value="0.006261501" calcext:value-type="float">
            <text:p>0.006261501</text:p>
          </table:table-cell>
          <table:table-cell office:value-type="float" office:value="0.2510071" calcext:value-type="float">
            <text:p>0.2510071</text:p>
          </table:table-cell>
          <table:table-cell office:value-type="float" office:value="0.5680324" calcext:value-type="float">
            <text:p>0.5680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789048" calcext:value-type="float">
            <text:p>0.0006789048</text:p>
          </table:table-cell>
          <table:table-cell table:number-columns-repeated="23"/>
        </table:table-row>
        <table:table-row table:style-name="ro1">
          <table:table-cell office:value-type="float" office:value="0.2574693" calcext:value-type="float">
            <text:p>0.2574693</text:p>
          </table:table-cell>
          <table:table-cell office:value-type="float" office:value="0.9333851" calcext:value-type="float">
            <text:p>0.9333851</text:p>
          </table:table-cell>
          <table:table-cell office:value-type="float" office:value="0.005926274" calcext:value-type="float">
            <text:p>0.005926274</text:p>
          </table:table-cell>
          <table:table-cell office:value-type="float" office:value="0.2574693" calcext:value-type="float">
            <text:p>0.2574693</text:p>
          </table:table-cell>
          <table:table-cell office:value-type="float" office:value="0.5689636" calcext:value-type="float">
            <text:p>0.5689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740769" calcext:value-type="float">
            <text:p>0.0006740769</text:p>
          </table:table-cell>
          <table:table-cell table:number-columns-repeated="23"/>
        </table:table-row>
        <table:table-row table:style-name="ro1">
          <table:table-cell office:value-type="float" office:value="0.2029526" calcext:value-type="float">
            <text:p>0.2029526</text:p>
          </table:table-cell>
          <table:table-cell office:value-type="float" office:value="0.9686999" calcext:value-type="float">
            <text:p>0.9686999</text:p>
          </table:table-cell>
          <table:table-cell office:value-type="float" office:value="0.009723719" calcext:value-type="float">
            <text:p>0.009723719</text:p>
          </table:table-cell>
          <table:table-cell office:value-type="float" office:value="0.2029526" calcext:value-type="float">
            <text:p>0.2029526</text:p>
          </table:table-cell>
          <table:table-cell office:value-type="float" office:value="0.5250362" calcext:value-type="float">
            <text:p>0.5250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73123" calcext:value-type="float">
            <text:p>0.000673123</text:p>
          </table:table-cell>
          <table:table-cell table:number-columns-repeated="23"/>
        </table:table-row>
        <table:table-row table:style-name="ro1">
          <table:table-cell office:value-type="float" office:value="0.260108" calcext:value-type="float">
            <text:p>0.260108</text:p>
          </table:table-cell>
          <table:table-cell office:value-type="float" office:value="0.9303414" calcext:value-type="float">
            <text:p>0.9303414</text:p>
          </table:table-cell>
          <table:table-cell office:value-type="float" office:value="0.008964791" calcext:value-type="float">
            <text:p>0.008964791</text:p>
          </table:table-cell>
          <table:table-cell office:value-type="float" office:value="0.260108" calcext:value-type="float">
            <text:p>0.260108</text:p>
          </table:table-cell>
          <table:table-cell office:value-type="float" office:value="0.5692207" calcext:value-type="float">
            <text:p>0.569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558987" calcext:value-type="float">
            <text:p>0.0006558987</text:p>
          </table:table-cell>
          <table:table-cell table:number-columns-repeated="23"/>
        </table:table-row>
        <table:table-row table:style-name="ro1">
          <table:table-cell office:value-type="float" office:value="0.2033173" calcext:value-type="float">
            <text:p>0.2033173</text:p>
          </table:table-cell>
          <table:table-cell office:value-type="float" office:value="0.9684198" calcext:value-type="float">
            <text:p>0.9684198</text:p>
          </table:table-cell>
          <table:table-cell office:value-type="float" office:value="0.008064108" calcext:value-type="float">
            <text:p>0.008064108</text:p>
          </table:table-cell>
          <table:table-cell office:value-type="float" office:value="0.2033173" calcext:value-type="float">
            <text:p>0.2033173</text:p>
          </table:table-cell>
          <table:table-cell office:value-type="float" office:value="0.5253047" calcext:value-type="float">
            <text:p>0.5253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536624" calcext:value-type="float">
            <text:p>0.0006536624</text:p>
          </table:table-cell>
          <table:table-cell table:number-columns-repeated="23"/>
        </table:table-row>
        <table:table-row table:style-name="ro1">
          <table:table-cell office:value-type="float" office:value="0.2110735" calcext:value-type="float">
            <text:p>0.2110735</text:p>
          </table:table-cell>
          <table:table-cell office:value-type="float" office:value="0.9656245" calcext:value-type="float">
            <text:p>0.9656245</text:p>
          </table:table-cell>
          <table:table-cell office:value-type="float" office:value="0.008480509" calcext:value-type="float">
            <text:p>0.008480509</text:p>
          </table:table-cell>
          <table:table-cell office:value-type="float" office:value="0.2110735" calcext:value-type="float">
            <text:p>0.2110735</text:p>
          </table:table-cell>
          <table:table-cell office:value-type="float" office:value="0.5347945" calcext:value-type="float">
            <text:p>0.53479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522588" calcext:value-type="float">
            <text:p>0.0006522588</text:p>
          </table:table-cell>
          <table:table-cell table:number-columns-repeated="23"/>
        </table:table-row>
        <table:table-row table:style-name="ro1">
          <table:table-cell office:value-type="float" office:value="0.2034941" calcext:value-type="float">
            <text:p>0.2034941</text:p>
          </table:table-cell>
          <table:table-cell office:value-type="float" office:value="0.9679813" calcext:value-type="float">
            <text:p>0.9679813</text:p>
          </table:table-cell>
          <table:table-cell office:value-type="float" office:value="0.004058806" calcext:value-type="float">
            <text:p>0.004058806</text:p>
          </table:table-cell>
          <table:table-cell office:value-type="float" office:value="0.2034941" calcext:value-type="float">
            <text:p>0.2034941</text:p>
          </table:table-cell>
          <table:table-cell office:value-type="float" office:value="0.5250644" calcext:value-type="float">
            <text:p>0.52506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466135" calcext:value-type="float">
            <text:p>0.0006466135</text:p>
          </table:table-cell>
          <table:table-cell table:number-columns-repeated="23"/>
        </table:table-row>
        <table:table-row table:style-name="ro1">
          <table:table-cell office:value-type="float" office:value="0.2078863" calcext:value-type="float">
            <text:p>0.2078863</text:p>
          </table:table-cell>
          <table:table-cell office:value-type="float" office:value="0.9666151" calcext:value-type="float">
            <text:p>0.9666151</text:p>
          </table:table-cell>
          <table:table-cell office:value-type="float" office:value="0.006208469" calcext:value-type="float">
            <text:p>0.006208469</text:p>
          </table:table-cell>
          <table:table-cell office:value-type="float" office:value="0.2078863" calcext:value-type="float">
            <text:p>0.2078863</text:p>
          </table:table-cell>
          <table:table-cell office:value-type="float" office:value="0.5307214" calcext:value-type="float">
            <text:p>0.5307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379714" calcext:value-type="float">
            <text:p>0.0006379714</text:p>
          </table:table-cell>
          <table:table-cell table:number-columns-repeated="23"/>
        </table:table-row>
        <table:table-row table:style-name="ro1">
          <table:table-cell office:value-type="float" office:value="0.1768139" calcext:value-type="float">
            <text:p>0.1768139</text:p>
          </table:table-cell>
          <table:table-cell office:value-type="float" office:value="0.9758213" calcext:value-type="float">
            <text:p>0.9758213</text:p>
          </table:table-cell>
          <table:table-cell office:value-type="float" office:value="0.007608514" calcext:value-type="float">
            <text:p>0.007608514</text:p>
          </table:table-cell>
          <table:table-cell office:value-type="float" office:value="0.1768139" calcext:value-type="float">
            <text:p>0.1768139</text:p>
          </table:table-cell>
          <table:table-cell office:value-type="float" office:value="0.48891" calcext:value-type="float">
            <text:p>0.48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363687" calcext:value-type="float">
            <text:p>0.0006363687</text:p>
          </table:table-cell>
          <table:table-cell table:number-columns-repeated="23"/>
        </table:table-row>
        <table:table-row table:style-name="ro1">
          <table:table-cell office:value-type="float" office:value="0.1244276" calcext:value-type="float">
            <text:p>0.1244276</text:p>
          </table:table-cell>
          <table:table-cell office:value-type="float" office:value="0.9851559" calcext:value-type="float">
            <text:p>0.9851559</text:p>
          </table:table-cell>
          <table:table-cell office:value-type="float" office:value="0.008850788" calcext:value-type="float">
            <text:p>0.008850788</text:p>
          </table:table-cell>
          <table:table-cell office:value-type="float" office:value="0.1244276" calcext:value-type="float">
            <text:p>0.1244276</text:p>
          </table:table-cell>
          <table:table-cell office:value-type="float" office:value="0.4029695" calcext:value-type="float">
            <text:p>0.4029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311165" calcext:value-type="float">
            <text:p>0.0006311165</text:p>
          </table:table-cell>
          <table:table-cell table:number-columns-repeated="23"/>
        </table:table-row>
        <table:table-row table:style-name="ro1">
          <table:table-cell office:value-type="float" office:value="0.2464159" calcext:value-type="float">
            <text:p>0.2464159</text:p>
          </table:table-cell>
          <table:table-cell office:value-type="float" office:value="0.9446833" calcext:value-type="float">
            <text:p>0.9446833</text:p>
          </table:table-cell>
          <table:table-cell office:value-type="float" office:value="0.004386355" calcext:value-type="float">
            <text:p>0.004386355</text:p>
          </table:table-cell>
          <table:table-cell office:value-type="float" office:value="0.2464159" calcext:value-type="float">
            <text:p>0.2464159</text:p>
          </table:table-cell>
          <table:table-cell office:value-type="float" office:value="0.5658522" calcext:value-type="float">
            <text:p>0.5658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301505" calcext:value-type="float">
            <text:p>0.0006301505</text:p>
          </table:table-cell>
          <table:table-cell table:number-columns-repeated="23"/>
        </table:table-row>
        <table:table-row table:style-name="ro1">
          <table:table-cell office:value-type="float" office:value="0.2138119" calcext:value-type="float">
            <text:p>0.2138119</text:p>
          </table:table-cell>
          <table:table-cell office:value-type="float" office:value="0.9640782" calcext:value-type="float">
            <text:p>0.9640782</text:p>
          </table:table-cell>
          <table:table-cell office:value-type="float" office:value="0.004041461" calcext:value-type="float">
            <text:p>0.004041461</text:p>
          </table:table-cell>
          <table:table-cell office:value-type="float" office:value="0.2138119" calcext:value-type="float">
            <text:p>0.2138119</text:p>
          </table:table-cell>
          <table:table-cell office:value-type="float" office:value="0.5374177" calcext:value-type="float">
            <text:p>0.5374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287349" calcext:value-type="float">
            <text:p>0.0006287349</text:p>
          </table:table-cell>
          <table:table-cell table:number-columns-repeated="23"/>
        </table:table-row>
        <table:table-row table:style-name="ro1">
          <table:table-cell office:value-type="float" office:value="0.2568211" calcext:value-type="float">
            <text:p>0.2568211</text:p>
          </table:table-cell>
          <table:table-cell office:value-type="float" office:value="0.9337108" calcext:value-type="float">
            <text:p>0.9337108</text:p>
          </table:table-cell>
          <table:table-cell office:value-type="float" office:value="0.002693887" calcext:value-type="float">
            <text:p>0.002693887</text:p>
          </table:table-cell>
          <table:table-cell office:value-type="float" office:value="0.2568211" calcext:value-type="float">
            <text:p>0.2568211</text:p>
          </table:table-cell>
          <table:table-cell office:value-type="float" office:value="0.5683682" calcext:value-type="float">
            <text:p>0.56836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251328" calcext:value-type="float">
            <text:p>0.0006251328</text:p>
          </table:table-cell>
          <table:table-cell table:number-columns-repeated="23"/>
        </table:table-row>
        <table:table-row table:style-name="ro1">
          <table:table-cell office:value-type="float" office:value="0.2364937" calcext:value-type="float">
            <text:p>0.2364937</text:p>
          </table:table-cell>
          <table:table-cell office:value-type="float" office:value="0.9525531" calcext:value-type="float">
            <text:p>0.9525531</text:p>
          </table:table-cell>
          <table:table-cell office:value-type="float" office:value="0.007161507" calcext:value-type="float">
            <text:p>0.007161507</text:p>
          </table:table-cell>
          <table:table-cell office:value-type="float" office:value="0.2364937" calcext:value-type="float">
            <text:p>0.2364937</text:p>
          </table:table-cell>
          <table:table-cell office:value-type="float" office:value="0.5599371" calcext:value-type="float">
            <text:p>0.5599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134824" calcext:value-type="float">
            <text:p>0.0006134824</text:p>
          </table:table-cell>
          <table:table-cell table:number-columns-repeated="23"/>
        </table:table-row>
        <table:table-row table:style-name="ro1">
          <table:table-cell office:value-type="float" office:value="0.02155361" calcext:value-type="float">
            <text:p>0.02155361</text:p>
          </table:table-cell>
          <table:table-cell office:value-type="float" office:value="0.9978527" calcext:value-type="float">
            <text:p>0.9978527</text:p>
          </table:table-cell>
          <table:table-cell office:value-type="float" office:value="0.04300867" calcext:value-type="float">
            <text:p>0.04300867</text:p>
          </table:table-cell>
          <table:table-cell office:value-type="float" office:value="0.02155361" calcext:value-type="float">
            <text:p>0.02155361</text:p>
          </table:table-cell>
          <table:table-cell office:value-type="float" office:value="0.1556787" calcext:value-type="float">
            <text:p>0.1556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6049373" calcext:value-type="float">
            <text:p>0.0006049373</text:p>
          </table:table-cell>
          <table:table-cell table:number-columns-repeated="23"/>
        </table:table-row>
        <table:table-row table:style-name="ro1">
          <table:table-cell office:value-type="float" office:value="0.1653822" calcext:value-type="float">
            <text:p>0.1653822</text:p>
          </table:table-cell>
          <table:table-cell office:value-type="float" office:value="0.9778993" calcext:value-type="float">
            <text:p>0.9778993</text:p>
          </table:table-cell>
          <table:table-cell office:value-type="float" office:value="0.002337789" calcext:value-type="float">
            <text:p>0.002337789</text:p>
          </table:table-cell>
          <table:table-cell office:value-type="float" office:value="0.1653822" calcext:value-type="float">
            <text:p>0.1653822</text:p>
          </table:table-cell>
          <table:table-cell office:value-type="float" office:value="0.4711571" calcext:value-type="float">
            <text:p>0.4711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5774943" calcext:value-type="float">
            <text:p>0.0005774943</text:p>
          </table:table-cell>
          <table:table-cell table:number-columns-repeated="23"/>
        </table:table-row>
        <table:table-row table:style-name="ro1">
          <table:table-cell office:value-type="float" office:value="0.2535557" calcext:value-type="float">
            <text:p>0.2535557</text:p>
          </table:table-cell>
          <table:table-cell office:value-type="float" office:value="0.9381234" calcext:value-type="float">
            <text:p>0.9381234</text:p>
          </table:table-cell>
          <table:table-cell office:value-type="float" office:value="0.007032255" calcext:value-type="float">
            <text:p>0.007032255</text:p>
          </table:table-cell>
          <table:table-cell office:value-type="float" office:value="0.2535557" calcext:value-type="float">
            <text:p>0.2535557</text:p>
          </table:table-cell>
          <table:table-cell office:value-type="float" office:value="0.568825" calcext:value-type="float">
            <text:p>0.5688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5764496" calcext:value-type="float">
            <text:p>0.0005764496</text:p>
          </table:table-cell>
          <table:table-cell table:number-columns-repeated="23"/>
        </table:table-row>
        <table:table-row table:style-name="ro1">
          <table:table-cell office:value-type="float" office:value="0.2574693" calcext:value-type="float">
            <text:p>0.2574693</text:p>
          </table:table-cell>
          <table:table-cell office:value-type="float" office:value="0.9333851" calcext:value-type="float">
            <text:p>0.9333851</text:p>
          </table:table-cell>
          <table:table-cell office:value-type="float" office:value="0.005926274" calcext:value-type="float">
            <text:p>0.005926274</text:p>
          </table:table-cell>
          <table:table-cell office:value-type="float" office:value="0.2574693" calcext:value-type="float">
            <text:p>0.2574693</text:p>
          </table:table-cell>
          <table:table-cell office:value-type="float" office:value="0.5689636" calcext:value-type="float">
            <text:p>0.5689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5740295" calcext:value-type="float">
            <text:p>0.0005740295</text:p>
          </table:table-cell>
          <table:table-cell table:number-columns-repeated="23"/>
        </table:table-row>
        <table:table-row table:style-name="ro1">
          <table:table-cell office:value-type="float" office:value="0.2480803" calcext:value-type="float">
            <text:p>0.2480803</text:p>
          </table:table-cell>
          <table:table-cell office:value-type="float" office:value="0.9431973" calcext:value-type="float">
            <text:p>0.9431973</text:p>
          </table:table-cell>
          <table:table-cell office:value-type="float" office:value="0.004345743" calcext:value-type="float">
            <text:p>0.004345743</text:p>
          </table:table-cell>
          <table:table-cell office:value-type="float" office:value="0.2480803" calcext:value-type="float">
            <text:p>0.2480803</text:p>
          </table:table-cell>
          <table:table-cell office:value-type="float" office:value="0.5666118" calcext:value-type="float">
            <text:p>0.5666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5626262" calcext:value-type="float">
            <text:p>0.0005626262</text:p>
          </table:table-cell>
          <table:table-cell table:number-columns-repeated="23"/>
        </table:table-row>
        <table:table-row table:style-name="ro1">
          <table:table-cell office:value-type="float" office:value="0.141752" calcext:value-type="float">
            <text:p>0.141752</text:p>
          </table:table-cell>
          <table:table-cell office:value-type="float" office:value="0.9823201" calcext:value-type="float">
            <text:p>0.9823201</text:p>
          </table:table-cell>
          <table:table-cell office:value-type="float" office:value="0.004684918" calcext:value-type="float">
            <text:p>0.004684918</text:p>
          </table:table-cell>
          <table:table-cell office:value-type="float" office:value="0.141752" calcext:value-type="float">
            <text:p>0.141752</text:p>
          </table:table-cell>
          <table:table-cell office:value-type="float" office:value="0.4330239" calcext:value-type="float">
            <text:p>0.4330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5606203" calcext:value-type="float">
            <text:p>0.0005606203</text:p>
          </table:table-cell>
          <table:table-cell table:number-columns-repeated="23"/>
        </table:table-row>
        <table:table-row table:style-name="ro1">
          <table:table-cell office:value-type="float" office:value="0.2510071" calcext:value-type="float">
            <text:p>0.2510071</text:p>
          </table:table-cell>
          <table:table-cell office:value-type="float" office:value="0.9406671" calcext:value-type="float">
            <text:p>0.9406671</text:p>
          </table:table-cell>
          <table:table-cell office:value-type="float" office:value="0.006261501" calcext:value-type="float">
            <text:p>0.006261501</text:p>
          </table:table-cell>
          <table:table-cell office:value-type="float" office:value="0.2510071" calcext:value-type="float">
            <text:p>0.2510071</text:p>
          </table:table-cell>
          <table:table-cell office:value-type="float" office:value="0.5680324" calcext:value-type="float">
            <text:p>0.5680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4626079" calcext:value-type="float">
            <text:p>0.0004626079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6:03:39.055888698</dc:date>
    <meta:editing-duration>PT50S</meta:editing-duration>
    <meta:editing-cycles>1</meta:editing-cycles>
    <meta:document-statistic meta:table-count="1" meta:cell-count="16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scatter" chart:style-name="ch1">
        <chart:legend chart:legend-position="end" svg:x="13.749cm" svg:y="4.204cm" style:legend-expansion="high" chart:style-name="ch2"/>
        <chart:plot-area chart:style-name="ch3" table:cell-range-address="best_pop.A3:best_pop.B202" svg:x="0.32cm" svg:y="0.18cm" svg:width="13.109cm" svg:height="8.646cm">
          <chartooo:coordinate-region svg:x="1.047cm" svg:y="0.38cm" svg:width="12.14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202" chart:class="chart:scatter">
            <chart:domain table:cell-range-address="best_pop.A3:best_pop.A202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6081E-017">
                <text:p>2.656081E-017</text:p>
                <draw:g>
                  <svg:desc>best_pop.A3:best_pop.A202</svg:desc>
                </draw:g>
              </table:table-cell>
              <table:table-cell office:value-type="float" office:value="1.000006">
                <text:p>1.000006</text:p>
                <draw:g>
                  <svg:desc>best_pop.B3:best_pop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95347">
                <text:p>0.9695347</text:p>
              </table:table-cell>
              <table:table-cell office:value-type="float" office:value="0.3208287">
                <text:p>0.3208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15328">
                <text:p>0.3715328</text:p>
              </table:table-cell>
              <table:table-cell office:value-type="float" office:value="0.7504351">
                <text:p>0.7504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25857">
                <text:p>0.2625857</text:p>
              </table:table-cell>
              <table:table-cell office:value-type="float" office:value="0.8227966">
                <text:p>0.8227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01266">
                <text:p>0.5801266</text:p>
              </table:table-cell>
              <table:table-cell office:value-type="float" office:value="0.5952287">
                <text:p>0.5952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73601">
                <text:p>0.7773601</text:p>
              </table:table-cell>
              <table:table-cell office:value-type="float" office:value="0.4560928">
                <text:p>0.4560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23025">
                <text:p>0.2623025</text:p>
              </table:table-cell>
              <table:table-cell office:value-type="float" office:value="0.9256711">
                <text:p>0.9256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27174">
                <text:p>0.5227174</text:p>
              </table:table-cell>
              <table:table-cell office:value-type="float" office:value="0.6432244">
                <text:p>0.6432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28425">
                <text:p>0.5228425</text:p>
              </table:table-cell>
              <table:table-cell office:value-type="float" office:value="0.6431171">
                <text:p>0.6431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71411">
                <text:p>0.6871411</text:p>
              </table:table-cell>
              <table:table-cell office:value-type="float" office:value="0.5223109">
                <text:p>0.5223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62843">
                <text:p>0.6362843</text:p>
              </table:table-cell>
              <table:table-cell office:value-type="float" office:value="0.5578223">
                <text:p>0.5578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62843">
                <text:p>0.6362843</text:p>
              </table:table-cell>
              <table:table-cell office:value-type="float" office:value="0.5578223">
                <text:p>0.5578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25857">
                <text:p>0.2625857</text:p>
              </table:table-cell>
              <table:table-cell office:value-type="float" office:value="0.8227966">
                <text:p>0.8227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02132">
                <text:p>0.7302132</text:p>
              </table:table-cell>
              <table:table-cell office:value-type="float" office:value="0.4830422">
                <text:p>0.4830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71411">
                <text:p>0.6871411</text:p>
              </table:table-cell>
              <table:table-cell office:value-type="float" office:value="0.5223109">
                <text:p>0.5223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70144">
                <text:p>0.8570144</text:p>
              </table:table-cell>
              <table:table-cell office:value-type="float" office:value="0.3947477">
                <text:p>0.3947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22881">
                <text:p>0.4522881</text:p>
              </table:table-cell>
              <table:table-cell office:value-type="float" office:value="0.6901489">
                <text:p>0.6901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02132">
                <text:p>0.7302132</text:p>
              </table:table-cell>
              <table:table-cell office:value-type="float" office:value="0.4830422">
                <text:p>0.4830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12923">
                <text:p>0.9312923</text:p>
              </table:table-cell>
              <table:table-cell office:value-type="float" office:value="0.3422227">
                <text:p>0.3422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28471">
                <text:p>0.8228471</text:p>
              </table:table-cell>
              <table:table-cell office:value-type="float" office:value="0.43162">
                <text:p>0.43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22881">
                <text:p>0.4522881</text:p>
              </table:table-cell>
              <table:table-cell office:value-type="float" office:value="0.6901489">
                <text:p>0.69014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22881">
                <text:p>0.4522881</text:p>
              </table:table-cell>
              <table:table-cell office:value-type="float" office:value="0.6901489">
                <text:p>0.6901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95175">
                <text:p>0.9695175</text:p>
              </table:table-cell>
              <table:table-cell office:value-type="float" office:value="0.3208395">
                <text:p>0.3208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22881">
                <text:p>0.4522881</text:p>
              </table:table-cell>
              <table:table-cell office:value-type="float" office:value="0.6901489">
                <text:p>0.6901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70144">
                <text:p>0.8570144</text:p>
              </table:table-cell>
              <table:table-cell office:value-type="float" office:value="0.3947477">
                <text:p>0.3947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91033">
                <text:p>0.8991033</text:p>
              </table:table-cell>
              <table:table-cell office:value-type="float" office:value="0.3732919">
                <text:p>0.37329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312923">
                <text:p>0.9312923</text:p>
              </table:table-cell>
              <table:table-cell office:value-type="float" office:value="0.3422227">
                <text:p>0.34222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234907">
                <text:p>0.8234907</text:p>
              </table:table-cell>
              <table:table-cell office:value-type="float" office:value="0.4308467">
                <text:p>0.4308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91033">
                <text:p>0.8991033</text:p>
              </table:table-cell>
              <table:table-cell office:value-type="float" office:value="0.3732919">
                <text:p>0.3732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91033">
                <text:p>0.8991033</text:p>
              </table:table-cell>
              <table:table-cell office:value-type="float" office:value="0.3732919">
                <text:p>0.37329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18788">
                <text:p>0.0818788</text:p>
              </table:table-cell>
              <table:table-cell office:value-type="float" office:value="0.9904301">
                <text:p>0.9904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34392">
                <text:p>0.1134392</text:p>
              </table:table-cell>
              <table:table-cell office:value-type="float" office:value="0.9864412">
                <text:p>0.9864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078048">
                <text:p>0.08078048</text:p>
              </table:table-cell>
              <table:table-cell office:value-type="float" office:value="0.9923318">
                <text:p>0.9923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842954">
                <text:p>0.04842954</text:p>
              </table:table-cell>
              <table:table-cell office:value-type="float" office:value="0.9947667">
                <text:p>0.9947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234907">
                <text:p>0.8234907</text:p>
              </table:table-cell>
              <table:table-cell office:value-type="float" office:value="0.4308467">
                <text:p>0.4308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183845">
                <text:p>0.02183845</text:p>
              </table:table-cell>
              <table:table-cell office:value-type="float" office:value="0.9975139">
                <text:p>0.9975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676699">
                <text:p>0.04676699</text:p>
              </table:table-cell>
              <table:table-cell office:value-type="float" office:value="0.9964321">
                <text:p>0.9964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03334">
                <text:p>0.1603334</text:p>
              </table:table-cell>
              <table:table-cell office:value-type="float" office:value="0.9791958">
                <text:p>0.9791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93226">
                <text:p>0.1493226</text:p>
              </table:table-cell>
              <table:table-cell office:value-type="float" office:value="0.9809463">
                <text:p>0.9809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7176">
                <text:p>0.227176</text:p>
              </table:table-cell>
              <table:table-cell office:value-type="float" office:value="0.9582976">
                <text:p>0.95829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0548">
                <text:p>0.0210548</text:p>
              </table:table-cell>
              <table:table-cell office:value-type="float" office:value="0.9992292">
                <text:p>0.9992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93226">
                <text:p>0.1493226</text:p>
              </table:table-cell>
              <table:table-cell office:value-type="float" office:value="0.9809463">
                <text:p>0.98094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75918">
                <text:p>0.1875918</text:p>
              </table:table-cell>
              <table:table-cell office:value-type="float" office:value="0.9727431">
                <text:p>0.9727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34392">
                <text:p>0.1134392</text:p>
              </table:table-cell>
              <table:table-cell office:value-type="float" office:value="0.9864412">
                <text:p>0.9864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1752">
                <text:p>0.141752</text:p>
              </table:table-cell>
              <table:table-cell office:value-type="float" office:value="0.9823201">
                <text:p>0.9823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17171">
                <text:p>0.1217171</text:p>
              </table:table-cell>
              <table:table-cell office:value-type="float" office:value="0.9860736">
                <text:p>0.98607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339926">
                <text:p>0.01339926</text:p>
              </table:table-cell>
              <table:table-cell office:value-type="float" office:value="0.9992479">
                <text:p>0.99924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745346">
                <text:p>0.004745346</text:p>
              </table:table-cell>
              <table:table-cell office:value-type="float" office:value="0.9995047">
                <text:p>0.9995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96081">
                <text:p>0.1696081</text:p>
              </table:table-cell>
              <table:table-cell office:value-type="float" office:value="0.9770672">
                <text:p>0.9770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51792">
                <text:p>0.1351792</text:p>
              </table:table-cell>
              <table:table-cell office:value-type="float" office:value="0.9830816">
                <text:p>0.98308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1752">
                <text:p>0.141752</text:p>
              </table:table-cell>
              <table:table-cell office:value-type="float" office:value="0.9823201">
                <text:p>0.98232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174825">
                <text:p>0.01174825</text:p>
              </table:table-cell>
              <table:table-cell office:value-type="float" office:value="0.9994602">
                <text:p>0.9994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06286">
                <text:p>0.1306286</text:p>
              </table:table-cell>
              <table:table-cell office:value-type="float" office:value="0.9838716">
                <text:p>0.98387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15106">
                <text:p>0.2215106</text:p>
              </table:table-cell>
              <table:table-cell office:value-type="float" office:value="0.9606554">
                <text:p>0.96065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2443">
                <text:p>0.202443</text:p>
              </table:table-cell>
              <table:table-cell office:value-type="float" office:value="0.9687217">
                <text:p>0.9687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12487">
                <text:p>0.1712487</text:p>
              </table:table-cell>
              <table:table-cell office:value-type="float" office:value="0.9766345">
                <text:p>0.97663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78731">
                <text:p>0.1978731</text:p>
              </table:table-cell>
              <table:table-cell office:value-type="float" office:value="0.9695366">
                <text:p>0.96953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2421">
                <text:p>0.232421</text:p>
              </table:table-cell>
              <table:table-cell office:value-type="float" office:value="0.9543171">
                <text:p>0.95431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31195">
                <text:p>0.1831195</text:p>
              </table:table-cell>
              <table:table-cell office:value-type="float" office:value="0.9737061">
                <text:p>0.97370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768139">
                <text:p>0.1768139</text:p>
              </table:table-cell>
              <table:table-cell office:value-type="float" office:value="0.9758213">
                <text:p>0.97582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51792">
                <text:p>0.1351792</text:p>
              </table:table-cell>
              <table:table-cell office:value-type="float" office:value="0.9830816">
                <text:p>0.9830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65814E-015">
                <text:p>3.965814E-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53822">
                <text:p>0.1653822</text:p>
              </table:table-cell>
              <table:table-cell office:value-type="float" office:value="0.9778993">
                <text:p>0.97789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69924">
                <text:p>0.2069924</text:p>
              </table:table-cell>
              <table:table-cell office:value-type="float" office:value="0.9669747">
                <text:p>0.96697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51257">
                <text:p>0.1651257</text:p>
              </table:table-cell>
              <table:table-cell office:value-type="float" office:value="0.9785041">
                <text:p>0.97850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43695">
                <text:p>0.2543695</text:p>
              </table:table-cell>
              <table:table-cell office:value-type="float" office:value="0.9365758">
                <text:p>0.9365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842954">
                <text:p>0.04842954</text:p>
              </table:table-cell>
              <table:table-cell office:value-type="float" office:value="0.9947667">
                <text:p>0.9947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06026">
                <text:p>0.1606026</text:p>
              </table:table-cell>
              <table:table-cell office:value-type="float" office:value="0.9788973">
                <text:p>0.97889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58578">
                <text:p>0.2558578</text:p>
              </table:table-cell>
              <table:table-cell office:value-type="float" office:value="0.9347308">
                <text:p>0.9347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65035">
                <text:p>0.1265035</text:p>
              </table:table-cell>
              <table:table-cell office:value-type="float" office:value="0.9844214">
                <text:p>0.98442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38171">
                <text:p>0.2038171</text:p>
              </table:table-cell>
              <table:table-cell office:value-type="float" office:value="0.9675393">
                <text:p>0.96753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944998">
                <text:p>0.1944998</text:p>
              </table:table-cell>
              <table:table-cell office:value-type="float" office:value="0.9717069">
                <text:p>0.97170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03988">
                <text:p>0.1303988</text:p>
              </table:table-cell>
              <table:table-cell office:value-type="float" office:value="0.9842497">
                <text:p>0.9842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4745346">
                <text:p>0.004745346</text:p>
              </table:table-cell>
              <table:table-cell office:value-type="float" office:value="0.9995047">
                <text:p>0.9995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215106">
                <text:p>0.2215106</text:p>
              </table:table-cell>
              <table:table-cell office:value-type="float" office:value="0.9606554">
                <text:p>0.9606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49827">
                <text:p>0.2149827</text:p>
              </table:table-cell>
              <table:table-cell office:value-type="float" office:value="0.9634803">
                <text:p>0.96348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367645">
                <text:p>0.2367645</text:p>
              </table:table-cell>
              <table:table-cell office:value-type="float" office:value="0.952221">
                <text:p>0.9522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30609">
                <text:p>0.1830609</text:p>
              </table:table-cell>
              <table:table-cell office:value-type="float" office:value="0.9737899">
                <text:p>0.97378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676699">
                <text:p>0.04676699</text:p>
              </table:table-cell>
              <table:table-cell office:value-type="float" office:value="0.9964321">
                <text:p>0.9964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42535">
                <text:p>0.2342535</text:p>
              </table:table-cell>
              <table:table-cell office:value-type="float" office:value="0.9534072">
                <text:p>0.95340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06261">
                <text:p>0.2306261</text:p>
              </table:table-cell>
              <table:table-cell office:value-type="float" office:value="0.9562902">
                <text:p>0.95629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798791">
                <text:p>0.1798791</text:p>
              </table:table-cell>
              <table:table-cell office:value-type="float" office:value="0.9755562">
                <text:p>0.9755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16623">
                <text:p>0.2116623</text:p>
              </table:table-cell>
              <table:table-cell office:value-type="float" office:value="0.9648557">
                <text:p>0.96485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05357">
                <text:p>0.2105357</text:p>
              </table:table-cell>
              <table:table-cell office:value-type="float" office:value="0.9663746">
                <text:p>0.96637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06116">
                <text:p>0.1906116</text:p>
              </table:table-cell>
              <table:table-cell office:value-type="float" office:value="0.9722948">
                <text:p>0.9722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81741">
                <text:p>0.2381741</text:p>
              </table:table-cell>
              <table:table-cell office:value-type="float" office:value="0.9507636">
                <text:p>0.95076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75824">
                <text:p>0.2175824</text:p>
              </table:table-cell>
              <table:table-cell office:value-type="float" office:value="0.9628382">
                <text:p>0.96283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6887">
                <text:p>0.176887</text:p>
              </table:table-cell>
              <table:table-cell office:value-type="float" office:value="0.9757153">
                <text:p>0.9757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813961">
                <text:p>0.1813961</text:p>
              </table:table-cell>
              <table:table-cell office:value-type="float" office:value="0.9753959">
                <text:p>0.97539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38119">
                <text:p>0.2138119</text:p>
              </table:table-cell>
              <table:table-cell office:value-type="float" office:value="0.9640782">
                <text:p>0.96407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078863">
                <text:p>0.2078863</text:p>
              </table:table-cell>
              <table:table-cell office:value-type="float" office:value="0.9666151">
                <text:p>0.96661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18699">
                <text:p>0.1918699</text:p>
              </table:table-cell>
              <table:table-cell office:value-type="float" office:value="0.9719329">
                <text:p>0.9719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88918">
                <text:p>0.2488918</text:p>
              </table:table-cell>
              <table:table-cell office:value-type="float" office:value="0.9422738">
                <text:p>0.9422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617756">
                <text:p>0.2617756</text:p>
              </table:table-cell>
              <table:table-cell office:value-type="float" office:value="0.9270656">
                <text:p>0.9270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44276">
                <text:p>0.1244276</text:p>
              </table:table-cell>
              <table:table-cell office:value-type="float" office:value="0.9851559">
                <text:p>0.98515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288802">
                <text:p>0.2288802</text:p>
              </table:table-cell>
              <table:table-cell office:value-type="float" office:value="0.9567569">
                <text:p>0.95675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18332">
                <text:p>0.2318332</text:p>
              </table:table-cell>
              <table:table-cell office:value-type="float" office:value="0.9559954">
                <text:p>0.9559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61346">
                <text:p>0.1961346</text:p>
              </table:table-cell>
              <table:table-cell office:value-type="float" office:value="0.9700836">
                <text:p>0.97008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345667">
                <text:p>0.2345667</text:p>
              </table:table-cell>
              <table:table-cell office:value-type="float" office:value="0.9530189">
                <text:p>0.95301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217171">
                <text:p>0.1217171</text:p>
              </table:table-cell>
              <table:table-cell office:value-type="float" office:value="0.9860736">
                <text:p>0.9860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61143">
                <text:p>0.261143</text:p>
              </table:table-cell>
              <table:table-cell office:value-type="float" office:value="0.9284114">
                <text:p>0.92841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409179">
                <text:p>0.2409179</text:p>
              </table:table-cell>
              <table:table-cell office:value-type="float" office:value="0.9503662">
                <text:p>0.95036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41699">
                <text:p>0.1241699</text:p>
              </table:table-cell>
              <table:table-cell office:value-type="float" office:value="0.9860113">
                <text:p>0.98601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712487">
                <text:p>0.1712487</text:p>
              </table:table-cell>
              <table:table-cell office:value-type="float" office:value="0.9766345">
                <text:p>0.97663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428703">
                <text:p>0.2428703</text:p>
              </table:table-cell>
              <table:table-cell office:value-type="float" office:value="0.9480475">
                <text:p>0.94804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363368">
                <text:p>0.2363368</text:p>
              </table:table-cell>
              <table:table-cell office:value-type="float" office:value="0.9527547">
                <text:p>0.95275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11468">
                <text:p>0.2611468</text:p>
              </table:table-cell>
              <table:table-cell office:value-type="float" office:value="0.9275051">
                <text:p>0.92750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78549">
                <text:p>0.1978549</text:p>
              </table:table-cell>
              <table:table-cell office:value-type="float" office:value="0.9697928">
                <text:p>0.96979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621999">
                <text:p>0.2621999</text:p>
              </table:table-cell>
              <table:table-cell office:value-type="float" office:value="0.9260679">
                <text:p>0.92606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446782">
                <text:p>0.2446782</text:p>
              </table:table-cell>
              <table:table-cell office:value-type="float" office:value="0.9457664">
                <text:p>0.94576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134391">
                <text:p>0.02134391</text:p>
              </table:table-cell>
              <table:table-cell office:value-type="float" office:value="0.9979892">
                <text:p>0.99798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188913">
                <text:p>0.2188913</text:p>
              </table:table-cell>
              <table:table-cell office:value-type="float" office:value="0.962063">
                <text:p>0.9620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75824">
                <text:p>0.2175824</text:p>
              </table:table-cell>
              <table:table-cell office:value-type="float" office:value="0.9628382">
                <text:p>0.96283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513425">
                <text:p>0.2513425</text:p>
              </table:table-cell>
              <table:table-cell office:value-type="float" office:value="0.9399799">
                <text:p>0.93997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539899">
                <text:p>0.2539899</text:p>
              </table:table-cell>
              <table:table-cell office:value-type="float" office:value="0.9370471">
                <text:p>0.93704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562006">
                <text:p>0.2562006</text:p>
              </table:table-cell>
              <table:table-cell office:value-type="float" office:value="0.9343065">
                <text:p>0.93430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52737">
                <text:p>0.252737</text:p>
              </table:table-cell>
              <table:table-cell office:value-type="float" office:value="0.9394411">
                <text:p>0.93944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51564">
                <text:p>0.1951564</text:p>
              </table:table-cell>
              <table:table-cell office:value-type="float" office:value="0.9707916">
                <text:p>0.97079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528119">
                <text:p>0.2528119</text:p>
              </table:table-cell>
              <table:table-cell office:value-type="float" office:value="0.9386364">
                <text:p>0.93863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91689">
                <text:p>0.2491689</text:p>
              </table:table-cell>
              <table:table-cell office:value-type="float" office:value="0.9417678">
                <text:p>0.94176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519245">
                <text:p>0.2519245</text:p>
              </table:table-cell>
              <table:table-cell office:value-type="float" office:value="0.9396184">
                <text:p>0.93961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80803">
                <text:p>0.2480803</text:p>
              </table:table-cell>
              <table:table-cell office:value-type="float" office:value="0.9431973">
                <text:p>0.94319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602943">
                <text:p>0.2602943</text:p>
              </table:table-cell>
              <table:table-cell office:value-type="float" office:value="0.9292627">
                <text:p>0.92926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590158">
                <text:p>0.2590158</text:p>
              </table:table-cell>
              <table:table-cell office:value-type="float" office:value="0.9310162">
                <text:p>0.93101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197413">
                <text:p>0.2197413</text:p>
              </table:table-cell>
              <table:table-cell office:value-type="float" office:value="0.9614726">
                <text:p>0.96147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78603">
                <text:p>0.2578603</text:p>
              </table:table-cell>
              <table:table-cell office:value-type="float" office:value="0.9322568">
                <text:p>0.93225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5035">
                <text:p>0.1265035</text:p>
              </table:table-cell>
              <table:table-cell office:value-type="float" office:value="0.9844214">
                <text:p>0.98442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604393">
                <text:p>0.2604393</text:p>
              </table:table-cell>
              <table:table-cell office:value-type="float" office:value="0.9290831">
                <text:p>0.92908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418744">
                <text:p>0.2418744</text:p>
              </table:table-cell>
              <table:table-cell office:value-type="float" office:value="0.9485817">
                <text:p>0.94858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91972">
                <text:p>0.2591972</text:p>
              </table:table-cell>
              <table:table-cell office:value-type="float" office:value="0.9305943">
                <text:p>0.93059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01779">
                <text:p>0.2201779</text:p>
              </table:table-cell>
              <table:table-cell office:value-type="float" office:value="0.9611502">
                <text:p>0.96115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442997">
                <text:p>0.2442997</text:p>
              </table:table-cell>
              <table:table-cell office:value-type="float" office:value="0.9462393">
                <text:p>0.94623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145591">
                <text:p>0.2145591</text:p>
              </table:table-cell>
              <table:table-cell office:value-type="float" office:value="0.9637476">
                <text:p>0.96374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576972">
                <text:p>0.2576972</text:p>
              </table:table-cell>
              <table:table-cell office:value-type="float" office:value="0.9326292">
                <text:p>0.93262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536091">
                <text:p>0.2536091</text:p>
              </table:table-cell>
              <table:table-cell office:value-type="float" office:value="0.9377035">
                <text:p>0.93770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8078048">
                <text:p>0.08078048</text:p>
              </table:table-cell>
              <table:table-cell office:value-type="float" office:value="0.9923318">
                <text:p>0.99233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335021">
                <text:p>0.01335021</text:p>
              </table:table-cell>
              <table:table-cell office:value-type="float" office:value="0.9992583">
                <text:p>0.99925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411424">
                <text:p>0.2411424</text:p>
              </table:table-cell>
              <table:table-cell office:value-type="float" office:value="0.9495129">
                <text:p>0.94951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46657">
                <text:p>0.246657</text:p>
              </table:table-cell>
              <table:table-cell office:value-type="float" office:value="0.9440239">
                <text:p>0.94402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396587">
                <text:p>0.2396587</text:p>
              </table:table-cell>
              <table:table-cell office:value-type="float" office:value="0.9504717">
                <text:p>0.95047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8140196">
                <text:p>0.08140196</text:p>
              </table:table-cell>
              <table:table-cell office:value-type="float" office:value="0.9913885">
                <text:p>0.99138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472912">
                <text:p>0.2472912</text:p>
              </table:table-cell>
              <table:table-cell office:value-type="float" office:value="0.9434087">
                <text:p>0.94340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08738">
                <text:p>0.2508738</text:p>
              </table:table-cell>
              <table:table-cell office:value-type="float" office:value="0.9412021">
                <text:p>0.9412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55409">
                <text:p>0.2455409</text:p>
              </table:table-cell>
              <table:table-cell office:value-type="float" office:value="0.9453704">
                <text:p>0.94537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184352">
                <text:p>0.08184352</text:p>
              </table:table-cell>
              <table:table-cell office:value-type="float" office:value="0.9905009">
                <text:p>0.99050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277208">
                <text:p>0.2277208</text:p>
              </table:table-cell>
              <table:table-cell office:value-type="float" office:value="0.9581063">
                <text:p>0.95810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381741">
                <text:p>0.2381741</text:p>
              </table:table-cell>
              <table:table-cell office:value-type="float" office:value="0.9507636">
                <text:p>0.9507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61058">
                <text:p>0.1961058</text:p>
              </table:table-cell>
              <table:table-cell office:value-type="float" office:value="0.9706921">
                <text:p>0.97069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464159">
                <text:p>0.2464159</text:p>
              </table:table-cell>
              <table:table-cell office:value-type="float" office:value="0.9446833">
                <text:p>0.94468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140196">
                <text:p>0.08140196</text:p>
              </table:table-cell>
              <table:table-cell office:value-type="float" office:value="0.9913885">
                <text:p>0.99138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06116">
                <text:p>0.1906116</text:p>
              </table:table-cell>
              <table:table-cell office:value-type="float" office:value="0.9722948">
                <text:p>0.97229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18744">
                <text:p>0.2418744</text:p>
              </table:table-cell>
              <table:table-cell office:value-type="float" office:value="0.9485817">
                <text:p>0.9485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04159">
                <text:p>0.1804159</text:p>
              </table:table-cell>
              <table:table-cell office:value-type="float" office:value="0.9754496">
                <text:p>0.97544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13961">
                <text:p>0.1813961</text:p>
              </table:table-cell>
              <table:table-cell office:value-type="float" office:value="0.9753959">
                <text:p>0.97539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60108">
                <text:p>0.260108</text:p>
              </table:table-cell>
              <table:table-cell office:value-type="float" office:value="0.9303414">
                <text:p>0.93034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83338">
                <text:p>0.2283338</text:p>
              </table:table-cell>
              <table:table-cell office:value-type="float" office:value="0.9568487">
                <text:p>0.95684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190958">
                <text:p>0.2190958</text:p>
              </table:table-cell>
              <table:table-cell office:value-type="float" office:value="0.9618812">
                <text:p>0.96188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114696">
                <text:p>0.2114696</text:p>
              </table:table-cell>
              <table:table-cell office:value-type="float" office:value="0.9651153">
                <text:p>0.96511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174825">
                <text:p>0.01174825</text:p>
              </table:table-cell>
              <table:table-cell office:value-type="float" office:value="0.9994602">
                <text:p>0.9994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31812">
                <text:p>0.231812</text:p>
              </table:table-cell>
              <table:table-cell office:value-type="float" office:value="0.9560228">
                <text:p>0.95602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440106">
                <text:p>0.2440106</text:p>
              </table:table-cell>
              <table:table-cell office:value-type="float" office:value="0.9467223">
                <text:p>0.94672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83647">
                <text:p>0.2583647</text:p>
              </table:table-cell>
              <table:table-cell office:value-type="float" office:value="0.9316352">
                <text:p>0.93163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18699">
                <text:p>0.1918699</text:p>
              </table:table-cell>
              <table:table-cell office:value-type="float" office:value="0.9719329">
                <text:p>0.97193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430382">
                <text:p>0.2430382</text:p>
              </table:table-cell>
              <table:table-cell office:value-type="float" office:value="0.9475402">
                <text:p>0.94754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11424">
                <text:p>0.2411424</text:p>
              </table:table-cell>
              <table:table-cell office:value-type="float" office:value="0.9495129">
                <text:p>0.94951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676699">
                <text:p>0.04676699</text:p>
              </table:table-cell>
              <table:table-cell office:value-type="float" office:value="0.9964321">
                <text:p>0.99643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49893">
                <text:p>0.249893</text:p>
              </table:table-cell>
              <table:table-cell office:value-type="float" office:value="0.9414415">
                <text:p>0.94144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58434">
                <text:p>0.258434</text:p>
              </table:table-cell>
              <table:table-cell office:value-type="float" office:value="0.9315498">
                <text:p>0.93154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34316">
                <text:p>0.2434316</text:p>
              </table:table-cell>
              <table:table-cell office:value-type="float" office:value="0.947335">
                <text:p>0.9473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470107">
                <text:p>0.2470107</text:p>
              </table:table-cell>
              <table:table-cell office:value-type="float" office:value="0.9437617">
                <text:p>0.94376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42524">
                <text:p>0.1242524</text:p>
              </table:table-cell>
              <table:table-cell office:value-type="float" office:value="0.9858727">
                <text:p>0.98587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531123">
                <text:p>0.2531123</text:p>
              </table:table-cell>
              <table:table-cell office:value-type="float" office:value="0.9381385">
                <text:p>0.93813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567852">
                <text:p>0.2567852</text:p>
              </table:table-cell>
              <table:table-cell office:value-type="float" office:value="0.9337551">
                <text:p>0.93375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110735">
                <text:p>0.2110735</text:p>
              </table:table-cell>
              <table:table-cell office:value-type="float" office:value="0.9656245">
                <text:p>0.96562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37289">
                <text:p>0.2437289</text:p>
              </table:table-cell>
              <table:table-cell office:value-type="float" office:value="0.9469619">
                <text:p>0.94696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55409">
                <text:p>0.2455409</text:p>
              </table:table-cell>
              <table:table-cell office:value-type="float" office:value="0.9453704">
                <text:p>0.94537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396587">
                <text:p>0.2396587</text:p>
              </table:table-cell>
              <table:table-cell office:value-type="float" office:value="0.9504717">
                <text:p>0.95047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82162">
                <text:p>0.2282162</text:p>
              </table:table-cell>
              <table:table-cell office:value-type="float" office:value="0.9574806">
                <text:p>0.95748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499654">
                <text:p>0.2499654</text:p>
              </table:table-cell>
              <table:table-cell office:value-type="float" office:value="0.9412491">
                <text:p>0.94124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510071">
                <text:p>0.2510071</text:p>
              </table:table-cell>
              <table:table-cell office:value-type="float" office:value="0.9406671">
                <text:p>0.94066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574693">
                <text:p>0.2574693</text:p>
              </table:table-cell>
              <table:table-cell office:value-type="float" office:value="0.9333851">
                <text:p>0.93338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029526">
                <text:p>0.2029526</text:p>
              </table:table-cell>
              <table:table-cell office:value-type="float" office:value="0.9686999">
                <text:p>0.96869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60108">
                <text:p>0.260108</text:p>
              </table:table-cell>
              <table:table-cell office:value-type="float" office:value="0.9303414">
                <text:p>0.93034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033173">
                <text:p>0.2033173</text:p>
              </table:table-cell>
              <table:table-cell office:value-type="float" office:value="0.9684198">
                <text:p>0.96841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110735">
                <text:p>0.2110735</text:p>
              </table:table-cell>
              <table:table-cell office:value-type="float" office:value="0.9656245">
                <text:p>0.96562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034941">
                <text:p>0.2034941</text:p>
              </table:table-cell>
              <table:table-cell office:value-type="float" office:value="0.9679813">
                <text:p>0.96798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078863">
                <text:p>0.2078863</text:p>
              </table:table-cell>
              <table:table-cell office:value-type="float" office:value="0.9666151">
                <text:p>0.96661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768139">
                <text:p>0.1768139</text:p>
              </table:table-cell>
              <table:table-cell office:value-type="float" office:value="0.9758213">
                <text:p>0.97582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244276">
                <text:p>0.1244276</text:p>
              </table:table-cell>
              <table:table-cell office:value-type="float" office:value="0.9851559">
                <text:p>0.98515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464159">
                <text:p>0.2464159</text:p>
              </table:table-cell>
              <table:table-cell office:value-type="float" office:value="0.9446833">
                <text:p>0.94468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138119">
                <text:p>0.2138119</text:p>
              </table:table-cell>
              <table:table-cell office:value-type="float" office:value="0.9640782">
                <text:p>0.96407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568211">
                <text:p>0.2568211</text:p>
              </table:table-cell>
              <table:table-cell office:value-type="float" office:value="0.9337108">
                <text:p>0.93371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364937">
                <text:p>0.2364937</text:p>
              </table:table-cell>
              <table:table-cell office:value-type="float" office:value="0.9525531">
                <text:p>0.9525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155361">
                <text:p>0.02155361</text:p>
              </table:table-cell>
              <table:table-cell office:value-type="float" office:value="0.9978527">
                <text:p>0.99785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653822">
                <text:p>0.1653822</text:p>
              </table:table-cell>
              <table:table-cell office:value-type="float" office:value="0.9778993">
                <text:p>0.97789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535557">
                <text:p>0.2535557</text:p>
              </table:table-cell>
              <table:table-cell office:value-type="float" office:value="0.9381234">
                <text:p>0.93812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574693">
                <text:p>0.2574693</text:p>
              </table:table-cell>
              <table:table-cell office:value-type="float" office:value="0.9333851">
                <text:p>0.93338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480803">
                <text:p>0.2480803</text:p>
              </table:table-cell>
              <table:table-cell office:value-type="float" office:value="0.9431973">
                <text:p>0.94319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41752">
                <text:p>0.141752</text:p>
              </table:table-cell>
              <table:table-cell office:value-type="float" office:value="0.9823201">
                <text:p>0.98232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510071">
                <text:p>0.2510071</text:p>
              </table:table-cell>
              <table:table-cell office:value-type="float" office:value="0.9406671">
                <text:p>0.9406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